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6d78d1" officeooo:paragraph-rsid="006d78d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eb0dd5" officeooo:paragraph-rsid="00eb0dd5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style="normal" fo:font-weight="bold" officeooo:paragraph-rsid="0075c7db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officeooo:paragraph-rsid="000fecca"/>
    </style:style>
    <style:style style:name="P15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6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7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18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19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0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1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2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3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4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5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0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1" style:family="paragraph" style:parent-style-name="Standard">
      <style:text-properties fo:font-style="normal" officeooo:paragraph-rsid="00751d17" style:font-style-asian="normal" style:font-style-complex="normal"/>
    </style:style>
    <style:style style:name="P32" style:family="paragraph" style:parent-style-name="Standard">
      <style:text-properties fo:font-style="normal" officeooo:paragraph-rsid="006f66ec" style:font-style-asian="normal" style:font-style-complex="normal"/>
    </style:style>
    <style:style style:name="P33" style:family="paragraph" style:parent-style-name="Standard">
      <style:text-properties fo:font-style="normal" officeooo:paragraph-rsid="00793c0d" style:font-style-asian="normal" style:font-style-complex="normal"/>
    </style:style>
    <style:style style:name="P34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5" style:family="paragraph" style:parent-style-name="Standard">
      <style:text-properties fo:font-style="normal" officeooo:paragraph-rsid="005f2637" style:font-style-asian="normal" style:font-style-complex="normal"/>
    </style:style>
    <style:style style:name="P36" style:family="paragraph" style:parent-style-name="Standard">
      <style:text-properties fo:font-style="normal" officeooo:paragraph-rsid="00644350" style:font-style-asian="normal" style:font-style-complex="normal"/>
    </style:style>
    <style:style style:name="P37" style:family="paragraph" style:parent-style-name="Standard">
      <style:text-properties fo:font-style="normal" officeooo:rsid="00684bfc" officeooo:paragraph-rsid="00684bfc" style:font-style-asian="normal" style:font-style-complex="normal"/>
    </style:style>
    <style:style style:name="P38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39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40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41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2" style:family="paragraph" style:parent-style-name="Standard">
      <style:text-properties fo:font-style="normal" officeooo:rsid="007b2101" officeooo:paragraph-rsid="007b2101" style:font-style-asian="normal" style:font-style-complex="normal"/>
    </style:style>
    <style:style style:name="P43" style:family="paragraph" style:parent-style-name="Standard">
      <style:text-properties fo:font-style="normal" officeooo:rsid="007b2101" officeooo:paragraph-rsid="00793c0d" style:font-style-asian="normal" style:font-style-complex="normal"/>
    </style:style>
    <style:style style:name="P44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5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6" style:family="paragraph" style:parent-style-name="Standard">
      <style:paragraph-properties fo:line-height="115%"/>
      <style:text-properties fo:font-style="normal" officeooo:rsid="00819260" officeooo:paragraph-rsid="00819260" style:font-style-asian="normal" style:font-style-complex="normal"/>
    </style:style>
    <style:style style:name="P47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48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49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50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51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52" style:family="paragraph" style:parent-style-name="Standard">
      <style:text-properties fo:font-style="normal" officeooo:paragraph-rsid="00939859" style:font-style-asian="normal" style:font-style-complex="normal"/>
    </style:style>
    <style:style style:name="P53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4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5" style:family="paragraph" style:parent-style-name="Standard">
      <style:text-properties fo:font-style="normal" officeooo:paragraph-rsid="00956521" style:font-style-asian="normal" style:font-style-complex="normal"/>
    </style:style>
    <style:style style:name="P56" style:family="paragraph" style:parent-style-name="Standard">
      <style:text-properties fo:font-style="normal" officeooo:rsid="00879de3" officeooo:paragraph-rsid="00879de3" style:font-style-asian="normal" style:font-style-complex="normal"/>
    </style:style>
    <style:style style:name="P57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58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59" style:family="paragraph" style:parent-style-name="Standard">
      <style:text-properties fo:font-style="normal" officeooo:rsid="009f187e" officeooo:paragraph-rsid="009f187e" style:font-style-asian="normal" style:font-style-complex="normal"/>
    </style:style>
    <style:style style:name="P60" style:family="paragraph" style:parent-style-name="Standard">
      <style:text-properties fo:font-style="normal" officeooo:rsid="00a1e031" style:font-style-asian="normal" style:font-style-complex="normal"/>
    </style:style>
    <style:style style:name="P61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62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63" style:family="paragraph" style:parent-style-name="Standard">
      <style:text-properties fo:font-style="normal" officeooo:rsid="00a6f347" officeooo:paragraph-rsid="00a8ca1b" style:font-style-asian="normal" style:font-style-complex="normal"/>
    </style:style>
    <style:style style:name="P64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65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6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67" style:family="paragraph" style:parent-style-name="Standard">
      <style:text-properties fo:font-style="normal" officeooo:rsid="00ad6801" officeooo:paragraph-rsid="00ad6801" style:font-style-asian="normal" style:font-style-complex="normal"/>
    </style:style>
    <style:style style:name="P68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69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70" style:family="paragraph" style:parent-style-name="Standard">
      <style:paragraph-properties fo:line-height="115%"/>
      <style:text-properties fo:font-style="normal" officeooo:rsid="00bc5e43" officeooo:paragraph-rsid="00c12d1c" style:font-style-asian="normal" style:font-style-complex="normal"/>
    </style:style>
    <style:style style:name="P71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72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73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74" style:family="paragraph" style:parent-style-name="Standard">
      <style:paragraph-properties fo:line-height="115%"/>
      <style:text-properties fo:font-style="normal" officeooo:rsid="00c2c999" officeooo:paragraph-rsid="00c2c999" style:font-style-asian="normal" style:font-style-complex="normal"/>
    </style:style>
    <style:style style:name="P75" style:family="paragraph" style:parent-style-name="Standard">
      <style:text-properties fo:font-style="normal" officeooo:paragraph-rsid="00c2c999" style:font-style-asian="normal" style:font-style-complex="normal"/>
    </style:style>
    <style:style style:name="P76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77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78" style:family="paragraph" style:parent-style-name="Standard">
      <style:text-properties fo:font-style="normal" officeooo:rsid="00dd44af" officeooo:paragraph-rsid="00dd44af" style:font-style-asian="normal" style:font-style-complex="normal"/>
    </style:style>
    <style:style style:name="P79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80" style:family="paragraph" style:parent-style-name="Standard">
      <style:text-properties fo:font-style="normal" officeooo:rsid="00c495da" officeooo:paragraph-rsid="00c50878" style:font-style-asian="normal" style:font-style-complex="normal"/>
    </style:style>
    <style:style style:name="P81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82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83" style:family="paragraph" style:parent-style-name="Standard">
      <style:text-properties fo:font-style="normal" officeooo:rsid="00fdd6a8" officeooo:paragraph-rsid="00fdd6a8" style:font-style-asian="normal" style:font-style-complex="normal"/>
    </style:style>
    <style:style style:name="P84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85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86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87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88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89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90" style:family="paragraph" style:parent-style-name="Standard">
      <style:paragraph-properties fo:line-height="115%"/>
      <style:text-properties fo:font-style="normal" officeooo:rsid="010da598" officeooo:paragraph-rsid="010f5523" style:font-style-asian="normal" style:font-style-complex="normal"/>
    </style:style>
    <style:style style:name="P91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92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93" style:family="paragraph" style:parent-style-name="Standard">
      <style:text-properties fo:font-style="normal" officeooo:paragraph-rsid="01148430" style:font-style-asian="normal" style:font-style-complex="normal"/>
    </style:style>
    <style:style style:name="P94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95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96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97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98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99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100" style:family="paragraph" style:parent-style-name="Standard">
      <style:text-properties fo:font-style="normal" officeooo:paragraph-rsid="01190d75" style:font-style-asian="normal" style:font-style-complex="normal"/>
    </style:style>
    <style:style style:name="P101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102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style:text-underline-style="none" fo:font-weight="normal" officeooo:rsid="0056d959" officeooo:paragraph-rsid="00254a2e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line-height="115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09" style:family="paragraph" style:parent-style-name="Standard"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line-height="115%"/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17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18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style:text-underline-style="none" fo:font-weight="normal" officeooo:rsid="08ad15c9" officeooo:paragraph-rsid="002f336e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style:text-underline-style="none" fo:font-weight="normal" officeooo:rsid="010db770" officeooo:paragraph-rsid="004450ff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26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27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28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29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30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3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32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33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34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35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36" style:family="paragraph" style:parent-style-name="Standard">
      <style:text-properties fo:font-style="normal" fo:font-weight="bold" officeooo:paragraph-rsid="00793c0d" style:font-style-asian="normal" style:font-weight-asian="bold" style:font-style-complex="normal" style:font-weight-complex="bold"/>
    </style:style>
    <style:style style:name="P137" style:family="paragraph" style:parent-style-name="Standard">
      <style:text-properties fo:font-style="normal" fo:font-weight="bold" officeooo:paragraph-rsid="007b2101" style:font-style-asian="normal" style:font-weight-asian="bold" style:font-style-complex="normal" style:font-weight-complex="bold"/>
    </style:style>
    <style:style style:name="P138" style:family="paragraph" style:parent-style-name="Standard">
      <style:text-properties fo:font-style="normal" fo:font-weight="bold" officeooo:rsid="007ca694" officeooo:paragraph-rsid="007ca694" style:font-style-asian="normal" style:font-weight-asian="bold" style:font-style-complex="normal" style:font-weight-complex="bold"/>
    </style:style>
    <style:style style:name="P139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40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41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42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43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44" style:family="paragraph" style:parent-style-name="Standard">
      <style:text-properties fo:font-style="normal" fo:font-weight="bold" officeooo:rsid="00d459e3" officeooo:paragraph-rsid="00d459e3" style:font-style-asian="normal" style:font-weight-asian="bold" style:font-style-complex="normal" style:font-weight-complex="bold"/>
    </style:style>
    <style:style style:name="P145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46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47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48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49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50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151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52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53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5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55" style:family="paragraph" style:parent-style-name="Standard">
      <style:text-properties fo:font-style="normal" fo:font-weight="normal" officeooo:paragraph-rsid="007b2101" style:font-style-asian="normal" style:font-weight-asian="normal" style:font-style-complex="normal" style:font-weight-complex="normal"/>
    </style:style>
    <style:style style:name="P156" style:family="paragraph" style:parent-style-name="Standard">
      <style:text-properties fo:font-style="normal" fo:font-weight="normal" officeooo:rsid="007ca694" officeooo:paragraph-rsid="007ca694" style:font-style-asian="normal" style:font-weight-asian="normal" style:font-style-complex="normal" style:font-weight-complex="normal"/>
    </style:style>
    <style:style style:name="P157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158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159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160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61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62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163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164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165" style:family="paragraph" style:parent-style-name="Standard">
      <style:text-properties fo:font-style="normal" fo:font-weight="normal" officeooo:rsid="00cfa052" officeooo:paragraph-rsid="00d04e1a" style:font-style-asian="normal" style:font-weight-asian="normal" style:font-style-complex="normal" style:font-weight-complex="normal"/>
    </style:style>
    <style:style style:name="P166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167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168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169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170" style:family="paragraph" style:parent-style-name="Standard">
      <style:text-properties fo:font-style="normal" fo:font-weight="normal" officeooo:rsid="00da4eed" officeooo:paragraph-rsid="00dbe75c" style:font-style-asian="normal" style:font-weight-asian="normal" style:font-style-complex="normal" style:font-weight-complex="normal"/>
    </style:style>
    <style:style style:name="P171" style:family="paragraph" style:parent-style-name="Standard">
      <style:text-properties fo:font-style="normal" fo:font-weight="normal" officeooo:rsid="00da4eed" officeooo:paragraph-rsid="00ec9cc0" style:font-style-asian="normal" style:font-weight-asian="normal" style:font-style-complex="normal" style:font-weight-complex="normal"/>
    </style:style>
    <style:style style:name="P172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173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174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175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176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177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178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179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180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181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182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183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184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185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186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187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188" style:family="paragraph" style:parent-style-name="Standard">
      <style:text-properties officeooo:paragraph-rsid="00134990"/>
    </style:style>
    <style:style style:name="P189" style:family="paragraph" style:parent-style-name="Standard">
      <style:text-properties fo:font-style="italic" style:font-style-asian="italic" style:font-style-complex="italic"/>
    </style:style>
    <style:style style:name="P190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191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192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193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194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195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196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197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198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199" style:family="paragraph" style:parent-style-name="Standard">
      <style:text-properties fo:font-style="italic" officeooo:paragraph-rsid="0057ec24" style:font-style-asian="italic" style:font-style-complex="italic"/>
    </style:style>
    <style:style style:name="P200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01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02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03" style:family="paragraph" style:parent-style-name="Standard">
      <style:text-properties fo:font-style="italic" officeooo:paragraph-rsid="005f2637" style:font-style-asian="italic" style:font-style-complex="italic"/>
    </style:style>
    <style:style style:name="P204" style:family="paragraph" style:parent-style-name="Standard">
      <style:text-properties fo:font-style="italic" officeooo:paragraph-rsid="00644350" style:font-style-asian="italic" style:font-style-complex="italic"/>
    </style:style>
    <style:style style:name="P205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06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07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08" style:family="paragraph" style:parent-style-name="Standard">
      <style:text-properties fo:font-style="italic" officeooo:paragraph-rsid="00684bfc" style:font-style-asian="italic" style:font-style-complex="italic"/>
    </style:style>
    <style:style style:name="P209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10" style:family="paragraph" style:parent-style-name="Standard">
      <style:text-properties fo:font-style="italic" officeooo:paragraph-rsid="006f66ec" style:font-style-asian="italic" style:font-style-complex="italic"/>
    </style:style>
    <style:style style:name="P211" style:family="paragraph" style:parent-style-name="Standard">
      <style:text-properties fo:font-style="italic" officeooo:paragraph-rsid="0071baff" style:font-style-asian="italic" style:font-style-complex="italic"/>
    </style:style>
    <style:style style:name="P212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13" style:family="paragraph" style:parent-style-name="Standard">
      <style:text-properties fo:font-style="italic" officeooo:paragraph-rsid="00751d17" style:font-style-asian="italic" style:font-style-complex="italic"/>
    </style:style>
    <style:style style:name="P214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15" style:family="paragraph" style:parent-style-name="Standard">
      <style:text-properties fo:font-style="italic" officeooo:paragraph-rsid="00793c0d" style:font-style-asian="italic" style:font-style-complex="italic"/>
    </style:style>
    <style:style style:name="P216" style:family="paragraph" style:parent-style-name="Standard">
      <style:text-properties fo:font-style="italic" officeooo:paragraph-rsid="007b2101" style:font-style-asian="italic" style:font-style-complex="italic"/>
    </style:style>
    <style:style style:name="P217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18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19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20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21" style:family="paragraph" style:parent-style-name="Standard">
      <style:text-properties fo:font-style="italic" officeooo:rsid="007b2101" officeooo:paragraph-rsid="007b2101" style:font-style-asian="italic" style:font-style-complex="italic"/>
    </style:style>
    <style:style style:name="P222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23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24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25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26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27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28" style:family="paragraph" style:parent-style-name="Standard">
      <style:text-properties fo:font-style="italic" officeooo:paragraph-rsid="008eb3ea" style:font-style-asian="italic" style:font-style-complex="italic"/>
    </style:style>
    <style:style style:name="P229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30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31" style:family="paragraph" style:parent-style-name="Standard">
      <style:text-properties fo:font-style="italic" officeooo:paragraph-rsid="00939859" style:font-style-asian="italic" style:font-style-complex="italic"/>
    </style:style>
    <style:style style:name="P232" style:family="paragraph" style:parent-style-name="Standard">
      <style:text-properties fo:font-style="italic" officeooo:paragraph-rsid="00971224" style:font-style-asian="italic" style:font-style-complex="italic"/>
    </style:style>
    <style:style style:name="P233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34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35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36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37" style:family="paragraph" style:parent-style-name="Standard">
      <style:text-properties fo:font-style="italic" officeooo:paragraph-rsid="00a6f347" style:font-style-asian="italic" style:font-style-complex="italic"/>
    </style:style>
    <style:style style:name="P238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239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240" style:family="paragraph" style:parent-style-name="Standard">
      <style:text-properties fo:font-style="italic" officeooo:paragraph-rsid="00acfb9d" style:font-style-asian="italic" style:font-style-complex="italic"/>
    </style:style>
    <style:style style:name="P241" style:family="paragraph" style:parent-style-name="Standard">
      <style:text-properties fo:font-style="italic" officeooo:paragraph-rsid="00b41267" style:font-style-asian="italic" style:font-style-complex="italic"/>
    </style:style>
    <style:style style:name="P242" style:family="paragraph" style:parent-style-name="Standard">
      <style:paragraph-properties fo:line-height="100%"/>
      <style:text-properties fo:font-style="italic" officeooo:rsid="00ba819c" officeooo:paragraph-rsid="00bdd473" style:font-style-asian="italic" style:font-style-complex="italic"/>
    </style:style>
    <style:style style:name="P243" style:family="paragraph" style:parent-style-name="Standard">
      <style:text-properties fo:font-style="italic" officeooo:paragraph-rsid="00ba819c" style:font-style-asian="italic" style:font-style-complex="italic"/>
    </style:style>
    <style:style style:name="P244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245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246" style:family="paragraph" style:parent-style-name="Standard">
      <style:text-properties fo:font-style="italic" officeooo:rsid="00bdd473" officeooo:paragraph-rsid="00bc5e43" style:font-style-asian="italic" style:font-style-complex="italic"/>
    </style:style>
    <style:style style:name="P247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248" style:family="paragraph" style:parent-style-name="Standard">
      <style:text-properties fo:font-style="italic" officeooo:paragraph-rsid="00c2c999" style:font-style-asian="italic" style:font-style-complex="italic"/>
    </style:style>
    <style:style style:name="P249" style:family="paragraph" style:parent-style-name="Standard">
      <style:text-properties fo:font-style="italic" officeooo:paragraph-rsid="00c50878" style:font-style-asian="italic" style:font-style-complex="italic"/>
    </style:style>
    <style:style style:name="P250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251" style:family="paragraph" style:parent-style-name="Standard">
      <style:text-properties fo:font-style="italic" officeooo:paragraph-rsid="00dd44af" style:font-style-asian="italic" style:font-style-complex="italic"/>
    </style:style>
    <style:style style:name="P252" style:family="paragraph" style:parent-style-name="Standard">
      <style:text-properties fo:font-style="italic" officeooo:paragraph-rsid="00f4c6c5" style:font-style-asian="italic" style:font-style-complex="italic"/>
    </style:style>
    <style:style style:name="P253" style:family="paragraph" style:parent-style-name="Standard">
      <style:text-properties fo:font-style="italic" officeooo:paragraph-rsid="00fc67ff" style:font-style-asian="italic" style:font-style-complex="italic"/>
    </style:style>
    <style:style style:name="P254" style:family="paragraph" style:parent-style-name="Standard">
      <style:text-properties fo:font-style="italic" officeooo:paragraph-rsid="00fdd3aa" style:font-style-asian="italic" style:font-style-complex="italic"/>
    </style:style>
    <style:style style:name="P255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256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257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258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259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260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261" style:family="paragraph" style:parent-style-name="Standard">
      <style:text-properties fo:font-style="italic" officeooo:paragraph-rsid="01148430" style:font-style-asian="italic" style:font-style-complex="italic"/>
    </style:style>
    <style:style style:name="P262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263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264" style:family="paragraph" style:parent-style-name="Standard">
      <style:text-properties fo:font-style="italic" officeooo:paragraph-rsid="01190d75" style:font-style-asian="italic" style:font-style-complex="italic"/>
    </style:style>
    <style:style style:name="P265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266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267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268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269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270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271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272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273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274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275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276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277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278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279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280" style:family="paragraph" style:parent-style-name="Standard">
      <style:text-properties fo:font-style="italic" style:text-underline-style="none" fo:font-weight="normal" officeooo:rsid="00d77d7d" officeooo:paragraph-rsid="0057ec24" style:font-style-asian="italic" style:font-weight-asian="normal" style:font-style-complex="italic" style:font-weight-complex="normal"/>
    </style:style>
    <style:style style:name="P281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282" style:family="paragraph" style:parent-style-name="Standard">
      <style:text-properties fo:font-style="italic" style:text-underline-style="none" fo:font-weight="normal" officeooo:rsid="00432526" officeooo:paragraph-rsid="00432526" style:font-style-asian="italic" style:font-weight-asian="normal" style:font-style-complex="italic" style:font-weight-complex="normal"/>
    </style:style>
    <style:style style:name="P283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284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285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286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287" style:family="paragraph" style:parent-style-name="Standard">
      <style:text-properties fo:font-style="italic" style:text-underline-style="none" officeooo:rsid="00d2fc06" officeooo:paragraph-rsid="002f336e" style:font-style-asian="italic" style:font-style-complex="italic"/>
    </style:style>
    <style:style style:name="P288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289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290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29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92" style:family="paragraph" style:parent-style-name="Standard">
      <style:text-properties fo:font-style="italic" fo:font-weight="normal" officeooo:paragraph-rsid="0076848f" style:font-style-asian="italic" style:font-weight-asian="normal" style:font-style-complex="italic" style:font-weight-complex="normal"/>
    </style:style>
    <style:style style:name="P293" style:family="paragraph" style:parent-style-name="Standard">
      <style:text-properties fo:font-style="italic" fo:font-weight="normal" officeooo:paragraph-rsid="007b2101" style:font-style-asian="italic" style:font-weight-asian="normal" style:font-style-complex="italic" style:font-weight-complex="normal"/>
    </style:style>
    <style:style style:name="P294" style:family="paragraph" style:parent-style-name="Standard"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295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296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297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298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299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00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01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02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03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04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05" style:family="paragraph" style:parent-style-name="Standard">
      <style:text-properties fo:font-style="italic" fo:font-weight="normal" officeooo:rsid="00da4eed" officeooo:paragraph-rsid="00ec9cc0" style:font-style-asian="italic" style:font-weight-asian="normal" style:font-style-complex="italic" style:font-weight-complex="normal"/>
    </style:style>
    <style:style style:name="P306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07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308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09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10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11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12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13" style:family="paragraph" style:parent-style-name="Standard">
      <style:text-properties fo:font-style="italic" fo:font-weight="normal" officeooo:rsid="00fc67ff" officeooo:paragraph-rsid="00fdd3aa" style:font-style-asian="italic" style:font-weight-asian="normal" style:font-style-complex="italic" style:font-weight-complex="normal"/>
    </style:style>
    <style:style style:name="P314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15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16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17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318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319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320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321" style:family="paragraph" style:parent-style-name="Standard">
      <style:text-properties officeooo:paragraph-rsid="00154f37"/>
    </style:style>
    <style:style style:name="P322" style:family="paragraph" style:parent-style-name="Standard">
      <style:text-properties officeooo:paragraph-rsid="00186c3f"/>
    </style:style>
    <style:style style:name="P323" style:family="paragraph" style:parent-style-name="Standard">
      <style:text-properties officeooo:paragraph-rsid="0018e013"/>
    </style:style>
    <style:style style:name="P324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325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326" style:family="paragraph" style:parent-style-name="Standard">
      <style:text-properties officeooo:rsid="001c0ef5" officeooo:paragraph-rsid="001c0ef5"/>
    </style:style>
    <style:style style:name="P327" style:family="paragraph" style:parent-style-name="Standard">
      <style:text-properties officeooo:rsid="001c0ef5" officeooo:paragraph-rsid="00819260"/>
    </style:style>
    <style:style style:name="P328" style:family="paragraph" style:parent-style-name="Standard">
      <style:text-properties officeooo:rsid="001c5680" officeooo:paragraph-rsid="001c5680"/>
    </style:style>
    <style:style style:name="P329" style:family="paragraph" style:parent-style-name="Standard">
      <style:paragraph-properties fo:line-height="115%"/>
      <style:text-properties officeooo:rsid="001c5680" officeooo:paragraph-rsid="001c5680"/>
    </style:style>
    <style:style style:name="P330" style:family="paragraph" style:parent-style-name="Standard">
      <style:text-properties officeooo:paragraph-rsid="001c5680"/>
    </style:style>
    <style:style style:name="P331" style:family="paragraph" style:parent-style-name="Standard">
      <style:paragraph-properties fo:line-height="115%"/>
      <style:text-properties officeooo:paragraph-rsid="002ba0e7"/>
    </style:style>
    <style:style style:name="P332" style:family="paragraph" style:parent-style-name="Standard">
      <style:paragraph-properties fo:line-height="115%"/>
      <style:text-properties officeooo:paragraph-rsid="00819260"/>
    </style:style>
    <style:style style:name="P333" style:family="paragraph" style:parent-style-name="Standard">
      <style:paragraph-properties fo:line-height="115%"/>
      <style:text-properties officeooo:paragraph-rsid="0082c116"/>
    </style:style>
    <style:style style:name="P334" style:family="paragraph" style:parent-style-name="Standard">
      <style:paragraph-properties fo:line-height="115%"/>
      <style:text-properties officeooo:paragraph-rsid="008b54df"/>
    </style:style>
    <style:style style:name="P335" style:family="paragraph" style:parent-style-name="Standard">
      <style:paragraph-properties fo:line-height="115%"/>
      <style:text-properties officeooo:paragraph-rsid="00941a11"/>
    </style:style>
    <style:style style:name="P336" style:family="paragraph" style:parent-style-name="Standard">
      <style:paragraph-properties fo:line-height="115%"/>
      <style:text-properties officeooo:paragraph-rsid="009d5b59"/>
    </style:style>
    <style:style style:name="P337" style:family="paragraph" style:parent-style-name="Standard">
      <style:paragraph-properties fo:line-height="115%"/>
      <style:text-properties officeooo:paragraph-rsid="00a8ca1b"/>
    </style:style>
    <style:style style:name="P338" style:family="paragraph" style:parent-style-name="Standard">
      <style:paragraph-properties fo:line-height="100%"/>
      <style:text-properties officeooo:paragraph-rsid="00201bd5"/>
    </style:style>
    <style:style style:name="P339" style:family="paragraph" style:parent-style-name="Standard">
      <style:paragraph-properties fo:line-height="100%"/>
      <style:text-properties officeooo:paragraph-rsid="005b3d57"/>
    </style:style>
    <style:style style:name="P340" style:family="paragraph" style:parent-style-name="Standard">
      <style:paragraph-properties fo:line-height="100%"/>
      <style:text-properties officeooo:paragraph-rsid="005c5090"/>
    </style:style>
    <style:style style:name="P341" style:family="paragraph" style:parent-style-name="Standard">
      <style:paragraph-properties fo:line-height="100%"/>
      <style:text-properties officeooo:paragraph-rsid="005dfe09"/>
    </style:style>
    <style:style style:name="P342" style:family="paragraph" style:parent-style-name="Standard">
      <style:paragraph-properties fo:line-height="100%"/>
      <style:text-properties officeooo:paragraph-rsid="00bdd473"/>
    </style:style>
    <style:style style:name="P343" style:family="paragraph" style:parent-style-name="Standard">
      <style:paragraph-properties fo:line-height="100%"/>
      <style:text-properties officeooo:paragraph-rsid="01148430"/>
    </style:style>
    <style:style style:name="P344" style:family="paragraph" style:parent-style-name="Standard">
      <style:text-properties officeooo:paragraph-rsid="001e2fb9"/>
    </style:style>
    <style:style style:name="P345" style:family="paragraph" style:parent-style-name="Standard">
      <style:text-properties officeooo:paragraph-rsid="00201bd5"/>
    </style:style>
    <style:style style:name="P346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347" style:family="paragraph" style:parent-style-name="Standard">
      <style:text-properties officeooo:paragraph-rsid="0023a424"/>
    </style:style>
    <style:style style:name="P348" style:family="paragraph" style:parent-style-name="Standard">
      <style:text-properties officeooo:paragraph-rsid="00254a2e"/>
    </style:style>
    <style:style style:name="P349" style:family="paragraph" style:parent-style-name="Standard">
      <style:text-properties officeooo:paragraph-rsid="0029f907"/>
    </style:style>
    <style:style style:name="P350" style:family="paragraph" style:parent-style-name="Standard">
      <style:text-properties officeooo:rsid="00beb82f" officeooo:paragraph-rsid="005b3d57"/>
    </style:style>
    <style:style style:name="P351" style:family="paragraph" style:parent-style-name="Standard">
      <style:text-properties officeooo:rsid="00d9c9e4" officeooo:paragraph-rsid="00316632"/>
    </style:style>
    <style:style style:name="P352" style:family="paragraph" style:parent-style-name="Standard">
      <style:text-properties officeooo:paragraph-rsid="00316632"/>
    </style:style>
    <style:style style:name="P353" style:family="paragraph" style:parent-style-name="Standard">
      <style:text-properties officeooo:paragraph-rsid="003523e3"/>
    </style:style>
    <style:style style:name="P354" style:family="paragraph" style:parent-style-name="Standard">
      <style:text-properties style:use-window-font-color="true"/>
    </style:style>
    <style:style style:name="P355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356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357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358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359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360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361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362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363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36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365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366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367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368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369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370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371" style:family="paragraph" style:parent-style-name="Standard">
      <style:paragraph-properties fo:line-height="100%"/>
      <style:text-properties style:use-window-font-color="true" fo:font-style="italic" fo:font-weight="normal" officeooo:rsid="018105ab" officeooo:paragraph-rsid="005c5090" style:font-style-asian="italic" style:font-weight-asian="normal" style:font-style-complex="italic" style:font-weight-complex="normal"/>
    </style:style>
    <style:style style:name="P372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373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374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375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378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379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380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381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382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383" style:family="paragraph" style:parent-style-name="Standard"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384" style:family="paragraph" style:parent-style-name="Standard">
      <style:text-properties style:use-window-font-color="true" officeooo:rsid="007d92ff" officeooo:paragraph-rsid="007d92ff"/>
    </style:style>
    <style:style style:name="P385" style:family="paragraph" style:parent-style-name="Standard">
      <style:text-properties style:use-window-font-color="true" officeooo:paragraph-rsid="007d92ff"/>
    </style:style>
    <style:style style:name="P386" style:family="paragraph" style:parent-style-name="Standard">
      <style:text-properties officeooo:paragraph-rsid="003c1931"/>
    </style:style>
    <style:style style:name="P387" style:family="paragraph" style:parent-style-name="Standard">
      <style:text-properties officeooo:paragraph-rsid="003fcbcf"/>
    </style:style>
    <style:style style:name="P388" style:family="paragraph" style:parent-style-name="Standard">
      <style:text-properties officeooo:paragraph-rsid="00432526"/>
    </style:style>
    <style:style style:name="P389" style:family="paragraph" style:parent-style-name="Standard">
      <style:text-properties officeooo:paragraph-rsid="004566c5"/>
    </style:style>
    <style:style style:name="P390" style:family="paragraph" style:parent-style-name="Standard">
      <style:text-properties officeooo:paragraph-rsid="004b8029"/>
    </style:style>
    <style:style style:name="P391" style:family="paragraph" style:parent-style-name="Standard">
      <style:text-properties officeooo:paragraph-rsid="0050b57f"/>
    </style:style>
    <style:style style:name="P392" style:family="paragraph" style:parent-style-name="Standard">
      <style:text-properties officeooo:rsid="00523bf9" officeooo:paragraph-rsid="00523bf9"/>
    </style:style>
    <style:style style:name="P393" style:family="paragraph" style:parent-style-name="Standard">
      <style:text-properties officeooo:paragraph-rsid="0055a125"/>
    </style:style>
    <style:style style:name="P394" style:family="paragraph" style:parent-style-name="Standard">
      <style:text-properties officeooo:paragraph-rsid="00572cb0"/>
    </style:style>
    <style:style style:name="P395" style:family="paragraph" style:parent-style-name="Standard">
      <style:text-properties officeooo:paragraph-rsid="005c5090"/>
    </style:style>
    <style:style style:name="P396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397" style:family="paragraph" style:parent-style-name="Standard">
      <style:text-properties fo:font-weight="bold" style:font-weight-asian="bold" style:font-weight-complex="bold"/>
    </style:style>
    <style:style style:name="P398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399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400" style:family="paragraph" style:parent-style-name="Standard">
      <style:text-properties officeooo:rsid="001e2fb9" officeooo:paragraph-rsid="001e2fb9"/>
    </style:style>
    <style:style style:name="P401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402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403" style:family="paragraph" style:parent-style-name="Standard">
      <style:text-properties officeooo:paragraph-rsid="005f2637"/>
    </style:style>
    <style:style style:name="P404" style:family="paragraph" style:parent-style-name="Standard">
      <style:text-properties officeooo:rsid="005fb5cb" officeooo:paragraph-rsid="005fb5cb"/>
    </style:style>
    <style:style style:name="P405" style:family="paragraph" style:parent-style-name="Standard">
      <style:text-properties officeooo:paragraph-rsid="00607814"/>
    </style:style>
    <style:style style:name="P406" style:family="paragraph" style:parent-style-name="Standard">
      <style:text-properties officeooo:paragraph-rsid="0063f681"/>
    </style:style>
    <style:style style:name="P407" style:family="paragraph" style:parent-style-name="Standard">
      <style:text-properties officeooo:rsid="00644350" officeooo:paragraph-rsid="00644350"/>
    </style:style>
    <style:style style:name="P408" style:family="paragraph" style:parent-style-name="Standard">
      <style:text-properties officeooo:paragraph-rsid="00644350"/>
    </style:style>
    <style:style style:name="P409" style:family="paragraph" style:parent-style-name="Standard">
      <style:text-properties officeooo:paragraph-rsid="006579dd"/>
    </style:style>
    <style:style style:name="P410" style:family="paragraph" style:parent-style-name="Standard">
      <style:text-properties officeooo:paragraph-rsid="0066c57e"/>
    </style:style>
    <style:style style:name="P411" style:family="paragraph" style:parent-style-name="Standard">
      <style:text-properties officeooo:paragraph-rsid="0069643a"/>
    </style:style>
    <style:style style:name="P412" style:family="paragraph" style:parent-style-name="Standard">
      <style:text-properties officeooo:paragraph-rsid="0069ae1a"/>
    </style:style>
    <style:style style:name="P413" style:family="paragraph" style:parent-style-name="Standard">
      <style:text-properties officeooo:rsid="006f66ec" officeooo:paragraph-rsid="006f66ec"/>
    </style:style>
    <style:style style:name="P414" style:family="paragraph" style:parent-style-name="Standard">
      <style:text-properties officeooo:paragraph-rsid="006f66ec"/>
    </style:style>
    <style:style style:name="P415" style:family="paragraph" style:parent-style-name="Standard">
      <style:text-properties officeooo:paragraph-rsid="0071baff"/>
    </style:style>
    <style:style style:name="P416" style:family="paragraph" style:parent-style-name="Standard">
      <style:text-properties officeooo:rsid="0072cdc4" officeooo:paragraph-rsid="00751d17"/>
    </style:style>
    <style:style style:name="P417" style:family="paragraph" style:parent-style-name="Standard">
      <style:text-properties officeooo:paragraph-rsid="00751d17"/>
    </style:style>
    <style:style style:name="P418" style:family="paragraph" style:parent-style-name="Standard">
      <style:text-properties officeooo:rsid="00793c0d" officeooo:paragraph-rsid="00793c0d"/>
    </style:style>
    <style:style style:name="P419" style:family="paragraph" style:parent-style-name="Standard">
      <style:paragraph-properties fo:line-height="115%"/>
      <style:text-properties officeooo:rsid="00793c0d" officeooo:paragraph-rsid="00793c0d"/>
    </style:style>
    <style:style style:name="P420" style:family="paragraph" style:parent-style-name="Standard">
      <style:text-properties officeooo:rsid="00793c0d" officeooo:paragraph-rsid="007b2101"/>
    </style:style>
    <style:style style:name="P421" style:family="paragraph" style:parent-style-name="Standard">
      <style:text-properties officeooo:paragraph-rsid="00793c0d"/>
    </style:style>
    <style:style style:name="P422" style:family="paragraph" style:parent-style-name="Standard">
      <style:text-properties officeooo:paragraph-rsid="007b2101"/>
    </style:style>
    <style:style style:name="P423" style:family="paragraph" style:parent-style-name="Standard">
      <style:text-properties officeooo:rsid="007d92ff" officeooo:paragraph-rsid="007d92ff"/>
    </style:style>
    <style:style style:name="P424" style:family="paragraph" style:parent-style-name="Standard">
      <style:text-properties officeooo:paragraph-rsid="007d92ff"/>
    </style:style>
    <style:style style:name="P425" style:family="paragraph" style:parent-style-name="Standard">
      <style:text-properties officeooo:paragraph-rsid="0053faec"/>
    </style:style>
    <style:style style:name="P426" style:family="paragraph" style:parent-style-name="Standard">
      <style:text-properties officeooo:paragraph-rsid="008478a0"/>
    </style:style>
    <style:style style:name="P427" style:family="paragraph" style:parent-style-name="Standard">
      <style:text-properties officeooo:paragraph-rsid="008eeb87"/>
    </style:style>
    <style:style style:name="P428" style:family="paragraph" style:parent-style-name="Standard">
      <style:text-properties officeooo:paragraph-rsid="00905987"/>
    </style:style>
    <style:style style:name="P429" style:family="paragraph" style:parent-style-name="Standard">
      <style:text-properties officeooo:paragraph-rsid="00939859"/>
    </style:style>
    <style:style style:name="P430" style:family="paragraph" style:parent-style-name="Standard">
      <style:text-properties officeooo:paragraph-rsid="0097dc17"/>
    </style:style>
    <style:style style:name="P431" style:family="paragraph" style:parent-style-name="Standard">
      <style:text-properties officeooo:rsid="009d5b59" officeooo:paragraph-rsid="009d5b59"/>
    </style:style>
    <style:style style:name="P432" style:family="paragraph" style:parent-style-name="Standard">
      <style:text-properties officeooo:rsid="009d5b59" officeooo:paragraph-rsid="009ec4fc"/>
    </style:style>
    <style:style style:name="P433" style:family="paragraph" style:parent-style-name="Standard">
      <style:text-properties officeooo:paragraph-rsid="009d5b59"/>
    </style:style>
    <style:style style:name="P434" style:family="paragraph" style:parent-style-name="Standard">
      <style:text-properties officeooo:paragraph-rsid="009ec4fc"/>
    </style:style>
    <style:style style:name="P435" style:family="paragraph" style:parent-style-name="Standard">
      <style:text-properties officeooo:paragraph-rsid="009f187e"/>
    </style:style>
    <style:style style:name="P436" style:family="paragraph" style:parent-style-name="Standard">
      <style:text-properties officeooo:paragraph-rsid="007fd79d"/>
    </style:style>
    <style:style style:name="P437" style:family="paragraph" style:parent-style-name="Standard">
      <style:text-properties officeooo:paragraph-rsid="00a1d04f"/>
    </style:style>
    <style:style style:name="P438" style:family="paragraph" style:parent-style-name="Standard">
      <style:text-properties officeooo:rsid="00a6f347" officeooo:paragraph-rsid="00a6f347"/>
    </style:style>
    <style:style style:name="P439" style:family="paragraph" style:parent-style-name="Standard">
      <style:text-properties officeooo:paragraph-rsid="00aa7e9e"/>
    </style:style>
    <style:style style:name="P440" style:family="paragraph" style:parent-style-name="Standard">
      <style:text-properties officeooo:paragraph-rsid="00acfb9d"/>
    </style:style>
    <style:style style:name="P441" style:family="paragraph" style:parent-style-name="Standard">
      <style:text-properties officeooo:paragraph-rsid="00a1e031"/>
    </style:style>
    <style:style style:name="P442" style:family="paragraph" style:parent-style-name="Standard">
      <style:text-properties officeooo:paragraph-rsid="00635f1a"/>
    </style:style>
    <style:style style:name="P443" style:family="paragraph" style:parent-style-name="Standard">
      <style:text-properties officeooo:paragraph-rsid="00ba819c"/>
    </style:style>
    <style:style style:name="P444" style:family="paragraph" style:parent-style-name="Standard">
      <style:paragraph-properties fo:line-height="115%"/>
      <style:text-properties officeooo:rsid="00ba819c" officeooo:paragraph-rsid="00c12d1c"/>
    </style:style>
    <style:style style:name="P445" style:family="paragraph" style:parent-style-name="Standard">
      <style:paragraph-properties fo:line-height="100%"/>
      <style:text-properties officeooo:rsid="00ba819c" officeooo:paragraph-rsid="00c12d1c"/>
    </style:style>
    <style:style style:name="P446" style:family="paragraph" style:parent-style-name="Standard">
      <style:text-properties officeooo:paragraph-rsid="00bc5e43"/>
    </style:style>
    <style:style style:name="P447" style:family="paragraph" style:parent-style-name="Standard">
      <style:text-properties officeooo:paragraph-rsid="00c50878"/>
    </style:style>
    <style:style style:name="P448" style:family="paragraph" style:parent-style-name="Standard">
      <style:text-properties officeooo:paragraph-rsid="00c7021f"/>
    </style:style>
    <style:style style:name="P449" style:family="paragraph" style:parent-style-name="Standard">
      <style:text-properties officeooo:paragraph-rsid="00c88326"/>
    </style:style>
    <style:style style:name="P450" style:family="paragraph" style:parent-style-name="Standard">
      <style:text-properties officeooo:paragraph-rsid="00af3424"/>
    </style:style>
    <style:style style:name="P451" style:family="paragraph" style:parent-style-name="Standard">
      <style:text-properties officeooo:paragraph-rsid="00cfa052"/>
    </style:style>
    <style:style style:name="P452" style:family="paragraph" style:parent-style-name="Standard">
      <style:text-properties officeooo:paragraph-rsid="00d63bc5"/>
    </style:style>
    <style:style style:name="P453" style:family="paragraph" style:parent-style-name="Standard">
      <style:text-properties officeooo:paragraph-rsid="00d833d3"/>
    </style:style>
    <style:style style:name="P454" style:family="paragraph" style:parent-style-name="Standard">
      <style:text-properties officeooo:paragraph-rsid="00dd44af"/>
    </style:style>
    <style:style style:name="P455" style:family="paragraph" style:parent-style-name="Standard">
      <style:text-properties officeooo:paragraph-rsid="00e1ae30"/>
    </style:style>
    <style:style style:name="P456" style:family="paragraph" style:parent-style-name="Standard">
      <style:text-properties officeooo:paragraph-rsid="00e56ddc"/>
    </style:style>
    <style:style style:name="P457" style:family="paragraph" style:parent-style-name="Standard">
      <style:text-properties officeooo:paragraph-rsid="00e6e228"/>
    </style:style>
    <style:style style:name="P458" style:family="paragraph" style:parent-style-name="Standard">
      <style:text-properties officeooo:paragraph-rsid="00e9938e"/>
    </style:style>
    <style:style style:name="P459" style:family="paragraph" style:parent-style-name="Standard">
      <style:text-properties officeooo:paragraph-rsid="00eb49f4"/>
    </style:style>
    <style:style style:name="P460" style:family="paragraph" style:parent-style-name="Standard">
      <style:text-properties officeooo:paragraph-rsid="00ec9cc0"/>
    </style:style>
    <style:style style:name="P461" style:family="paragraph" style:parent-style-name="Standard">
      <style:text-properties officeooo:paragraph-rsid="00f4c6c5"/>
    </style:style>
    <style:style style:name="P462" style:family="paragraph" style:parent-style-name="Standard">
      <style:text-properties officeooo:rsid="00f4c6c5" officeooo:paragraph-rsid="00f4c6c5"/>
    </style:style>
    <style:style style:name="P463" style:family="paragraph" style:parent-style-name="Standard">
      <style:text-properties officeooo:rsid="00f68ffb" officeooo:paragraph-rsid="00f68ffb"/>
    </style:style>
    <style:style style:name="P464" style:family="paragraph" style:parent-style-name="Standard">
      <style:text-properties officeooo:paragraph-rsid="00f9fdc0"/>
    </style:style>
    <style:style style:name="P465" style:family="paragraph" style:parent-style-name="Standard">
      <style:text-properties officeooo:paragraph-rsid="00fb5f7f"/>
    </style:style>
    <style:style style:name="P466" style:family="paragraph" style:parent-style-name="Standard">
      <style:text-properties officeooo:paragraph-rsid="00fc67ff"/>
    </style:style>
    <style:style style:name="P467" style:family="paragraph" style:parent-style-name="Standard">
      <style:text-properties officeooo:paragraph-rsid="00fdd6a8"/>
    </style:style>
    <style:style style:name="P468" style:family="paragraph" style:parent-style-name="Standard">
      <style:text-properties officeooo:rsid="010639c7" officeooo:paragraph-rsid="01078b3d"/>
    </style:style>
    <style:style style:name="P469" style:family="paragraph" style:parent-style-name="Standard">
      <style:text-properties officeooo:rsid="010639c7" officeooo:paragraph-rsid="01078ca1"/>
    </style:style>
    <style:style style:name="P470" style:family="paragraph" style:parent-style-name="Standard">
      <style:text-properties officeooo:paragraph-rsid="010639c7"/>
    </style:style>
    <style:style style:name="P471" style:family="paragraph" style:parent-style-name="Standard">
      <style:text-properties officeooo:paragraph-rsid="010c3ac9"/>
    </style:style>
    <style:style style:name="P472" style:family="paragraph" style:parent-style-name="Standard">
      <style:text-properties officeooo:paragraph-rsid="010f5523"/>
    </style:style>
    <style:style style:name="P473" style:family="paragraph" style:parent-style-name="Standard">
      <style:text-properties officeooo:paragraph-rsid="010ff277"/>
    </style:style>
    <style:style style:name="P474" style:family="paragraph" style:parent-style-name="Standard">
      <style:text-properties officeooo:paragraph-rsid="0111d037"/>
    </style:style>
    <style:style style:name="P475" style:family="paragraph" style:parent-style-name="Standard">
      <style:text-properties officeooo:paragraph-rsid="0113860e"/>
    </style:style>
    <style:style style:name="P476" style:family="paragraph" style:parent-style-name="Standard">
      <style:text-properties officeooo:paragraph-rsid="01148430"/>
    </style:style>
    <style:style style:name="P477" style:family="paragraph" style:parent-style-name="Standard">
      <style:text-properties officeooo:paragraph-rsid="01190d75"/>
    </style:style>
    <style:style style:name="P478" style:family="paragraph" style:parent-style-name="Standard">
      <style:text-properties officeooo:rsid="011e7671" officeooo:paragraph-rsid="011e7671"/>
    </style:style>
    <style:style style:name="P479" style:family="paragraph" style:parent-style-name="Standard">
      <style:text-properties officeooo:paragraph-rsid="011e7671"/>
    </style:style>
    <style:style style:name="P480" style:family="paragraph" style:parent-style-name="Standard">
      <style:text-properties officeooo:paragraph-rsid="01206a6e"/>
    </style:style>
    <style:style style:name="P481" style:family="paragraph" style:parent-style-name="Standard">
      <style:text-properties officeooo:paragraph-rsid="008c034a"/>
    </style:style>
    <style:style style:name="P48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48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492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493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494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495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496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497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498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499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500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501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502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503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504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505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506" style:family="paragraph" style:parent-style-name="Standard">
      <style:paragraph-properties fo:margin-left="0in" fo:margin-right="0in" fo:line-height="100%" fo:text-indent="0in" style:auto-text-indent="false"/>
      <style:text-properties officeooo:rsid="002f336e" officeooo:paragraph-rsid="0035b216"/>
    </style:style>
    <style:style style:name="P507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508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509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510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511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512" style:family="paragraph" style:parent-style-name="Standard">
      <style:text-properties fo:font-style="normal" officeooo:rsid="0128c6e8" officeooo:paragraph-rsid="012cecd7" style:font-style-asian="normal" style:font-style-complex="normal"/>
    </style:style>
    <style:style style:name="P513" style:family="paragraph" style:parent-style-name="Standard" style:list-style-name="L51">
      <style:text-properties fo:font-style="normal" officeooo:rsid="0128c6e8" officeooo:paragraph-rsid="012cecd7" style:font-style-asian="normal" style:font-style-complex="normal"/>
    </style:style>
    <style:style style:name="P514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515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516" style:family="paragraph" style:parent-style-name="Standard">
      <style:text-properties fo:font-style="normal" officeooo:paragraph-rsid="005f2637" style:font-style-asian="normal" style:font-style-complex="normal"/>
    </style:style>
    <style:style style:name="P517" style:family="paragraph" style:parent-style-name="Standard">
      <style:paragraph-properties fo:line-height="115%"/>
      <style:text-properties fo:font-style="normal" officeooo:rsid="00bc5e43" officeooo:paragraph-rsid="00c12d1c" style:font-style-asian="normal" style:font-style-complex="normal"/>
    </style:style>
    <style:style style:name="P518" style:family="paragraph" style:parent-style-name="Standard">
      <style:paragraph-properties fo:line-height="115%"/>
      <style:text-properties fo:font-style="normal" officeooo:rsid="00c2c999" officeooo:paragraph-rsid="00c2c999" style:font-style-asian="normal" style:font-style-complex="normal"/>
    </style:style>
    <style:style style:name="P519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520" style:family="paragraph" style:parent-style-name="Standard" style:list-style-name="L35">
      <style:text-properties fo:font-style="normal" officeooo:rsid="00c2c999" officeooo:paragraph-rsid="01494a68" style:font-style-asian="normal" style:font-style-complex="normal"/>
    </style:style>
    <style:style style:name="P521" style:family="paragraph" style:parent-style-name="Standard">
      <style:paragraph-properties fo:line-height="115%"/>
      <style:text-properties fo:font-style="normal" officeooo:rsid="010da598" officeooo:paragraph-rsid="010f5523" style:font-style-asian="normal" style:font-style-complex="normal"/>
    </style:style>
    <style:style style:name="P522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23" style:family="paragraph" style:parent-style-name="Standard">
      <style:paragraph-properties fo:line-height="115%"/>
      <style:text-properties fo:font-style="normal" officeooo:paragraph-rsid="01305c41" style:font-style-asian="normal" style:font-style-complex="normal"/>
    </style:style>
    <style:style style:name="P524" style:family="paragraph" style:parent-style-name="Standard">
      <style:text-properties fo:font-style="normal" officeooo:paragraph-rsid="01305c41" style:font-style-asian="normal" style:font-style-complex="normal"/>
    </style:style>
    <style:style style:name="P525" style:family="paragraph" style:parent-style-name="Standard">
      <style:text-properties fo:font-style="normal" officeooo:rsid="013c5706" officeooo:paragraph-rsid="013c5706" style:font-style-asian="normal" style:font-style-complex="normal"/>
    </style:style>
    <style:style style:name="P526" style:family="paragraph" style:parent-style-name="Standard">
      <style:text-properties fo:font-style="normal" officeooo:paragraph-rsid="013db3b4" style:font-style-asian="normal" style:font-style-complex="normal"/>
    </style:style>
    <style:style style:name="P527" style:family="paragraph" style:parent-style-name="Standard">
      <style:text-properties fo:font-style="normal" officeooo:paragraph-rsid="01401741" style:font-style-asian="normal" style:font-style-complex="normal"/>
    </style:style>
    <style:style style:name="P528" style:family="paragraph" style:parent-style-name="Standard">
      <style:text-properties fo:font-style="normal" officeooo:paragraph-rsid="01466326" style:font-style-asian="normal" style:font-style-complex="normal"/>
    </style:style>
    <style:style style:name="P529" style:family="paragraph" style:parent-style-name="Standard">
      <style:text-properties fo:font-style="normal" officeooo:paragraph-rsid="014be95f" style:font-style-asian="normal" style:font-style-complex="normal"/>
    </style:style>
    <style:style style:name="P530" style:family="paragraph" style:parent-style-name="Standard">
      <style:text-properties fo:font-style="normal" officeooo:paragraph-rsid="014d6fa3" style:font-style-asian="normal" style:font-style-complex="normal"/>
    </style:style>
    <style:style style:name="P531" style:family="paragraph" style:parent-style-name="Standard" style:list-style-name="L39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532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534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536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537" style:family="paragraph" style:parent-style-name="Standard">
      <style:text-properties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538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539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540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54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542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543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544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545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546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547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548" style:family="paragraph" style:parent-style-name="Standard"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549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550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551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552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554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555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556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557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558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559" style:family="paragraph" style:parent-style-name="Standard" style:list-style-name="L15">
      <style:text-properties fo:font-style="italic" officeooo:rsid="00793c0d" officeooo:paragraph-rsid="00793c0d" style:font-style-asian="italic" style:font-style-complex="italic"/>
    </style:style>
    <style:style style:name="P560" style:family="paragraph" style:parent-style-name="Standard" style:list-style-name="L17">
      <style:text-properties fo:font-style="italic" officeooo:rsid="007fd79d" officeooo:paragraph-rsid="007fd79d" style:font-style-asian="italic" style:font-style-complex="italic"/>
    </style:style>
    <style:style style:name="P561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562" style:family="paragraph" style:parent-style-name="Standard" style:list-style-name="L19">
      <style:text-properties fo:font-style="italic" officeooo:rsid="00819260" officeooo:paragraph-rsid="00819260" style:font-style-asian="italic" style:font-style-complex="italic"/>
    </style:style>
    <style:style style:name="P563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564" style:family="paragraph" style:parent-style-name="Standard" style:list-style-name="L21">
      <style:text-properties fo:font-style="italic" officeooo:rsid="00819260" officeooo:paragraph-rsid="00941a11" style:font-style-asian="italic" style:font-style-complex="italic"/>
    </style:style>
    <style:style style:name="P565" style:family="paragraph" style:parent-style-name="Standard" style:list-style-name="L22">
      <style:text-properties fo:font-style="italic" officeooo:rsid="00819260" officeooo:paragraph-rsid="008b54df" style:font-style-asian="italic" style:font-style-complex="italic"/>
    </style:style>
    <style:style style:name="P566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567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568" style:family="paragraph" style:parent-style-name="Standard" style:list-style-name="L24">
      <style:text-properties fo:font-style="italic" officeooo:rsid="00819260" officeooo:paragraph-rsid="008bce5a" style:font-style-asian="italic" style:font-style-complex="italic"/>
    </style:style>
    <style:style style:name="P569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570" style:family="paragraph" style:parent-style-name="Standard" style:list-style-name="L26">
      <style:text-properties fo:font-style="italic" officeooo:rsid="00819260" officeooo:paragraph-rsid="00819260" style:font-style-asian="italic" style:font-style-complex="italic"/>
    </style:style>
    <style:style style:name="P571" style:family="paragraph" style:parent-style-name="Standard" style:list-style-name="L27">
      <style:text-properties fo:font-style="italic" officeooo:rsid="008c034a" officeooo:paragraph-rsid="008c034a" style:font-style-asian="italic" style:font-style-complex="italic"/>
    </style:style>
    <style:style style:name="P572" style:family="paragraph" style:parent-style-name="Standard" style:list-style-name="L30">
      <style:text-properties fo:font-style="italic" officeooo:rsid="00a1d04f" officeooo:paragraph-rsid="00a8ca1b" style:font-style-asian="italic" style:font-style-complex="italic"/>
    </style:style>
    <style:style style:name="P573" style:family="paragraph" style:parent-style-name="Standard" style:list-style-name="L30">
      <style:text-properties fo:font-style="italic" officeooo:paragraph-rsid="00a8ca1b" style:font-style-asian="italic" style:font-style-complex="italic"/>
    </style:style>
    <style:style style:name="P574" style:family="paragraph" style:parent-style-name="Standard" style:list-style-name="L31">
      <style:text-properties fo:font-style="italic" officeooo:rsid="00a8ca1b" officeooo:paragraph-rsid="00a8ca1b" style:font-style-asian="italic" style:font-style-complex="italic"/>
    </style:style>
    <style:style style:name="P575" style:family="paragraph" style:parent-style-name="Standard" style:list-style-name="L32">
      <style:text-properties fo:font-style="italic" officeooo:rsid="00ba819c" officeooo:paragraph-rsid="00ba819c" style:font-style-asian="italic" style:font-style-complex="italic"/>
    </style:style>
    <style:style style:name="P576" style:family="paragraph" style:parent-style-name="Standard" style:list-style-name="L33">
      <style:text-properties fo:font-style="italic" officeooo:rsid="00bc5e43" officeooo:paragraph-rsid="00bc5e43" style:font-style-asian="italic" style:font-style-complex="italic"/>
    </style:style>
    <style:style style:name="P577" style:family="paragraph" style:parent-style-name="Standard" style:list-style-name="L33">
      <style:text-properties fo:font-style="italic" officeooo:rsid="00bc5e43" officeooo:paragraph-rsid="00c12d1c" style:font-style-asian="italic" style:font-style-complex="italic"/>
    </style:style>
    <style:style style:name="P578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579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580" style:family="paragraph" style:parent-style-name="Standard" style:list-style-name="L35">
      <style:text-properties fo:font-style="italic" officeooo:rsid="00c2c999" officeooo:paragraph-rsid="00c2c999" style:font-style-asian="italic" style:font-style-complex="italic"/>
    </style:style>
    <style:style style:name="P581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582" style:family="paragraph" style:parent-style-name="Standard" style:list-style-name="L41">
      <style:text-properties fo:font-style="italic" officeooo:rsid="010c3ac9" officeooo:paragraph-rsid="010c3ac9" style:font-style-asian="italic" style:font-style-complex="italic"/>
    </style:style>
    <style:style style:name="P583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584" style:family="paragraph" style:parent-style-name="Standard" style:list-style-name="L43">
      <style:text-properties fo:font-style="italic" officeooo:rsid="010f5523" officeooo:paragraph-rsid="010f5523" style:font-style-asian="italic" style:font-style-complex="italic"/>
    </style:style>
    <style:style style:name="P585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586" style:family="paragraph" style:parent-style-name="Standard" style:list-style-name="L45">
      <style:text-properties fo:font-style="italic" officeooo:rsid="0116abfa" officeooo:paragraph-rsid="0116abfa" style:font-style-asian="italic" style:font-style-complex="italic"/>
    </style:style>
    <style:style style:name="P587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588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589" style:family="paragraph" style:parent-style-name="Standard" style:list-style-name="L48">
      <style:text-properties fo:font-style="italic" officeooo:rsid="01185712" officeooo:paragraph-rsid="01185712" style:font-style-asian="italic" style:font-style-complex="italic"/>
    </style:style>
    <style:style style:name="P590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591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592" style:family="paragraph" style:parent-style-name="Standard" style:list-style-name="L49">
      <style:text-properties fo:font-style="italic" officeooo:rsid="0128c6e8" officeooo:paragraph-rsid="0128c6e8" style:font-style-asian="italic" style:font-style-complex="italic"/>
    </style:style>
    <style:style style:name="P593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594" style:family="paragraph" style:parent-style-name="Standard">
      <style:text-properties fo:font-style="italic" officeooo:rsid="0128c6e8" officeooo:paragraph-rsid="012cecd7" style:font-style-asian="italic" style:font-style-complex="italic"/>
    </style:style>
    <style:style style:name="P595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596" style:family="paragraph" style:parent-style-name="Standard" style:list-style-name="L52">
      <style:text-properties fo:font-style="italic" officeooo:rsid="0128c6e8" officeooo:paragraph-rsid="0128c6e8" style:font-style-asian="italic" style:font-style-complex="italic"/>
    </style:style>
    <style:style style:name="P597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598" style:family="paragraph" style:parent-style-name="Standard">
      <style:text-properties fo:font-style="italic" officeooo:paragraph-rsid="012e9465" style:font-style-asian="italic" style:font-style-complex="italic"/>
    </style:style>
    <style:style style:name="P599" style:family="paragraph" style:parent-style-name="Standard" style:list-style-name="L55">
      <style:text-properties fo:font-style="italic" officeooo:paragraph-rsid="012e9465" style:font-style-asian="italic" style:font-style-complex="italic"/>
    </style:style>
    <style:style style:name="P600" style:family="paragraph" style:parent-style-name="Standard" style:list-style-name="L56">
      <style:text-properties fo:font-style="italic" officeooo:paragraph-rsid="012e9465" style:font-style-asian="italic" style:font-style-complex="italic"/>
    </style:style>
    <style:style style:name="P601" style:family="paragraph" style:parent-style-name="Standard" style:list-style-name="L57">
      <style:text-properties fo:font-style="italic" officeooo:paragraph-rsid="012edf56" style:font-style-asian="italic" style:font-style-complex="italic"/>
    </style:style>
    <style:style style:name="P602" style:family="paragraph" style:parent-style-name="Standard" style:list-style-name="L58">
      <style:text-properties fo:font-style="italic" officeooo:paragraph-rsid="012edf56" style:font-style-asian="italic" style:font-style-complex="italic"/>
    </style:style>
    <style:style style:name="P603" style:family="paragraph" style:parent-style-name="Standard">
      <style:text-properties fo:font-style="italic" officeooo:paragraph-rsid="012edf56" style:font-style-asian="italic" style:font-style-complex="italic"/>
    </style:style>
    <style:style style:name="P604" style:family="paragraph" style:parent-style-name="Standard" style:list-style-name="L60">
      <style:text-properties fo:font-style="italic" officeooo:paragraph-rsid="01324177" style:font-style-asian="italic" style:font-style-complex="italic"/>
    </style:style>
    <style:style style:name="P605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606" style:family="paragraph" style:parent-style-name="Standard">
      <style:text-properties fo:font-style="italic" officeooo:paragraph-rsid="01305c41" style:font-style-asian="italic" style:font-style-complex="italic"/>
    </style:style>
    <style:style style:name="P607" style:family="paragraph" style:parent-style-name="Standard" style:list-style-name="L61">
      <style:text-properties fo:font-style="italic" officeooo:paragraph-rsid="01305c41" style:font-style-asian="italic" style:font-style-complex="italic"/>
    </style:style>
    <style:style style:name="P608" style:family="paragraph" style:parent-style-name="Standard">
      <style:text-properties fo:font-style="italic" officeooo:paragraph-rsid="0139bd35" style:font-style-asian="italic" style:font-style-complex="italic"/>
    </style:style>
    <style:style style:name="P609" style:family="paragraph" style:parent-style-name="Standard" style:list-style-name="L62">
      <style:text-properties fo:font-style="italic" officeooo:paragraph-rsid="013b189d" style:font-style-asian="italic" style:font-style-complex="italic"/>
    </style:style>
    <style:style style:name="P610" style:family="paragraph" style:parent-style-name="Standard" style:list-style-name="L62">
      <style:text-properties fo:font-style="italic" officeooo:paragraph-rsid="013c5706" style:font-style-asian="italic" style:font-style-complex="italic"/>
    </style:style>
    <style:style style:name="P611" style:family="paragraph" style:parent-style-name="Standard">
      <style:text-properties fo:font-style="italic" officeooo:paragraph-rsid="013b189d" style:font-style-asian="italic" style:font-style-complex="italic"/>
    </style:style>
    <style:style style:name="P612" style:family="paragraph" style:parent-style-name="Standard">
      <style:text-properties fo:font-style="italic" officeooo:paragraph-rsid="013c5706" style:font-style-asian="italic" style:font-style-complex="italic"/>
    </style:style>
    <style:style style:name="P613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614" style:family="paragraph" style:parent-style-name="Standard">
      <style:text-properties fo:font-style="italic" officeooo:rsid="013c5706" officeooo:paragraph-rsid="0142451b" style:font-style-asian="italic" style:font-style-complex="italic"/>
    </style:style>
    <style:style style:name="P615" style:family="paragraph" style:parent-style-name="Standard">
      <style:text-properties fo:font-style="italic" officeooo:paragraph-rsid="01466326" style:font-style-asian="italic" style:font-style-complex="italic"/>
    </style:style>
    <style:style style:name="P616" style:family="paragraph" style:parent-style-name="Standard">
      <style:text-properties fo:font-style="italic" officeooo:paragraph-rsid="00971224" style:font-style-asian="italic" style:font-style-complex="italic"/>
    </style:style>
    <style:style style:name="P617" style:family="paragraph" style:parent-style-name="Standard">
      <style:text-properties fo:font-style="italic" officeooo:paragraph-rsid="00f4c6c5" style:font-style-asian="italic" style:font-style-complex="italic"/>
    </style:style>
    <style:style style:name="P618" style:family="paragraph" style:parent-style-name="Standard">
      <style:text-properties fo:font-style="italic" officeooo:paragraph-rsid="014f285e" style:font-style-asian="italic" style:font-style-complex="italic"/>
    </style:style>
    <style:style style:name="P619" style:family="paragraph" style:parent-style-name="Standard">
      <style:text-properties fo:font-style="italic" officeooo:paragraph-rsid="014d6fa3" style:font-style-asian="italic" style:font-style-complex="italic"/>
    </style:style>
    <style:style style:name="P620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621" style:family="paragraph" style:parent-style-name="Standard" style:list-style-name="L4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622" style:family="paragraph" style:parent-style-name="Standard" style:list-style-name="L5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623" style:family="paragraph" style:parent-style-name="Standard" style:list-style-name="L6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624" style:family="paragraph" style:parent-style-name="Standard" style:list-style-name="L7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625" style:family="paragraph" style:parent-style-name="Standard" style:list-style-name="L8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626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627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628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629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630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631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632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633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634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635" style:family="paragraph" style:parent-style-name="Standard" style:list-style-name="L29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636" style:family="paragraph" style:parent-style-name="Standard" style:list-style-name="L36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637" style:family="paragraph" style:parent-style-name="Standard" style:list-style-name="L36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638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639" style:family="paragraph" style:parent-style-name="Standard" style:list-style-name="L38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640" style:family="paragraph" style:parent-style-name="Standard" style:list-style-name="L39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641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642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643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644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645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646" style:family="paragraph" style:parent-style-name="Standard" style:list-style-name="L65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647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648" style:family="paragraph" style:parent-style-name="Standard" style:list-style-name="L64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649" style:family="paragraph" style:parent-style-name="Standard">
      <style:paragraph-properties fo:line-height="115%"/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650" style:family="paragraph" style:parent-style-name="Standard">
      <style:text-properties fo:font-style="italic" fo:font-weight="normal" officeooo:paragraph-rsid="007b2101" style:font-style-asian="italic" style:font-weight-asian="normal" style:font-style-complex="italic" style:font-weight-complex="normal"/>
    </style:style>
    <style:style style:name="P651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652" style:family="paragraph" style:parent-style-name="Standard" style:list-style-name="L1">
      <style:text-properties officeooo:paragraph-rsid="001c5680"/>
    </style:style>
    <style:style style:name="P653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654" style:family="paragraph" style:parent-style-name="Standard" style:list-style-name="L16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655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656" style:family="paragraph" style:parent-style-name="Standard" style:list-style-name="L66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657" style:family="paragraph" style:parent-style-name="Standard">
      <style:text-properties style:use-window-font-color="true" officeooo:paragraph-rsid="01459f86"/>
    </style:style>
    <style:style style:name="P658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659" style:family="paragraph" style:parent-style-name="Standard">
      <style:paragraph-properties fo:line-height="115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660" style:family="paragraph" style:parent-style-name="Standard">
      <style:text-properties style:use-window-font-color="true" officeooo:rsid="007d92ff" officeooo:paragraph-rsid="007d92ff"/>
    </style:style>
    <style:style style:name="P661" style:family="paragraph" style:parent-style-name="Standard">
      <style:text-properties style:use-window-font-color="true" officeooo:paragraph-rsid="007d92ff"/>
    </style:style>
    <style:style style:name="P662" style:family="paragraph" style:parent-style-name="Standard" style:list-style-name="L30">
      <style:text-properties officeooo:paragraph-rsid="00a8ca1b"/>
    </style:style>
    <style:style style:name="P663" style:family="paragraph" style:parent-style-name="Standard" style:list-style-name="L39">
      <style:text-properties officeooo:paragraph-rsid="00f9fdc0"/>
    </style:style>
    <style:style style:name="P664" style:family="paragraph" style:parent-style-name="Standard">
      <style:text-properties officeooo:paragraph-rsid="0128c6e8"/>
    </style:style>
    <style:style style:name="P665" style:family="paragraph" style:parent-style-name="Standard">
      <style:paragraph-properties fo:line-height="115%"/>
      <style:text-properties officeooo:paragraph-rsid="00201bd5"/>
    </style:style>
    <style:style style:name="P666" style:family="paragraph" style:parent-style-name="Standard">
      <style:paragraph-properties fo:line-height="115%"/>
      <style:text-properties officeooo:paragraph-rsid="00941a11"/>
    </style:style>
    <style:style style:name="P667" style:family="paragraph" style:parent-style-name="Standard">
      <style:paragraph-properties fo:line-height="115%"/>
      <style:text-properties officeooo:paragraph-rsid="00f9fdc0"/>
    </style:style>
    <style:style style:name="P668" style:family="paragraph" style:parent-style-name="Standard">
      <style:paragraph-properties fo:line-height="115%"/>
      <style:text-properties officeooo:paragraph-rsid="012e9465"/>
    </style:style>
    <style:style style:name="P669" style:family="paragraph" style:parent-style-name="Standard">
      <style:paragraph-properties fo:line-height="115%"/>
      <style:text-properties officeooo:paragraph-rsid="012edf56"/>
    </style:style>
    <style:style style:name="P670" style:family="paragraph" style:parent-style-name="Standard">
      <style:paragraph-properties fo:line-height="115%"/>
      <style:text-properties officeooo:paragraph-rsid="01305c41"/>
    </style:style>
    <style:style style:name="P671" style:family="paragraph" style:parent-style-name="Standard">
      <style:text-properties officeooo:rsid="005fb5cb" officeooo:paragraph-rsid="005fb5cb"/>
    </style:style>
    <style:style style:name="P672" style:family="paragraph" style:parent-style-name="Standard">
      <style:text-properties officeooo:paragraph-rsid="00751d17"/>
    </style:style>
    <style:style style:name="P673" style:family="paragraph" style:parent-style-name="Standard">
      <style:text-properties officeooo:paragraph-rsid="012b24b3"/>
    </style:style>
    <style:style style:name="P674" style:family="paragraph" style:parent-style-name="Standard">
      <style:paragraph-properties fo:line-height="115%"/>
      <style:text-properties officeooo:rsid="00ba819c" officeooo:paragraph-rsid="00c12d1c"/>
    </style:style>
    <style:style style:name="P675" style:family="paragraph" style:parent-style-name="Standard">
      <style:text-properties officeooo:paragraph-rsid="012cecd7"/>
    </style:style>
    <style:style style:name="P676" style:family="paragraph" style:parent-style-name="Standard">
      <style:text-properties officeooo:paragraph-rsid="012e9465"/>
    </style:style>
    <style:style style:name="P677" style:family="paragraph" style:parent-style-name="Standard">
      <style:text-properties fo:font-weight="bold" officeooo:paragraph-rsid="012e9465" style:font-weight-asian="bold" style:font-weight-complex="bold"/>
    </style:style>
    <style:style style:name="P678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679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680" style:family="paragraph" style:parent-style-name="Standard">
      <style:text-properties fo:font-weight="normal" officeooo:rsid="012e9465" officeooo:paragraph-rsid="012e9465" style:font-weight-asian="normal" style:font-weight-complex="normal"/>
    </style:style>
    <style:style style:name="P681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682" style:family="paragraph" style:parent-style-name="Standard">
      <style:text-properties officeooo:paragraph-rsid="012edf56"/>
    </style:style>
    <style:style style:name="P683" style:family="paragraph" style:parent-style-name="Standard" style:list-style-name="L59">
      <style:text-properties officeooo:paragraph-rsid="01305c41"/>
    </style:style>
    <style:style style:name="P684" style:family="paragraph" style:parent-style-name="Standard">
      <style:paragraph-properties fo:line-height="100%"/>
      <style:text-properties officeooo:paragraph-rsid="013b189d"/>
    </style:style>
    <style:style style:name="P685" style:family="paragraph" style:parent-style-name="Standard">
      <style:paragraph-properties fo:line-height="100%"/>
      <style:text-properties officeooo:paragraph-rsid="013c5706"/>
    </style:style>
    <style:style style:name="P686" style:family="paragraph" style:parent-style-name="Standard" style:list-style-name="L63">
      <style:text-properties officeooo:paragraph-rsid="013db3b4"/>
    </style:style>
    <style:style style:name="P687" style:family="paragraph" style:parent-style-name="Standard" style:list-style-name="L63">
      <style:text-properties officeooo:paragraph-rsid="013e50cb"/>
    </style:style>
    <style:style style:name="P688" style:family="paragraph" style:parent-style-name="Standard" style:list-style-name="L63">
      <style:text-properties officeooo:paragraph-rsid="01401741"/>
    </style:style>
    <style:style style:name="P689" style:family="paragraph" style:parent-style-name="Standard">
      <style:text-properties officeooo:paragraph-rsid="01401741"/>
    </style:style>
    <style:style style:name="P690" style:family="paragraph" style:parent-style-name="Standard">
      <style:text-properties officeooo:paragraph-rsid="01459f86"/>
    </style:style>
    <style:style style:name="P691" style:family="paragraph" style:parent-style-name="Standard">
      <style:text-properties officeooo:paragraph-rsid="01466326"/>
    </style:style>
    <style:style style:name="P692" style:family="paragraph" style:parent-style-name="Standard">
      <style:text-properties officeooo:paragraph-rsid="011e7671"/>
    </style:style>
    <style:style style:name="P693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694" style:family="paragraph" style:parent-style-name="Standard">
      <style:text-properties officeooo:paragraph-rsid="00eb49f4"/>
    </style:style>
    <style:style style:name="P695" style:family="paragraph" style:parent-style-name="Standard">
      <style:text-properties officeooo:paragraph-rsid="00d459e3"/>
    </style:style>
    <style:style style:name="P696" style:family="paragraph" style:parent-style-name="Standard">
      <style:text-properties officeooo:paragraph-rsid="0149fc19"/>
    </style:style>
    <style:style style:name="P697" style:family="paragraph" style:parent-style-name="Standard">
      <style:text-properties officeooo:paragraph-rsid="01078ca1"/>
    </style:style>
    <style:style style:name="P698" style:family="paragraph" style:parent-style-name="Standard">
      <style:text-properties officeooo:paragraph-rsid="010ab710"/>
    </style:style>
    <style:style style:name="P699" style:family="paragraph" style:parent-style-name="Standard">
      <style:text-properties officeooo:paragraph-rsid="014be95f"/>
    </style:style>
    <style:style style:name="P700" style:family="paragraph" style:parent-style-name="Standard">
      <style:text-properties officeooo:paragraph-rsid="014f285e"/>
    </style:style>
    <style:style style:name="P701" style:family="paragraph" style:parent-style-name="Standard">
      <style:text-properties officeooo:paragraph-rsid="01502c20"/>
    </style:style>
    <style:style style:name="P702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703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P704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705" style:family="paragraph" style:parent-style-name="Standard">
      <style:paragraph-properties fo:break-before="page"/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706" style:family="paragraph" style:parent-style-name="Standard">
      <style:paragraph-properties fo:break-before="page"/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fecca" style:font-style-asian="italic" style:font-style-complex="italic"/>
    </style:style>
    <style:style style:name="T4" style:family="text">
      <style:text-properties fo:font-style="italic" officeooo:rsid="0011b025" style:font-style-asian="italic" style:font-style-complex="italic"/>
    </style:style>
    <style:style style:name="T5" style:family="text">
      <style:text-properties fo:font-style="italic" officeooo:rsid="0013daba" style:font-style-asian="italic" style:font-style-complex="italic"/>
    </style:style>
    <style:style style:name="T6" style:family="text">
      <style:text-properties fo:font-style="italic" officeooo:rsid="0012a0dc" style:font-style-asian="italic" style:font-style-complex="italic"/>
    </style:style>
    <style:style style:name="T7" style:family="text">
      <style:text-properties fo:font-style="italic" officeooo:rsid="00154f37" style:font-style-asian="italic" style:font-style-complex="italic"/>
    </style:style>
    <style:style style:name="T8" style:family="text">
      <style:text-properties fo:font-style="italic" officeooo:rsid="00186c3f" style:font-style-asian="italic" style:font-style-complex="italic"/>
    </style:style>
    <style:style style:name="T9" style:family="text">
      <style:text-properties fo:font-style="italic" officeooo:rsid="001c5680" style:font-style-asian="italic" style:font-style-complex="italic"/>
    </style:style>
    <style:style style:name="T10" style:family="text">
      <style:text-properties fo:font-style="italic" officeooo:rsid="001e2fb9" style:font-style-asian="italic" style:font-style-complex="italic"/>
    </style:style>
    <style:style style:name="T11" style:family="text">
      <style:text-properties fo:font-style="italic" officeooo:rsid="00201bd5" style:font-style-asian="italic" style:font-style-complex="italic"/>
    </style:style>
    <style:style style:name="T12" style:family="text">
      <style:text-properties fo:font-style="italic" officeooo:rsid="004a157b" style:font-style-asian="italic" style:font-style-complex="italic"/>
    </style:style>
    <style:style style:name="T13" style:family="text">
      <style:text-properties fo:font-style="italic" officeooo:rsid="01871851" style:font-style-asian="italic" style:font-style-complex="italic"/>
    </style:style>
    <style:style style:name="T14" style:family="text">
      <style:text-properties fo:font-style="italic" officeooo:rsid="0055a125" style:font-style-asian="italic" style:font-style-complex="italic"/>
    </style:style>
    <style:style style:name="T15" style:family="text">
      <style:text-properties fo:font-style="italic" officeooo:rsid="00572cb0" style:font-style-asian="italic" style:font-style-complex="italic"/>
    </style:style>
    <style:style style:name="T16" style:family="text">
      <style:text-properties fo:font-style="italic" officeooo:rsid="00beb82f" style:font-style-asian="italic" style:font-style-complex="italic"/>
    </style:style>
    <style:style style:name="T17" style:family="text">
      <style:text-properties fo:font-style="italic" officeooo:rsid="005f2637" style:font-style-asian="italic" style:font-style-complex="italic"/>
    </style:style>
    <style:style style:name="T18" style:family="text">
      <style:text-properties fo:font-style="italic" officeooo:rsid="005fb5cb" style:font-style-asian="italic" style:font-style-complex="italic"/>
    </style:style>
    <style:style style:name="T19" style:family="text">
      <style:text-properties fo:font-style="italic" officeooo:rsid="00607814" style:font-style-asian="italic" style:font-style-complex="italic"/>
    </style:style>
    <style:style style:name="T20" style:family="text">
      <style:text-properties fo:font-style="italic" officeooo:rsid="0063f681" style:font-style-asian="italic" style:font-style-complex="italic"/>
    </style:style>
    <style:style style:name="T21" style:family="text">
      <style:text-properties fo:font-style="italic" officeooo:rsid="006579dd" style:font-style-asian="italic" style:font-style-complex="italic"/>
    </style:style>
    <style:style style:name="T22" style:family="text">
      <style:text-properties fo:font-style="italic" officeooo:rsid="00644350" style:font-style-asian="italic" style:font-style-complex="italic"/>
    </style:style>
    <style:style style:name="T23" style:family="text">
      <style:text-properties fo:font-style="italic" officeooo:rsid="0066b31e" style:font-style-asian="italic" style:font-style-complex="italic"/>
    </style:style>
    <style:style style:name="T24" style:family="text">
      <style:text-properties fo:font-style="italic" officeooo:rsid="0069ae1a" style:font-style-asian="italic" style:font-style-complex="italic"/>
    </style:style>
    <style:style style:name="T25" style:family="text">
      <style:text-properties fo:font-style="italic" officeooo:rsid="006f66ec" style:font-style-asian="italic" style:font-style-complex="italic"/>
    </style:style>
    <style:style style:name="T26" style:family="text">
      <style:text-properties fo:font-style="italic" officeooo:rsid="0072cdc4" style:font-style-asian="italic" style:font-style-complex="italic"/>
    </style:style>
    <style:style style:name="T27" style:family="text">
      <style:text-properties fo:font-style="italic" officeooo:rsid="00751d17" style:font-style-asian="italic" style:font-style-complex="italic"/>
    </style:style>
    <style:style style:name="T28" style:family="text">
      <style:text-properties fo:font-style="italic" officeooo:rsid="00793c0d" style:font-style-asian="italic" style:font-style-complex="italic"/>
    </style:style>
    <style:style style:name="T29" style:family="text">
      <style:text-properties fo:font-style="italic" officeooo:rsid="007d92ff" style:font-style-asian="italic" style:font-style-complex="italic"/>
    </style:style>
    <style:style style:name="T30" style:family="text">
      <style:text-properties fo:font-style="italic" officeooo:rsid="00819260" style:font-style-asian="italic" style:font-style-complex="italic"/>
    </style:style>
    <style:style style:name="T31" style:family="text">
      <style:text-properties fo:font-style="italic" officeooo:rsid="009622c6" style:font-style-asian="italic" style:font-style-complex="italic"/>
    </style:style>
    <style:style style:name="T32" style:family="text">
      <style:text-properties fo:font-style="italic" officeooo:rsid="009d5b59" style:font-style-asian="italic" style:font-style-complex="italic"/>
    </style:style>
    <style:style style:name="T33" style:family="text">
      <style:text-properties fo:font-style="italic" officeooo:rsid="00a1d04f" style:font-style-asian="italic" style:font-style-complex="italic"/>
    </style:style>
    <style:style style:name="T34" style:family="text">
      <style:text-properties fo:font-style="italic" officeooo:rsid="00a8ca1b" style:font-style-asian="italic" style:font-style-complex="italic"/>
    </style:style>
    <style:style style:name="T35" style:family="text">
      <style:text-properties fo:font-style="italic" officeooo:rsid="00acfb9d" style:font-style-asian="italic" style:font-style-complex="italic"/>
    </style:style>
    <style:style style:name="T36" style:family="text">
      <style:text-properties fo:font-style="italic" officeooo:rsid="00b41267" style:font-style-asian="italic" style:font-style-complex="italic"/>
    </style:style>
    <style:style style:name="T37" style:family="text">
      <style:text-properties fo:font-style="italic" officeooo:rsid="00bbf4cd" style:font-style-asian="italic" style:font-style-complex="italic"/>
    </style:style>
    <style:style style:name="T38" style:family="text">
      <style:text-properties fo:font-style="italic" officeooo:rsid="00ba819c" style:font-style-asian="italic" style:font-style-complex="italic"/>
    </style:style>
    <style:style style:name="T39" style:family="text">
      <style:text-properties fo:font-style="italic" officeooo:rsid="00bdd473" style:font-style-asian="italic" style:font-style-complex="italic"/>
    </style:style>
    <style:style style:name="T40" style:family="text">
      <style:text-properties fo:font-style="italic" officeooo:rsid="00c495da" style:font-style-asian="italic" style:font-style-complex="italic"/>
    </style:style>
    <style:style style:name="T41" style:family="text">
      <style:text-properties fo:font-style="italic" officeooo:rsid="00c50878" style:font-style-asian="italic" style:font-style-complex="italic"/>
    </style:style>
    <style:style style:name="T42" style:family="text">
      <style:text-properties fo:font-style="italic" officeooo:rsid="00f9fdc0" style:font-style-asian="italic" style:font-style-complex="italic"/>
    </style:style>
    <style:style style:name="T43" style:family="text">
      <style:text-properties fo:font-style="italic" officeooo:rsid="00fb5f7f" style:font-style-asian="italic" style:font-style-complex="italic"/>
    </style:style>
    <style:style style:name="T44" style:family="text">
      <style:text-properties fo:font-style="italic" officeooo:rsid="0108e64c" style:font-style-asian="italic" style:font-style-complex="italic"/>
    </style:style>
    <style:style style:name="T45" style:family="text">
      <style:text-properties fo:font-style="italic" officeooo:rsid="010c3ac9" style:font-style-asian="italic" style:font-style-complex="italic"/>
    </style:style>
    <style:style style:name="T46" style:family="text">
      <style:text-properties fo:font-style="italic" officeooo:rsid="010f5523" style:font-style-asian="italic" style:font-style-complex="italic"/>
    </style:style>
    <style:style style:name="T47" style:family="text">
      <style:text-properties fo:font-style="italic" officeooo:rsid="010da598" style:font-style-asian="italic" style:font-style-complex="italic"/>
    </style:style>
    <style:style style:name="T48" style:family="text">
      <style:text-properties fo:font-style="italic" officeooo:rsid="0111d037" style:font-style-asian="italic" style:font-style-complex="italic"/>
    </style:style>
    <style:style style:name="T49" style:family="text">
      <style:text-properties fo:font-style="italic" officeooo:rsid="01190d75" style:font-style-asian="italic" style:font-style-complex="italic"/>
    </style:style>
    <style:style style:name="T50" style:family="text">
      <style:text-properties fo:font-style="italic" officeooo:rsid="008c034a" style:font-style-asian="italic" style:font-style-complex="italic"/>
    </style:style>
    <style:style style:name="T51" style:family="text">
      <style:text-properties fo:font-style="italic" officeooo:rsid="0128c6e8" style:font-style-asian="italic" style:font-style-complex="italic"/>
    </style:style>
    <style:style style:name="T52" style:family="text">
      <style:text-properties fo:font-style="italic" officeooo:rsid="012e9465" style:font-style-asian="italic" style:font-style-complex="italic"/>
    </style:style>
    <style:style style:name="T53" style:family="text">
      <style:text-properties fo:font-style="italic" officeooo:rsid="01305c41" style:font-style-asian="italic" style:font-style-complex="italic"/>
    </style:style>
    <style:style style:name="T54" style:family="text">
      <style:text-properties fo:font-style="italic" officeooo:rsid="014be95f" style:font-style-asian="italic" style:font-style-complex="italic"/>
    </style:style>
    <style:style style:name="T55" style:family="text">
      <style:text-properties fo:font-style="italic" officeooo:rsid="010639c7" style:font-style-asian="italic" style:font-style-complex="italic"/>
    </style:style>
    <style:style style:name="T5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7b2101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1459f86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8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9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90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91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92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93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94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95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96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99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100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01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02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style:font-style-asian="italic" style:font-style-complex="italic"/>
    </style:style>
    <style:style style:name="T107" style:family="text">
      <style:text-properties fo:font-style="italic" style:text-underline-style="none" officeooo:rsid="010f422a" style:font-style-asian="italic" style:font-style-complex="italic"/>
    </style:style>
    <style:style style:name="T108" style:family="text">
      <style:text-properties fo:font-style="italic" style:text-underline-style="none" officeooo:rsid="004caf23" style:font-style-asian="italic" style:font-style-complex="italic"/>
    </style:style>
    <style:style style:name="T109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10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11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12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4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15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16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17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18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19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20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21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22" style:family="text">
      <style:text-properties officeooo:rsid="0010e9b7"/>
    </style:style>
    <style:style style:name="T123" style:family="text">
      <style:text-properties fo:color="#ff0000"/>
    </style:style>
    <style:style style:name="T124" style:family="text">
      <style:text-properties fo:color="#ff0000" fo:font-style="italic" style:font-style-asian="italic" style:font-style-complex="italic"/>
    </style:style>
    <style:style style:name="T125" style:family="text">
      <style:text-properties fo:color="#ff0000" fo:font-style="italic" officeooo:rsid="0011b025" style:font-style-asian="italic" style:font-style-complex="italic"/>
    </style:style>
    <style:style style:name="T126" style:family="text">
      <style:text-properties fo:color="#ff0000" fo:font-style="italic" officeooo:rsid="00186c3f" style:font-style-asian="italic" style:font-style-complex="italic"/>
    </style:style>
    <style:style style:name="T127" style:family="text">
      <style:text-properties fo:color="#ff0000" officeooo:rsid="0013daba"/>
    </style:style>
    <style:style style:name="T128" style:family="text">
      <style:text-properties fo:color="#ff0000" officeooo:rsid="00186c3f"/>
    </style:style>
    <style:style style:name="T129" style:family="text">
      <style:text-properties fo:color="#ff0000" officeooo:rsid="00acfb9d"/>
    </style:style>
    <style:style style:name="T130" style:family="text">
      <style:text-properties fo:color="#ff0000" fo:font-weight="normal" officeooo:rsid="014d6fa3" style:font-weight-asian="normal" style:font-weight-complex="normal"/>
    </style:style>
    <style:style style:name="T131" style:family="text">
      <style:text-properties fo:color="#0000ff"/>
    </style:style>
    <style:style style:name="T132" style:family="text">
      <style:text-properties fo:color="#0000ff" fo:font-style="italic" style:font-style-asian="italic" style:font-style-complex="italic"/>
    </style:style>
    <style:style style:name="T133" style:family="text">
      <style:text-properties fo:color="#0000ff" fo:font-style="italic" officeooo:rsid="0011b025" style:font-style-asian="italic" style:font-style-complex="italic"/>
    </style:style>
    <style:style style:name="T134" style:family="text">
      <style:text-properties fo:color="#0000ff" fo:font-style="italic" officeooo:rsid="0013daba" style:font-style-asian="italic" style:font-style-complex="italic"/>
    </style:style>
    <style:style style:name="T135" style:family="text">
      <style:text-properties fo:color="#0000ff" fo:font-style="italic" officeooo:rsid="00186c3f" style:font-style-asian="italic" style:font-style-complex="italic"/>
    </style:style>
    <style:style style:name="T136" style:family="text">
      <style:text-properties fo:color="#0000ff" fo:font-style="italic" officeooo:rsid="0012a0dc" style:font-style-asian="italic" style:font-style-complex="italic"/>
    </style:style>
    <style:style style:name="T137" style:family="text">
      <style:text-properties fo:color="#0000ff" fo:font-style="italic" officeooo:rsid="009f187e" style:font-style-asian="italic" style:font-style-complex="italic"/>
    </style:style>
    <style:style style:name="T138" style:family="text">
      <style:text-properties fo:color="#0000ff" officeooo:rsid="0013daba"/>
    </style:style>
    <style:style style:name="T139" style:family="text">
      <style:text-properties fo:color="#0000ff" officeooo:rsid="00186c3f"/>
    </style:style>
    <style:style style:name="T140" style:family="text">
      <style:text-properties fo:color="#0000ff" fo:background-color="transparent" loext:char-shading-value="0"/>
    </style:style>
    <style:style style:name="T141" style:family="text">
      <style:text-properties fo:color="#0000ff" officeooo:rsid="00acfb9d"/>
    </style:style>
    <style:style style:name="T142" style:family="text">
      <style:text-properties fo:color="#0000ff" fo:font-weight="normal" officeooo:rsid="014d6fa3" style:font-weight-asian="normal" style:font-weight-complex="normal"/>
    </style:style>
    <style:style style:name="T143" style:family="text">
      <style:text-properties fo:color="#008000"/>
    </style:style>
    <style:style style:name="T144" style:family="text">
      <style:text-properties fo:color="#008000" fo:font-style="italic" style:font-style-asian="italic" style:font-style-complex="italic"/>
    </style:style>
    <style:style style:name="T145" style:family="text">
      <style:text-properties fo:color="#008000" fo:font-style="italic" officeooo:rsid="0011b025" style:font-style-asian="italic" style:font-style-complex="italic"/>
    </style:style>
    <style:style style:name="T146" style:family="text">
      <style:text-properties fo:color="#008000" fo:font-style="italic" officeooo:rsid="0013daba" style:font-style-asian="italic" style:font-style-complex="italic"/>
    </style:style>
    <style:style style:name="T147" style:family="text">
      <style:text-properties fo:color="#008000" fo:font-style="italic" officeooo:rsid="009f187e" style:font-style-asian="italic" style:font-style-complex="italic"/>
    </style:style>
    <style:style style:name="T148" style:family="text">
      <style:text-properties fo:color="#008000" officeooo:rsid="0013daba"/>
    </style:style>
    <style:style style:name="T149" style:family="text">
      <style:text-properties fo:color="#008000" officeooo:rsid="00acfb9d"/>
    </style:style>
    <style:style style:name="T150" style:family="text">
      <style:text-properties fo:color="#008000" fo:font-weight="normal" officeooo:rsid="007ca694" style:font-weight-asian="normal" style:font-weight-complex="normal"/>
    </style:style>
    <style:style style:name="T151" style:family="text">
      <style:text-properties fo:color="#ff00ff"/>
    </style:style>
    <style:style style:name="T152" style:family="text">
      <style:text-properties fo:color="#ff00ff" fo:font-style="italic" style:font-style-asian="italic" style:font-style-complex="italic"/>
    </style:style>
    <style:style style:name="T153" style:family="text">
      <style:text-properties fo:color="#ff00ff" fo:font-style="italic" officeooo:rsid="0011b025" style:font-style-asian="italic" style:font-style-complex="italic"/>
    </style:style>
    <style:style style:name="T154" style:family="text">
      <style:text-properties fo:color="#ff00ff" fo:font-style="italic" officeooo:rsid="0013daba" style:font-style-asian="italic" style:font-style-complex="italic"/>
    </style:style>
    <style:style style:name="T155" style:family="text">
      <style:text-properties fo:color="#ff00ff" fo:font-style="italic" officeooo:rsid="00186c3f" style:font-style-asian="italic" style:font-style-complex="italic"/>
    </style:style>
    <style:style style:name="T156" style:family="text">
      <style:text-properties fo:color="#ff00ff" officeooo:rsid="00186c3f"/>
    </style:style>
    <style:style style:name="T157" style:family="text">
      <style:text-properties fo:color="#ff00ff" officeooo:rsid="00acfb9d"/>
    </style:style>
    <style:style style:name="T158" style:family="text">
      <style:text-properties fo:color="#1e90ff"/>
    </style:style>
    <style:style style:name="T159" style:family="text">
      <style:text-properties fo:color="#1e90ff" fo:font-style="italic" style:font-style-asian="italic" style:font-style-complex="italic"/>
    </style:style>
    <style:style style:name="T160" style:family="text">
      <style:text-properties fo:color="#1e90ff" fo:font-style="italic" officeooo:rsid="0013daba" style:font-style-asian="italic" style:font-style-complex="italic"/>
    </style:style>
    <style:style style:name="T161" style:family="text">
      <style:text-properties fo:color="#1e90ff" fo:font-style="italic" officeooo:rsid="00186c3f" style:font-style-asian="italic" style:font-style-complex="italic"/>
    </style:style>
    <style:style style:name="T162" style:family="text">
      <style:text-properties fo:color="#1e90ff" fo:font-style="italic" officeooo:rsid="0011b025" style:font-style-asian="italic" style:font-style-complex="italic"/>
    </style:style>
    <style:style style:name="T163" style:family="text">
      <style:text-properties fo:color="#1e90ff" officeooo:rsid="0013daba"/>
    </style:style>
    <style:style style:name="T164" style:family="text">
      <style:text-properties fo:color="#1e90ff" officeooo:rsid="00186c3f"/>
    </style:style>
    <style:style style:name="T165" style:family="text">
      <style:text-properties officeooo:rsid="0013daba"/>
    </style:style>
    <style:style style:name="T166" style:family="text">
      <style:text-properties fo:font-style="normal" style:font-style-asian="normal" style:font-style-complex="normal"/>
    </style:style>
    <style:style style:name="T167" style:family="text">
      <style:text-properties fo:font-style="normal" officeooo:rsid="00134990" style:font-style-asian="normal" style:font-style-complex="normal"/>
    </style:style>
    <style:style style:name="T168" style:family="text">
      <style:text-properties fo:font-style="normal" officeooo:rsid="0013daba" style:font-style-asian="normal" style:font-style-complex="normal"/>
    </style:style>
    <style:style style:name="T169" style:family="text">
      <style:text-properties fo:font-style="normal" officeooo:rsid="00154f37" style:font-style-asian="normal" style:font-style-complex="normal"/>
    </style:style>
    <style:style style:name="T170" style:family="text">
      <style:text-properties fo:font-style="normal" officeooo:rsid="001819bc" style:font-style-asian="normal" style:font-style-complex="normal"/>
    </style:style>
    <style:style style:name="T171" style:family="text">
      <style:text-properties fo:font-style="normal" officeooo:rsid="00186c3f" style:font-style-asian="normal" style:font-style-complex="normal"/>
    </style:style>
    <style:style style:name="T172" style:family="text">
      <style:text-properties fo:font-style="normal" officeooo:rsid="0018e013" style:font-style-asian="normal" style:font-style-complex="normal"/>
    </style:style>
    <style:style style:name="T173" style:family="text">
      <style:text-properties fo:font-style="normal" officeooo:rsid="001c0ef5" style:font-style-asian="normal" style:font-style-complex="normal"/>
    </style:style>
    <style:style style:name="T174" style:family="text">
      <style:text-properties fo:font-style="normal" officeooo:rsid="0055a125" style:font-style-asian="normal" style:font-style-complex="normal"/>
    </style:style>
    <style:style style:name="T175" style:family="text">
      <style:text-properties fo:font-style="normal" officeooo:rsid="005fb5cb" style:font-style-asian="normal" style:font-style-complex="normal"/>
    </style:style>
    <style:style style:name="T176" style:family="text">
      <style:text-properties fo:font-style="normal" officeooo:rsid="00607814" style:font-style-asian="normal" style:font-style-complex="normal"/>
    </style:style>
    <style:style style:name="T177" style:family="text">
      <style:text-properties fo:font-style="normal" officeooo:rsid="00616041" style:font-style-asian="normal" style:font-style-complex="normal"/>
    </style:style>
    <style:style style:name="T178" style:family="text">
      <style:text-properties fo:font-style="normal" officeooo:rsid="0063f681" style:font-style-asian="normal" style:font-style-complex="normal"/>
    </style:style>
    <style:style style:name="T179" style:family="text">
      <style:text-properties fo:font-style="normal" officeooo:rsid="00644350" style:font-style-asian="normal" style:font-style-complex="normal"/>
    </style:style>
    <style:style style:name="T180" style:family="text">
      <style:text-properties fo:font-style="normal" officeooo:rsid="006579dd" style:font-style-asian="normal" style:font-style-complex="normal"/>
    </style:style>
    <style:style style:name="T181" style:family="text">
      <style:text-properties fo:font-style="normal" officeooo:rsid="0068aca7" style:font-style-asian="normal" style:font-style-complex="normal"/>
    </style:style>
    <style:style style:name="T182" style:family="text">
      <style:text-properties fo:font-style="normal" officeooo:rsid="0069ae1a" style:font-style-asian="normal" style:font-style-complex="normal"/>
    </style:style>
    <style:style style:name="T183" style:family="text">
      <style:text-properties fo:font-style="normal" officeooo:rsid="006b8991" style:font-style-asian="normal" style:font-style-complex="normal"/>
    </style:style>
    <style:style style:name="T184" style:family="text">
      <style:text-properties fo:font-style="normal" officeooo:rsid="0069643a" style:font-style-asian="normal" style:font-style-complex="normal"/>
    </style:style>
    <style:style style:name="T185" style:family="text">
      <style:text-properties fo:font-style="normal" officeooo:rsid="006f66ec" style:font-style-asian="normal" style:font-style-complex="normal"/>
    </style:style>
    <style:style style:name="T186" style:family="text">
      <style:text-properties fo:font-style="normal" officeooo:rsid="006d78d1" style:font-style-asian="normal" style:font-style-complex="normal"/>
    </style:style>
    <style:style style:name="T187" style:family="text">
      <style:text-properties fo:font-style="normal" officeooo:rsid="0071baff" style:font-style-asian="normal" style:font-style-complex="normal"/>
    </style:style>
    <style:style style:name="T188" style:family="text">
      <style:text-properties fo:font-style="normal" officeooo:rsid="00751d17" style:font-style-asian="normal" style:font-style-complex="normal"/>
    </style:style>
    <style:style style:name="T189" style:family="text">
      <style:text-properties fo:font-style="normal" officeooo:rsid="0075c7db" style:font-style-asian="normal" style:font-style-complex="normal"/>
    </style:style>
    <style:style style:name="T190" style:family="text">
      <style:text-properties fo:font-style="normal" officeooo:rsid="007b2101" style:font-style-asian="normal" style:font-style-complex="normal"/>
    </style:style>
    <style:style style:name="T191" style:family="text">
      <style:text-properties fo:font-style="normal" officeooo:rsid="007d92ff" style:font-style-asian="normal" style:font-style-complex="normal"/>
    </style:style>
    <style:style style:name="T192" style:family="text">
      <style:text-properties fo:font-style="normal" officeooo:rsid="00819260" style:font-style-asian="normal" style:font-style-complex="normal"/>
    </style:style>
    <style:style style:name="T193" style:family="text">
      <style:text-properties fo:font-style="normal" officeooo:rsid="008478a0" style:font-style-asian="normal" style:font-style-complex="normal"/>
    </style:style>
    <style:style style:name="T194" style:family="text">
      <style:text-properties fo:font-style="normal" officeooo:rsid="0085ac68" style:font-style-asian="normal" style:font-style-complex="normal"/>
    </style:style>
    <style:style style:name="T195" style:family="text">
      <style:text-properties fo:font-style="normal" officeooo:rsid="00941a11" style:font-style-asian="normal" style:font-style-complex="normal"/>
    </style:style>
    <style:style style:name="T196" style:family="text">
      <style:text-properties fo:font-style="normal" officeooo:rsid="009d5b59" style:font-style-asian="normal" style:font-style-complex="normal"/>
    </style:style>
    <style:style style:name="T197" style:family="text">
      <style:text-properties fo:font-style="normal" officeooo:rsid="009ec4fc" style:font-style-asian="normal" style:font-style-complex="normal"/>
    </style:style>
    <style:style style:name="T198" style:family="text">
      <style:text-properties fo:font-style="normal" officeooo:rsid="00a6f347" style:font-style-asian="normal" style:font-style-complex="normal"/>
    </style:style>
    <style:style style:name="T199" style:family="text">
      <style:text-properties fo:font-style="normal" officeooo:rsid="00a1e031" style:font-style-asian="normal" style:font-style-complex="normal"/>
    </style:style>
    <style:style style:name="T200" style:family="text">
      <style:text-properties fo:font-style="normal" officeooo:rsid="00acfb9d" style:font-style-asian="normal" style:font-style-complex="normal"/>
    </style:style>
    <style:style style:name="T201" style:family="text">
      <style:text-properties fo:font-style="normal" officeooo:rsid="00af3424" style:font-style-asian="normal" style:font-style-complex="normal"/>
    </style:style>
    <style:style style:name="T202" style:family="text">
      <style:text-properties fo:font-style="normal" officeooo:rsid="00ba819c" style:font-style-asian="normal" style:font-style-complex="normal"/>
    </style:style>
    <style:style style:name="T203" style:family="text">
      <style:text-properties fo:font-style="normal" officeooo:rsid="00bbf4cd" style:font-style-asian="normal" style:font-style-complex="normal"/>
    </style:style>
    <style:style style:name="T204" style:family="text">
      <style:text-properties fo:font-style="normal" officeooo:rsid="00bc5e43" style:font-style-asian="normal" style:font-style-complex="normal"/>
    </style:style>
    <style:style style:name="T205" style:family="text">
      <style:text-properties fo:font-style="normal" officeooo:rsid="00bdd473" style:font-style-asian="normal" style:font-style-complex="normal"/>
    </style:style>
    <style:style style:name="T206" style:family="text">
      <style:text-properties fo:font-style="normal" officeooo:rsid="00c12d1c" style:font-style-asian="normal" style:font-style-complex="normal"/>
    </style:style>
    <style:style style:name="T207" style:family="text">
      <style:text-properties fo:font-style="normal" officeooo:rsid="00c2c999" style:font-style-asian="normal" style:font-style-complex="normal"/>
    </style:style>
    <style:style style:name="T208" style:family="text">
      <style:text-properties fo:font-style="normal" officeooo:rsid="00c495da" style:font-style-asian="normal" style:font-style-complex="normal"/>
    </style:style>
    <style:style style:name="T209" style:family="text">
      <style:text-properties fo:font-style="normal" officeooo:rsid="00c50878" style:font-style-asian="normal" style:font-style-complex="normal"/>
    </style:style>
    <style:style style:name="T210" style:family="text">
      <style:text-properties fo:font-style="normal" officeooo:rsid="0066b31e" style:font-style-asian="normal" style:font-style-complex="normal"/>
    </style:style>
    <style:style style:name="T211" style:family="text">
      <style:text-properties fo:font-style="normal" officeooo:rsid="00684bfc" style:font-style-asian="normal" style:font-style-complex="normal"/>
    </style:style>
    <style:style style:name="T212" style:family="text">
      <style:text-properties fo:font-style="normal" officeooo:rsid="00c7021f" style:font-style-asian="normal" style:font-style-complex="normal"/>
    </style:style>
    <style:style style:name="T213" style:family="text">
      <style:text-properties fo:font-style="normal" officeooo:rsid="00c7cebc" style:font-style-asian="normal" style:font-style-complex="normal"/>
    </style:style>
    <style:style style:name="T214" style:family="text">
      <style:text-properties fo:font-style="normal" officeooo:rsid="00c88326" style:font-style-asian="normal" style:font-style-complex="normal"/>
    </style:style>
    <style:style style:name="T215" style:family="text">
      <style:text-properties fo:font-style="normal" officeooo:rsid="00d63bc5" style:font-style-asian="normal" style:font-style-complex="normal"/>
    </style:style>
    <style:style style:name="T216" style:family="text">
      <style:text-properties fo:font-style="normal" officeooo:rsid="00dd44af" style:font-style-asian="normal" style:font-style-complex="normal"/>
    </style:style>
    <style:style style:name="T217" style:family="text">
      <style:text-properties fo:font-style="normal" officeooo:rsid="00eb49f4" style:font-style-asian="normal" style:font-style-complex="normal"/>
    </style:style>
    <style:style style:name="T218" style:family="text">
      <style:text-properties fo:font-style="normal" officeooo:rsid="010c3ac9" style:font-style-asian="normal" style:font-style-complex="normal"/>
    </style:style>
    <style:style style:name="T219" style:family="text">
      <style:text-properties fo:font-style="normal" officeooo:rsid="010c4cb4" style:font-style-asian="normal" style:font-style-complex="normal"/>
    </style:style>
    <style:style style:name="T220" style:family="text">
      <style:text-properties fo:font-style="normal" officeooo:rsid="010da598" style:font-style-asian="normal" style:font-style-complex="normal"/>
    </style:style>
    <style:style style:name="T221" style:family="text">
      <style:text-properties fo:font-style="normal" officeooo:rsid="010f5523" style:font-style-asian="normal" style:font-style-complex="normal"/>
    </style:style>
    <style:style style:name="T222" style:family="text">
      <style:text-properties fo:font-style="normal" officeooo:rsid="0111d037" style:font-style-asian="normal" style:font-style-complex="normal"/>
    </style:style>
    <style:style style:name="T223" style:family="text">
      <style:text-properties fo:font-style="normal" officeooo:rsid="01148430" style:font-style-asian="normal" style:font-style-complex="normal"/>
    </style:style>
    <style:style style:name="T224" style:family="text">
      <style:text-properties fo:font-style="normal" officeooo:rsid="01190d75" style:font-style-asian="normal" style:font-style-complex="normal"/>
    </style:style>
    <style:style style:name="T225" style:family="text">
      <style:text-properties fo:font-style="normal" officeooo:rsid="011511c0" style:font-style-asian="normal" style:font-style-complex="normal"/>
    </style:style>
    <style:style style:name="T226" style:family="text">
      <style:text-properties fo:font-style="normal" officeooo:rsid="011e7671" style:font-style-asian="normal" style:font-style-complex="normal"/>
    </style:style>
    <style:style style:name="T227" style:family="text">
      <style:text-properties fo:font-style="normal" officeooo:rsid="01206a6e" style:font-style-asian="normal" style:font-style-complex="normal"/>
    </style:style>
    <style:style style:name="T228" style:family="text">
      <style:text-properties fo:font-style="normal" officeooo:rsid="008c034a" style:font-style-asian="normal" style:font-style-complex="normal"/>
    </style:style>
    <style:style style:name="T229" style:family="text">
      <style:text-properties fo:font-style="normal" officeooo:rsid="0128c6e8" style:font-style-asian="normal" style:font-style-complex="normal"/>
    </style:style>
    <style:style style:name="T230" style:family="text">
      <style:text-properties fo:font-style="normal" officeooo:rsid="012b24b3" style:font-style-asian="normal" style:font-style-complex="normal"/>
    </style:style>
    <style:style style:name="T231" style:family="text">
      <style:text-properties fo:font-style="normal" officeooo:rsid="012cecd7" style:font-style-asian="normal" style:font-style-complex="normal"/>
    </style:style>
    <style:style style:name="T232" style:family="text">
      <style:text-properties fo:font-style="normal" officeooo:rsid="012e9465" style:font-style-asian="normal" style:font-style-complex="normal"/>
    </style:style>
    <style:style style:name="T233" style:family="text">
      <style:text-properties fo:font-style="normal" officeooo:rsid="01305c41" style:font-style-asian="normal" style:font-style-complex="normal"/>
    </style:style>
    <style:style style:name="T234" style:family="text">
      <style:text-properties fo:font-style="normal" officeooo:rsid="01494a68" style:font-style-asian="normal" style:font-style-complex="normal"/>
    </style:style>
    <style:style style:name="T235" style:family="text">
      <style:text-properties fo:font-style="normal" officeooo:rsid="014be95f" style:font-style-asian="normal" style:font-style-complex="normal"/>
    </style:style>
    <style:style style:name="T2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7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38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39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40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41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42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43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44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45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46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47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248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249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250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251" style:family="text">
      <style:text-properties fo:font-style="normal" fo:font-weight="normal" officeooo:rsid="00de879e" style:font-style-asian="normal" style:font-weight-asian="normal" style:font-style-complex="normal" style:font-weight-complex="normal"/>
    </style:style>
    <style:style style:name="T252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253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254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255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256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257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258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259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260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261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262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07ca694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01459f86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27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0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281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282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283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284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285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286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287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288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289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290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291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292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293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294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295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296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297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298" style:family="text">
      <style:text-properties fo:font-style="normal" style:text-underline-style="none" fo:font-weight="normal" officeooo:rsid="004450ff" style:font-style-asian="normal" style:font-weight-asian="normal" style:font-style-complex="normal" style:font-weight-complex="normal"/>
    </style:style>
    <style:style style:name="T299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00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01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02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03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04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05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06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07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08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09" style:family="text">
      <style:text-properties fo:font-style="normal" style:text-underline-style="none" fo:font-weight="normal" officeooo:rsid="0113860e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style:font-style-asian="normal" style:font-style-complex="normal"/>
    </style:style>
    <style:style style:name="T315" style:family="text">
      <style:text-properties fo:font-style="normal" style:text-underline-style="none" officeooo:rsid="00bbbf73" style:font-style-asian="normal" style:font-style-complex="normal"/>
    </style:style>
    <style:style style:name="T316" style:family="text">
      <style:text-properties fo:font-style="normal" style:text-underline-style="none" officeooo:rsid="08e9819c" style:font-style-asian="normal" style:font-style-complex="normal"/>
    </style:style>
    <style:style style:name="T317" style:family="text">
      <style:text-properties fo:font-style="normal" style:text-underline-style="none" officeooo:rsid="00be4749" style:font-style-asian="normal" style:font-style-complex="normal"/>
    </style:style>
    <style:style style:name="T318" style:family="text">
      <style:text-properties fo:font-style="normal" style:text-underline-style="none" officeooo:rsid="00d708a6" style:font-style-asian="normal" style:font-style-complex="normal"/>
    </style:style>
    <style:style style:name="T319" style:family="text">
      <style:text-properties fo:font-style="normal" style:text-underline-style="none" officeooo:rsid="00ec1e8c" style:font-style-asian="normal" style:font-style-complex="normal"/>
    </style:style>
    <style:style style:name="T320" style:family="text">
      <style:text-properties fo:font-style="normal" style:text-underline-style="none" officeooo:rsid="00d9c9e4" style:font-style-asian="normal" style:font-style-complex="normal"/>
    </style:style>
    <style:style style:name="T321" style:family="text">
      <style:text-properties fo:font-style="normal" style:text-underline-style="none" officeooo:rsid="08f0811a" style:font-style-asian="normal" style:font-style-complex="normal"/>
    </style:style>
    <style:style style:name="T322" style:family="text">
      <style:text-properties fo:font-style="normal" style:text-underline-style="none" officeooo:rsid="010f422a" style:font-style-asian="normal" style:font-style-complex="normal"/>
    </style:style>
    <style:style style:name="T323" style:family="text">
      <style:text-properties fo:font-style="normal" style:text-underline-style="none" officeooo:rsid="00476ae1" style:font-style-asian="normal" style:font-style-complex="normal"/>
    </style:style>
    <style:style style:name="T324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bold" officeooo:rsid="014be95f" style:font-style-asian="normal" style:font-weight-asian="bold" style:font-style-complex="normal" style:font-weight-complex="bold"/>
    </style:style>
    <style:style style:name="T329" style:family="text">
      <style:text-properties fo:font-style="normal" fo:font-weight="bold" officeooo:rsid="010ab710" style:font-style-asian="normal" style:font-weight-asian="bold" style:font-style-complex="normal" style:font-weight-complex="bold"/>
    </style:style>
    <style:style style:name="T330" style:family="text">
      <style:text-properties officeooo:rsid="00154f37"/>
    </style:style>
    <style:style style:name="T331" style:family="text">
      <style:text-properties officeooo:rsid="0016b56f"/>
    </style:style>
    <style:style style:name="T332" style:family="text">
      <style:text-properties officeooo:rsid="00186c3f"/>
    </style:style>
    <style:style style:name="T333" style:family="text">
      <style:text-properties fo:color="#228b22" fo:font-style="italic" officeooo:rsid="00186c3f" style:font-style-asian="italic" style:font-style-complex="italic"/>
    </style:style>
    <style:style style:name="T334" style:family="text">
      <style:text-properties fo:color="#8b4513"/>
    </style:style>
    <style:style style:name="T335" style:family="text">
      <style:text-properties fo:color="#8b4513" officeooo:rsid="00186c3f"/>
    </style:style>
    <style:style style:name="T336" style:family="text">
      <style:text-properties officeooo:rsid="00205d85"/>
    </style:style>
    <style:style style:name="T337" style:family="text">
      <style:text-properties officeooo:rsid="001c5680"/>
    </style:style>
    <style:style style:name="T338" style:family="text">
      <style:text-properties officeooo:rsid="001e2fb9"/>
    </style:style>
    <style:style style:name="T339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340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officeooo:rsid="00a75993" style:font-weight-asian="bold" style:font-weight-complex="bold"/>
    </style:style>
    <style:style style:name="T343" style:family="text">
      <style:text-properties fo:font-weight="bold" officeooo:rsid="00beb82f" style:font-weight-asian="bold" style:font-weight-complex="bold"/>
    </style:style>
    <style:style style:name="T344" style:family="text">
      <style:text-properties fo:font-weight="bold" officeooo:rsid="00476ae1" style:font-weight-asian="bold" style:font-weight-complex="bold"/>
    </style:style>
    <style:style style:name="T345" style:family="text">
      <style:text-properties fo:font-weight="bold" officeooo:rsid="013013d9" style:font-weight-asian="bold" style:font-weight-complex="bold"/>
    </style:style>
    <style:style style:name="T346" style:family="text">
      <style:text-properties fo:font-weight="bold" officeooo:rsid="0053faec" style:font-weight-asian="bold" style:font-weight-complex="bold"/>
    </style:style>
    <style:style style:name="T347" style:family="text">
      <style:text-properties fo:font-weight="bold" officeooo:rsid="00bfa17d" style:font-weight-asian="bold" style:font-weight-complex="bold"/>
    </style:style>
    <style:style style:name="T348" style:family="text">
      <style:text-properties fo:font-weight="bold" officeooo:rsid="02a94de9" style:font-weight-asian="bold" style:font-weight-complex="bold"/>
    </style:style>
    <style:style style:name="T349" style:family="text">
      <style:text-properties fo:font-weight="bold" officeooo:rsid="00912fec" style:font-weight-asian="bold" style:font-weight-complex="bold"/>
    </style:style>
    <style:style style:name="T350" style:family="text">
      <style:text-properties fo:font-weight="bold" officeooo:rsid="008eb3ea" style:font-weight-asian="bold" style:font-weight-complex="bold"/>
    </style:style>
    <style:style style:name="T351" style:family="text">
      <style:text-properties fo:font-weight="bold" officeooo:rsid="00939859" style:font-weight-asian="bold" style:font-weight-complex="bold"/>
    </style:style>
    <style:style style:name="T352" style:family="text">
      <style:text-properties fo:font-weight="bold" officeooo:rsid="00a35d76" style:font-weight-asian="bold" style:font-weight-complex="bold"/>
    </style:style>
    <style:style style:name="T353" style:family="text">
      <style:text-properties fo:font-weight="bold" officeooo:rsid="00a6f347" style:font-weight-asian="bold" style:font-weight-complex="bold"/>
    </style:style>
    <style:style style:name="T354" style:family="text">
      <style:text-properties fo:font-weight="bold" officeooo:rsid="00ba819c" style:font-weight-asian="bold" style:font-weight-complex="bold"/>
    </style:style>
    <style:style style:name="T355" style:family="text">
      <style:text-properties fo:font-weight="bold" officeooo:rsid="00c50878" style:font-weight-asian="bold" style:font-weight-complex="bold"/>
    </style:style>
    <style:style style:name="T356" style:family="text">
      <style:text-properties fo:font-weight="bold" officeooo:rsid="00dd44af" style:font-weight-asian="bold" style:font-weight-complex="bold"/>
    </style:style>
    <style:style style:name="T357" style:family="text">
      <style:text-properties fo:font-weight="bold" officeooo:rsid="00f4c6c5" style:font-weight-asian="bold" style:font-weight-complex="bold"/>
    </style:style>
    <style:style style:name="T358" style:family="text">
      <style:text-properties fo:font-weight="bold" officeooo:rsid="00fc67ff" style:font-weight-asian="bold" style:font-weight-complex="bold"/>
    </style:style>
    <style:style style:name="T359" style:family="text">
      <style:text-properties fo:font-weight="bold" officeooo:rsid="00751d17" style:font-weight-asian="bold" style:font-weight-complex="bold"/>
    </style:style>
    <style:style style:name="T360" style:family="text">
      <style:text-properties fo:font-weight="bold" officeooo:rsid="0134038e" style:font-weight-asian="bold" style:font-weight-complex="bold"/>
    </style:style>
    <style:style style:name="T361" style:family="text">
      <style:text-properties fo:font-weight="bold" officeooo:rsid="01305c41" style:font-weight-asian="bold" style:font-weight-complex="bold"/>
    </style:style>
    <style:style style:name="T362" style:family="text">
      <style:text-properties fo:font-weight="bold" officeooo:rsid="013db3b4" style:font-weight-asian="bold" style:font-weight-complex="bold"/>
    </style:style>
    <style:style style:name="T363" style:family="text">
      <style:text-properties officeooo:rsid="0034ed8b"/>
    </style:style>
    <style:style style:name="T364" style:family="text">
      <style:text-properties fo:font-weight="normal" style:font-weight-asian="normal" style:font-weight-complex="normal"/>
    </style:style>
    <style:style style:name="T365" style:family="text">
      <style:text-properties fo:font-weight="normal" officeooo:rsid="00912fec" style:font-weight-asian="normal" style:font-weight-complex="normal"/>
    </style:style>
    <style:style style:name="T366" style:family="text">
      <style:text-properties fo:font-weight="normal" officeooo:rsid="02b807dc" style:font-weight-asian="normal" style:font-weight-complex="normal"/>
    </style:style>
    <style:style style:name="T367" style:family="text">
      <style:text-properties fo:font-weight="normal" officeooo:rsid="00bbbf73" style:font-weight-asian="normal" style:font-weight-complex="normal"/>
    </style:style>
    <style:style style:name="T368" style:family="text">
      <style:text-properties fo:font-weight="normal" officeooo:rsid="002ba0e7" style:font-weight-asian="normal" style:font-weight-complex="normal"/>
    </style:style>
    <style:style style:name="T369" style:family="text">
      <style:text-properties fo:font-weight="normal" officeooo:rsid="00bfa17d" style:font-weight-asian="normal" style:font-weight-complex="normal"/>
    </style:style>
    <style:style style:name="T370" style:family="text">
      <style:text-properties fo:font-weight="normal" officeooo:rsid="02a94de9" style:font-weight-asian="normal" style:font-weight-complex="normal"/>
    </style:style>
    <style:style style:name="T371" style:family="text">
      <style:text-properties fo:font-weight="normal" officeooo:rsid="004450ff" style:font-weight-asian="normal" style:font-weight-complex="normal"/>
    </style:style>
    <style:style style:name="T372" style:family="text">
      <style:text-properties fo:font-weight="normal" officeooo:rsid="01113d34" style:font-weight-asian="normal" style:font-weight-complex="normal"/>
    </style:style>
    <style:style style:name="T373" style:family="text">
      <style:text-properties fo:font-weight="normal" officeooo:rsid="00476ae1" style:font-weight-asian="normal" style:font-weight-complex="normal"/>
    </style:style>
    <style:style style:name="T374" style:family="text">
      <style:text-properties fo:font-weight="normal" officeooo:rsid="08ad15c9" style:font-weight-asian="normal" style:font-weight-complex="normal"/>
    </style:style>
    <style:style style:name="T375" style:family="text">
      <style:text-properties fo:font-weight="normal" officeooo:rsid="008eb3ea" style:font-weight-asian="normal" style:font-weight-complex="normal"/>
    </style:style>
    <style:style style:name="T376" style:family="text">
      <style:text-properties fo:font-weight="normal" officeooo:rsid="00939859" style:font-weight-asian="normal" style:font-weight-complex="normal"/>
    </style:style>
    <style:style style:name="T377" style:family="text">
      <style:text-properties fo:font-weight="normal" officeooo:rsid="00941a11" style:font-weight-asian="normal" style:font-weight-complex="normal"/>
    </style:style>
    <style:style style:name="T378" style:family="text">
      <style:text-properties fo:font-weight="normal" officeooo:rsid="00dd44af" style:font-weight-asian="normal" style:font-weight-complex="normal"/>
    </style:style>
    <style:style style:name="T379" style:family="text">
      <style:text-properties fo:font-weight="normal" officeooo:rsid="00e1ae30" style:font-weight-asian="normal" style:font-weight-complex="normal"/>
    </style:style>
    <style:style style:name="T380" style:family="text">
      <style:text-properties fo:font-weight="normal" officeooo:rsid="00f4c6c5" style:font-weight-asian="normal" style:font-weight-complex="normal"/>
    </style:style>
    <style:style style:name="T381" style:family="text">
      <style:text-properties fo:font-weight="normal" officeooo:rsid="00f51685" style:font-weight-asian="normal" style:font-weight-complex="normal"/>
    </style:style>
    <style:style style:name="T382" style:family="text">
      <style:text-properties fo:font-weight="normal" officeooo:rsid="00fc67ff" style:font-weight-asian="normal" style:font-weight-complex="normal"/>
    </style:style>
    <style:style style:name="T383" style:family="text">
      <style:text-properties fo:font-weight="normal" officeooo:rsid="00fdd3aa" style:font-weight-asian="normal" style:font-weight-complex="normal"/>
    </style:style>
    <style:style style:name="T384" style:family="text">
      <style:text-properties fo:font-weight="normal" officeooo:rsid="012e9465" style:font-weight-asian="normal" style:font-weight-complex="normal"/>
    </style:style>
    <style:style style:name="T385" style:family="text">
      <style:text-properties fo:font-weight="normal" officeooo:rsid="012edf56" style:font-weight-asian="normal" style:font-weight-complex="normal"/>
    </style:style>
    <style:style style:name="T386" style:family="text">
      <style:text-properties fo:font-weight="normal" officeooo:rsid="01305c41" style:font-weight-asian="normal" style:font-weight-complex="normal"/>
    </style:style>
    <style:style style:name="T387" style:family="text">
      <style:text-properties fo:font-weight="normal" officeooo:rsid="0134038e" style:font-weight-asian="normal" style:font-weight-complex="normal"/>
    </style:style>
    <style:style style:name="T388" style:family="text">
      <style:text-properties fo:font-weight="normal" officeooo:rsid="0139bd35" style:font-weight-asian="normal" style:font-weight-complex="normal"/>
    </style:style>
    <style:style style:name="T389" style:family="text">
      <style:text-properties fo:font-weight="normal" officeooo:rsid="013b189d" style:font-weight-asian="normal" style:font-weight-complex="normal"/>
    </style:style>
    <style:style style:name="T390" style:family="text">
      <style:text-properties fo:font-weight="normal" officeooo:rsid="01401741" style:font-weight-asian="normal" style:font-weight-complex="normal"/>
    </style:style>
    <style:style style:name="T391" style:family="text">
      <style:text-properties fo:font-weight="normal" officeooo:rsid="0142451b" style:font-weight-asian="normal" style:font-weight-complex="normal"/>
    </style:style>
    <style:style style:name="T392" style:family="text">
      <style:text-properties fo:font-weight="normal" officeooo:rsid="0149fc19" style:font-weight-asian="normal" style:font-weight-complex="normal"/>
    </style:style>
    <style:style style:name="T393" style:family="text">
      <style:text-properties fo:font-weight="normal" officeooo:rsid="014be95f" style:font-weight-asian="normal" style:font-weight-complex="normal"/>
    </style:style>
    <style:style style:name="T394" style:family="text">
      <style:text-properties style:use-window-font-color="true"/>
    </style:style>
    <style:style style:name="T395" style:family="text">
      <style:text-properties style:use-window-font-color="true" fo:font-weight="bold" style:font-weight-asian="bold" style:font-weight-complex="bold"/>
    </style:style>
    <style:style style:name="T396" style:family="text">
      <style:text-properties style:use-window-font-color="true" fo:font-weight="bold" officeooo:rsid="0044d7a4" style:font-weight-asian="bold" style:font-weight-complex="bold"/>
    </style:style>
    <style:style style:name="T397" style:family="text">
      <style:text-properties style:use-window-font-color="true" fo:font-weight="bold" officeooo:rsid="007ca694" style:font-weight-asian="bold" style:font-weight-complex="bold"/>
    </style:style>
    <style:style style:name="T398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399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00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01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02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03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04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0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0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07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408" style:family="text">
      <style:text-properties style:use-window-font-color="true" fo:font-style="italic" officeooo:rsid="009f187e" style:font-style-asian="italic" style:font-style-complex="italic"/>
    </style:style>
    <style:style style:name="T40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410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411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412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413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414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415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416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417" style:family="text">
      <style:text-properties style:use-window-font-color="true" fo:font-style="normal" fo:font-weight="normal" officeooo:rsid="007ca694" style:font-style-asian="normal" style:font-weight-asian="normal" style:font-style-complex="normal" style:font-weight-complex="normal"/>
    </style:style>
    <style:style style:name="T418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419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420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421" style:family="text">
      <style:text-properties style:use-window-font-color="true" fo:font-style="normal" fo:font-weight="normal" officeooo:rsid="014d1edf" style:font-style-asian="normal" style:font-weight-asian="normal" style:font-style-complex="normal" style:font-weight-complex="normal"/>
    </style:style>
    <style:style style:name="T422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423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424" style:family="text">
      <style:text-properties style:use-window-font-color="true" fo:font-style="normal" style:font-style-asian="normal" style:font-style-complex="normal"/>
    </style:style>
    <style:style style:name="T425" style:family="text">
      <style:text-properties style:use-window-font-color="true" fo:font-style="normal" officeooo:rsid="0050063f" style:font-style-asian="normal" style:font-style-complex="normal"/>
    </style:style>
    <style:style style:name="T426" style:family="text">
      <style:text-properties style:use-window-font-color="true" fo:font-style="normal" officeooo:rsid="00523bf9" style:font-style-asian="normal" style:font-style-complex="normal"/>
    </style:style>
    <style:style style:name="T427" style:family="text">
      <style:text-properties style:use-window-font-color="true" fo:font-style="normal" officeooo:rsid="016f0506" style:font-style-asian="normal" style:font-style-complex="normal"/>
    </style:style>
    <style:style style:name="T428" style:family="text">
      <style:text-properties style:use-window-font-color="true" fo:font-style="normal" officeooo:rsid="0176ee1b" style:font-style-asian="normal" style:font-style-complex="normal"/>
    </style:style>
    <style:style style:name="T429" style:family="text">
      <style:text-properties style:use-window-font-color="true" fo:font-style="normal" officeooo:rsid="017029bc" style:font-style-asian="normal" style:font-style-complex="normal"/>
    </style:style>
    <style:style style:name="T430" style:family="text">
      <style:text-properties style:use-window-font-color="true" fo:font-style="normal" officeooo:rsid="00a1d04f" style:font-style-asian="normal" style:font-style-complex="normal"/>
    </style:style>
    <style:style style:name="T431" style:family="text">
      <style:text-properties style:use-window-font-color="true" fo:font-style="normal" officeooo:rsid="0050b57f" style:font-style-asian="normal" style:font-style-complex="normal"/>
    </style:style>
    <style:style style:name="T432" style:family="text">
      <style:text-properties style:use-window-font-color="true" fo:font-style="normal" officeooo:rsid="01148430" style:font-style-asian="normal" style:font-style-complex="normal"/>
    </style:style>
    <style:style style:name="T433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434" style:family="text">
      <style:text-properties style:use-window-font-color="true" officeooo:rsid="016f0506"/>
    </style:style>
    <style:style style:name="T435" style:family="text">
      <style:text-properties style:use-window-font-color="true" officeooo:rsid="009ff1c7"/>
    </style:style>
    <style:style style:name="T436" style:family="text">
      <style:text-properties style:use-window-font-color="true" fo:font-weight="normal" officeooo:rsid="007ca694" style:font-weight-asian="normal" style:font-weight-complex="normal"/>
    </style:style>
    <style:style style:name="T437" style:family="text">
      <style:text-properties style:use-window-font-color="true" fo:font-weight="normal" officeooo:rsid="01466326" style:font-weight-asian="normal" style:font-weight-complex="normal"/>
    </style:style>
    <style:style style:name="T438" style:family="text">
      <style:text-properties style:use-window-font-color="true" fo:font-weight="normal" officeooo:rsid="014d6fa3" style:font-weight-asian="normal" style:font-weight-complex="normal"/>
    </style:style>
    <style:style style:name="T439" style:family="text">
      <style:text-properties style:use-window-font-color="true" officeooo:rsid="007ca694"/>
    </style:style>
    <style:style style:name="T440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441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442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443" style:family="text">
      <style:text-properties style:text-underline-style="none"/>
    </style:style>
    <style:style style:name="T444" style:family="text">
      <style:text-properties style:text-underline-style="none" fo:font-weight="normal" style:font-weight-asian="normal" style:font-weight-complex="normal"/>
    </style:style>
    <style:style style:name="T445" style:family="text">
      <style:text-properties style:text-underline-style="none" fo:font-weight="normal" officeooo:rsid="0043121f" style:font-weight-asian="normal" style:font-weight-complex="normal"/>
    </style:style>
    <style:style style:name="T446" style:family="text">
      <style:text-properties style:text-underline-style="none" fo:font-weight="normal" officeooo:rsid="0044d7a4" style:font-weight-asian="normal" style:font-weight-complex="normal"/>
    </style:style>
    <style:style style:name="T447" style:family="text">
      <style:text-properties style:text-underline-style="none" fo:font-weight="normal" officeooo:rsid="00e7b674" style:font-weight-asian="normal" style:font-weight-complex="normal"/>
    </style:style>
    <style:style style:name="T448" style:family="text">
      <style:text-properties style:text-underline-style="none" fo:font-weight="normal" officeooo:rsid="002eb485" style:font-weight-asian="normal" style:font-weight-complex="normal"/>
    </style:style>
    <style:style style:name="T449" style:family="text">
      <style:text-properties style:text-underline-style="none" fo:font-weight="normal" officeooo:rsid="00d5826a" style:font-weight-asian="normal" style:font-weight-complex="normal"/>
    </style:style>
    <style:style style:name="T450" style:family="text">
      <style:text-properties style:text-underline-style="none" fo:font-weight="normal" officeooo:rsid="00476ae1" style:font-weight-asian="normal" style:font-weight-complex="normal"/>
    </style:style>
    <style:style style:name="T451" style:family="text">
      <style:text-properties style:text-underline-style="none" fo:font-weight="normal" officeooo:rsid="013282b3" style:font-weight-asian="normal" style:font-weight-complex="normal"/>
    </style:style>
    <style:style style:name="T452" style:family="text">
      <style:text-properties style:text-underline-style="none" fo:font-weight="normal" officeooo:rsid="004caf23" style:font-weight-asian="normal" style:font-weight-complex="normal"/>
    </style:style>
    <style:style style:name="T453" style:family="text">
      <style:text-properties style:text-underline-style="none" fo:font-weight="normal" officeooo:rsid="0128c6e8" style:font-weight-asian="normal" style:font-weight-complex="normal"/>
    </style:style>
    <style:style style:name="T454" style:family="text">
      <style:text-properties style:text-underline-style="none" fo:font-weight="bold" style:font-weight-asian="bold" style:font-weight-complex="bold"/>
    </style:style>
    <style:style style:name="T455" style:family="text">
      <style:text-properties style:text-underline-style="none" fo:font-weight="bold" officeooo:rsid="002eb485" style:font-weight-asian="bold" style:font-weight-complex="bold"/>
    </style:style>
    <style:style style:name="T456" style:family="text">
      <style:text-properties style:text-underline-style="none" fo:font-weight="bold" officeooo:rsid="00f74e17" style:font-weight-asian="bold" style:font-weight-complex="bold"/>
    </style:style>
    <style:style style:name="T457" style:family="text">
      <style:text-properties style:text-underline-style="none" officeooo:rsid="00bbbf73"/>
    </style:style>
    <style:style style:name="T458" style:family="text">
      <style:text-properties style:text-underline-style="none" officeooo:rsid="00d708a6"/>
    </style:style>
    <style:style style:name="T459" style:family="text">
      <style:text-properties style:text-underline-style="none" officeooo:rsid="00f74e17"/>
    </style:style>
    <style:style style:name="T460" style:family="text">
      <style:text-properties style:text-underline-style="none" officeooo:rsid="00378059"/>
    </style:style>
    <style:style style:name="T461" style:family="text">
      <style:text-properties style:text-underline-style="none" officeooo:rsid="0a1c7a91"/>
    </style:style>
    <style:style style:name="T462" style:family="text">
      <style:text-properties style:text-underline-style="none" officeooo:rsid="08ec3514"/>
    </style:style>
    <style:style style:name="T463" style:family="text">
      <style:text-properties officeooo:rsid="00722a19"/>
    </style:style>
    <style:style style:name="T464" style:family="text">
      <style:text-properties officeooo:rsid="00254a2e"/>
    </style:style>
    <style:style style:name="T465" style:family="text">
      <style:text-properties officeooo:rsid="008a06de"/>
    </style:style>
    <style:style style:name="T466" style:family="text">
      <style:text-properties officeooo:rsid="0099273a"/>
    </style:style>
    <style:style style:name="T467" style:family="text">
      <style:text-properties officeooo:rsid="01dac838"/>
    </style:style>
    <style:style style:name="T468" style:family="text">
      <style:text-properties officeooo:rsid="08e38a7d"/>
    </style:style>
    <style:style style:name="T469" style:family="text">
      <style:text-properties officeooo:rsid="00a75993"/>
    </style:style>
    <style:style style:name="T470" style:family="text">
      <style:text-properties officeooo:rsid="002ba0e7"/>
    </style:style>
    <style:style style:name="T471" style:family="text">
      <style:text-properties officeooo:rsid="00beb82f"/>
    </style:style>
    <style:style style:name="T472" style:family="text">
      <style:text-properties officeooo:rsid="00ba4170"/>
    </style:style>
    <style:style style:name="T473" style:family="text">
      <style:text-properties officeooo:rsid="00bbbf73"/>
    </style:style>
    <style:style style:name="T474" style:family="text">
      <style:text-properties officeooo:rsid="00bd3f9d"/>
    </style:style>
    <style:style style:name="T475" style:family="text">
      <style:text-properties officeooo:rsid="002f336e"/>
    </style:style>
    <style:style style:name="T476" style:family="text">
      <style:text-properties officeooo:rsid="0043008e"/>
    </style:style>
    <style:style style:name="T477" style:family="text">
      <style:text-properties officeooo:rsid="004450ff"/>
    </style:style>
    <style:style style:name="T478" style:family="text">
      <style:text-properties officeooo:rsid="00f5260b"/>
    </style:style>
    <style:style style:name="T479" style:family="text">
      <style:text-properties officeooo:rsid="010c486e"/>
    </style:style>
    <style:style style:name="T480" style:family="text">
      <style:text-properties officeooo:rsid="010db770"/>
    </style:style>
    <style:style style:name="T481" style:family="text">
      <style:text-properties officeooo:rsid="004a157b"/>
    </style:style>
    <style:style style:name="T482" style:family="text">
      <style:text-properties officeooo:rsid="013013d9"/>
    </style:style>
    <style:style style:name="T483" style:family="text">
      <style:text-properties officeooo:rsid="0137af9f"/>
    </style:style>
    <style:style style:name="T484" style:family="text">
      <style:text-properties officeooo:rsid="004acb3b"/>
    </style:style>
    <style:style style:name="T485" style:family="text">
      <style:text-properties officeooo:rsid="016860b9"/>
    </style:style>
    <style:style style:name="T486" style:family="text">
      <style:text-properties officeooo:rsid="0050b57f"/>
    </style:style>
    <style:style style:name="T487" style:family="text">
      <style:text-properties officeooo:rsid="0188ed42"/>
    </style:style>
    <style:style style:name="T488" style:family="text">
      <style:text-properties officeooo:rsid="0055a125"/>
    </style:style>
    <style:style style:name="T489" style:family="text">
      <style:text-properties officeooo:rsid="00572cb0"/>
    </style:style>
    <style:style style:name="T490" style:family="text">
      <style:text-properties officeooo:rsid="0176ee1b"/>
    </style:style>
    <style:style style:name="T491" style:family="text">
      <style:text-properties officeooo:rsid="005c5090"/>
    </style:style>
    <style:style style:name="T492" style:family="text">
      <style:text-properties officeooo:rsid="005f2637"/>
    </style:style>
    <style:style style:name="T493" style:family="text">
      <style:text-properties officeooo:rsid="005fb5cb"/>
    </style:style>
    <style:style style:name="T494" style:family="text">
      <style:text-properties officeooo:rsid="0063f681"/>
    </style:style>
    <style:style style:name="T495" style:family="text">
      <style:text-properties officeooo:rsid="00644350"/>
    </style:style>
    <style:style style:name="T496" style:family="text">
      <style:text-properties officeooo:rsid="006579dd"/>
    </style:style>
    <style:style style:name="T497" style:family="text">
      <style:text-properties officeooo:rsid="0066b31e"/>
    </style:style>
    <style:style style:name="T498" style:family="text">
      <style:text-properties officeooo:rsid="0066c57e"/>
    </style:style>
    <style:style style:name="T499" style:family="text">
      <style:text-properties officeooo:rsid="00684bfc"/>
    </style:style>
    <style:style style:name="T500" style:family="text">
      <style:text-properties officeooo:rsid="0069643a"/>
    </style:style>
    <style:style style:name="T501" style:family="text">
      <style:text-properties officeooo:rsid="00703df9"/>
    </style:style>
    <style:style style:name="T502" style:family="text">
      <style:text-properties officeooo:rsid="0072cdc4"/>
    </style:style>
    <style:style style:name="T503" style:family="text">
      <style:text-properties officeooo:rsid="00751d17"/>
    </style:style>
    <style:style style:name="T504" style:family="text">
      <style:text-properties officeooo:rsid="0076848f"/>
    </style:style>
    <style:style style:name="T505" style:family="text">
      <style:text-properties officeooo:rsid="0077a442"/>
    </style:style>
    <style:style style:name="T506" style:family="text">
      <style:text-properties officeooo:rsid="00793c0d"/>
    </style:style>
    <style:style style:name="T507" style:family="text">
      <style:text-properties officeooo:rsid="007b2101"/>
    </style:style>
    <style:style style:name="T508" style:family="text">
      <style:text-properties officeooo:rsid="007ca694"/>
    </style:style>
    <style:style style:name="T509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510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511" style:family="text">
      <style:text-properties fo:font-size="14pt" fo:font-weight="bold" style:font-size-asian="14pt" style:font-weight-asian="bold" style:font-size-complex="14pt" style:font-weight-complex="bold"/>
    </style:style>
    <style:style style:name="T512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513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514" style:family="text">
      <style:text-properties fo:font-size="14pt" fo:font-style="normal" style:font-size-asian="14pt" style:font-style-asian="normal" style:font-size-complex="14pt" style:font-style-complex="normal"/>
    </style:style>
    <style:style style:name="T515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51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17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518" style:family="text">
      <style:text-properties fo:font-size="14pt" fo:font-style="italic" style:font-size-asian="14pt" style:font-style-asian="italic" style:font-size-complex="14pt" style:font-style-complex="italic"/>
    </style:style>
    <style:style style:name="T519" style:family="text">
      <style:text-properties officeooo:rsid="007d92ff"/>
    </style:style>
    <style:style style:name="T520" style:family="text">
      <style:text-properties officeooo:rsid="007fd79d"/>
    </style:style>
    <style:style style:name="T521" style:family="text">
      <style:text-properties officeooo:rsid="00819260"/>
    </style:style>
    <style:style style:name="T522" style:family="text">
      <style:text-properties officeooo:rsid="0082c116"/>
    </style:style>
    <style:style style:name="T523" style:family="text">
      <style:text-properties officeooo:rsid="008478a0"/>
    </style:style>
    <style:style style:name="T524" style:family="text">
      <style:text-properties officeooo:rsid="00941a11"/>
    </style:style>
    <style:style style:name="T525" style:family="text">
      <style:text-properties officeooo:rsid="009d5b59"/>
    </style:style>
    <style:style style:name="T526" style:family="text">
      <style:text-properties officeooo:rsid="00a1d04f"/>
    </style:style>
    <style:style style:name="T527" style:family="text">
      <style:text-properties fo:color="#ff8c00"/>
    </style:style>
    <style:style style:name="T528" style:family="text">
      <style:text-properties fo:color="#ff8c00" fo:font-style="italic" style:font-style-asian="italic" style:font-style-complex="italic"/>
    </style:style>
    <style:style style:name="T529" style:family="text">
      <style:text-properties officeooo:rsid="00a1e031"/>
    </style:style>
    <style:style style:name="T530" style:family="text">
      <style:text-properties officeooo:rsid="00a35d76"/>
    </style:style>
    <style:style style:name="T531" style:family="text">
      <style:text-properties officeooo:rsid="00a69dce"/>
    </style:style>
    <style:style style:name="T532" style:family="text">
      <style:text-properties officeooo:rsid="00a6f347"/>
    </style:style>
    <style:style style:name="T533" style:family="text">
      <style:text-properties officeooo:rsid="00a8ca1b"/>
    </style:style>
    <style:style style:name="T534" style:family="text">
      <style:text-properties officeooo:rsid="00acfb9d"/>
    </style:style>
    <style:style style:name="T535" style:family="text">
      <style:text-properties officeooo:rsid="00ad6801"/>
    </style:style>
    <style:style style:name="T536" style:family="text">
      <style:text-properties officeooo:rsid="00b41267"/>
    </style:style>
    <style:style style:name="T537" style:family="text">
      <style:text-properties officeooo:rsid="00ba819c"/>
    </style:style>
    <style:style style:name="T538" style:family="text">
      <style:text-properties officeooo:rsid="00bbf4cd"/>
    </style:style>
    <style:style style:name="T539" style:family="text">
      <style:text-properties officeooo:rsid="00bdd473"/>
    </style:style>
    <style:style style:name="T540" style:family="text">
      <style:text-properties officeooo:rsid="00c12d1c"/>
    </style:style>
    <style:style style:name="T541" style:family="text">
      <style:text-properties officeooo:rsid="00c2c999"/>
    </style:style>
    <style:style style:name="T542" style:family="text">
      <style:text-properties officeooo:rsid="00c50878"/>
    </style:style>
    <style:style style:name="T543" style:family="text">
      <style:text-properties officeooo:rsid="00c88326"/>
    </style:style>
    <style:style style:name="T544" style:family="text">
      <style:text-properties officeooo:rsid="00cbb52c"/>
    </style:style>
    <style:style style:name="T545" style:family="text">
      <style:text-properties officeooo:rsid="00d04e1a"/>
    </style:style>
    <style:style style:name="T546" style:family="text">
      <style:text-properties officeooo:rsid="00d23a32"/>
    </style:style>
    <style:style style:name="T547" style:family="text">
      <style:text-properties officeooo:rsid="00d3f114"/>
    </style:style>
    <style:style style:name="T548" style:family="text">
      <style:text-properties officeooo:rsid="00d833d3"/>
    </style:style>
    <style:style style:name="T549" style:family="text">
      <style:text-properties officeooo:rsid="00d873e2"/>
    </style:style>
    <style:style style:name="T550" style:family="text">
      <style:text-properties officeooo:rsid="00eb49f4"/>
    </style:style>
    <style:style style:name="T551" style:family="text">
      <style:text-properties officeooo:rsid="00fb5f7f"/>
    </style:style>
    <style:style style:name="T552" style:family="text">
      <style:text-properties officeooo:rsid="00fc67ff"/>
    </style:style>
    <style:style style:name="T553" style:family="text">
      <style:text-properties officeooo:rsid="00fdd3aa"/>
    </style:style>
    <style:style style:name="T554" style:family="text">
      <style:text-properties officeooo:rsid="00ffe4b9"/>
    </style:style>
    <style:style style:name="T555" style:family="text">
      <style:text-properties officeooo:rsid="010639c7"/>
    </style:style>
    <style:style style:name="T556" style:family="text">
      <style:text-properties officeooo:rsid="010ab710"/>
    </style:style>
    <style:style style:name="T557" style:family="text">
      <style:text-properties officeooo:rsid="010ff277"/>
    </style:style>
    <style:style style:name="T558" style:family="text">
      <style:text-properties officeooo:rsid="0111d037"/>
    </style:style>
    <style:style style:name="T559" style:family="text">
      <style:text-properties officeooo:rsid="011511c0"/>
    </style:style>
    <style:style style:name="T560" style:family="text">
      <style:text-properties officeooo:rsid="01185712"/>
    </style:style>
    <style:style style:name="T561" style:family="text">
      <style:text-properties officeooo:rsid="01190d75"/>
    </style:style>
    <style:style style:name="T562" style:family="text">
      <style:text-properties officeooo:rsid="01206a6e"/>
    </style:style>
    <style:style style:name="T563" style:family="text">
      <style:text-properties officeooo:rsid="0128c6e8"/>
    </style:style>
    <style:style style:name="T564" style:family="text">
      <style:text-properties officeooo:rsid="00201bd5"/>
    </style:style>
    <style:style style:name="T565" style:family="text">
      <style:text-properties officeooo:rsid="012b24b3"/>
    </style:style>
    <style:style style:name="T566" style:family="text">
      <style:text-properties officeooo:rsid="012cecd7"/>
    </style:style>
    <style:style style:name="T567" style:family="text">
      <style:text-properties officeooo:rsid="012e9465"/>
    </style:style>
    <style:style style:name="T568" style:family="text">
      <style:text-properties officeooo:rsid="01305c41"/>
    </style:style>
    <style:style style:name="T569" style:family="text">
      <style:text-properties officeooo:rsid="0140be6f"/>
    </style:style>
    <style:style style:name="T570" style:family="text">
      <style:text-properties officeooo:rsid="0149fc19"/>
    </style:style>
    <style:style style:name="T571" style:family="text">
      <style:text-properties officeooo:rsid="014be95f"/>
    </style:style>
    <style:style style:name="T572" style:family="text">
      <style:text-properties officeooo:rsid="014d6fa3"/>
    </style:style>
    <style:style style:name="T573" style:family="text">
      <style:text-properties officeooo:rsid="014f28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65">совершенное</text:span> автор<text:span text:style-name="T165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322"><text:span text:style-name="T1">Помимо </text:span><text:span text:style-name="T122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4"><text:span text:style-name="T1">Дополнение как бы дополняет по смыслу сказуемое. Оно выражено </text:span><text:span text:style-name="T330">одним или несколькими </text:span><text:span text:style-name="T1">существительным</text:span><text:span text:style-name="T330">и</text:span><text:span text:style-name="T1">, перед которым</text:span><text:span text:style-name="T331">и</text:span><text:span text:style-name="T1"> обычно идет предлог или </text:span><text:span text:style-name="T330">инфинитив</text:span><text:span text:style-name="T1">.</text:span></text:p>
      <text:p text:style-name="P1"/>
      <text:p text:style-name="P321"><text:span text:style-name="T1">Обстоятельство описывает место, время, </text:span><text:span text:style-name="T330">или </text:span><text:span text:style-name="T1">способ действия. Оно выражено словом или группой слов, отвечающих на вопросы: </text:span><text:span text:style-name="T7">где?</text:span><text:span text:style-name="T330"> </text:span><text:span text:style-name="T3">когда? </text:span><text:span text:style-name="T8">к</text:span><text:span text:style-name="T3">ак? </text:span><text:span text:style-name="T36">(это тоже дополнение)</text:span></text:p>
      <text:p text:style-name="P65"/>
      <text:p text:style-name="P16">Английское предложение иногда удобнее переводить с конца. Для удобства можно добавлять дополнительные уточняющие слова.</text:p>
      <text:p text:style-name="P15"/>
      <text:p text:style-name="P322"><text:span text:style-name="T172">В а</text:span><text:span text:style-name="T167">нглийско</text:span><text:span text:style-name="T172">м</text:span><text:span text:style-name="T167"> предложени</text:span><text:span text:style-name="T172">и важно</text:span><text:span text:style-name="T167"> </text:span><text:span text:style-name="T174">соблюдать</text:span><text:span text:style-name="T167"> </text:span><text:span text:style-name="T172">правильн</text:span><text:span text:style-name="T174">ый</text:span><text:span text:style-name="T172"> </text:span><text:span text:style-name="T167">поряд</text:span><text:span text:style-name="T174">о</text:span><text:span text:style-name="T167">к слов.</text:span></text:p>
      <text:p text:style-name="Standard">Сначала <text:span text:style-name="T488">идет</text:span> <text:span text:style-name="T124">подлежащее</text:span>, затем <text:span text:style-name="T132">сказуемое</text:span>, после <text:span text:style-name="T144">дополнение</text:span> и/или <text:span text:style-name="T152">обстоятельство</text:span>.</text:p>
      <text:p text:style-name="P17"/>
      <text:p text:style-name="P188"><text:span text:style-name="T125">We</text:span><text:span text:style-name="T4"> </text:span><text:span text:style-name="T133">do</text:span><text:span text:style-name="T4"> </text:span><text:span text:style-name="T144">the</text:span><text:span text:style-name="T145"> </text:span><text:span text:style-name="T146">job</text:span><text:span text:style-name="T4"> </text:span><text:span text:style-name="T154">well</text:span><text:span text:style-name="T4"> — </text:span><text:span text:style-name="T6">М</text:span><text:span text:style-name="T4">ы делаем работу </text:span><text:span text:style-name="T5">хорошо</text:span><text:span text:style-name="T4">.</text:span></text:p>
      <text:p text:style-name="P190"/>
      <text:p text:style-name="P323"><text:span text:style-name="T169">С</text:span><text:span text:style-name="T168">казуемое часто разделяется</text:span><text:span text:style-name="T169"> на</text:span><text:span text:style-name="T168"> </text:span><text:span text:style-name="T160">вспомогательный </text:span><text:span text:style-name="T168">и </text:span><text:span text:style-name="T134">смысловой</text:span><text:span text:style-name="T5"> </text:span>глаголы<text:span text:style-name="T168">. </text:span><text:span text:style-name="T173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18"/>
      <text:p text:style-name="P321"><text:span text:style-name="T125">They</text:span><text:span text:style-name="T4"> </text:span><text:span text:style-name="T162">have </text:span><text:span text:style-name="T159">not</text:span><text:span text:style-name="T133"> finish</text:span><text:span text:style-name="T136">ed</text:span><text:span text:style-name="T4"> </text:span><text:span text:style-name="T145">their work</text:span><text:span text:style-name="T4"> </text:span><text:span text:style-name="T153">in time</text:span><text:span text:style-name="T4"> — </text:span><text:span text:style-name="T6">Они не закончили работу вовремя.</text:span></text:p>
      <text:p text:style-name="P191"><text:span text:style-name="T127">I</text:span><text:span text:style-name="T165"> </text:span><text:span text:style-name="T163">will</text:span><text:span text:style-name="T138"> give</text:span><text:span text:style-name="T165"> </text:span><text:span text:style-name="T148">you money</text:span><text:span text:style-name="T165"> — Я дам тебе деньги </text:span><text:span text:style-name="T332">(два дополнения)</text:span><text:span text:style-name="T165">.</text:span></text:p>
      <text:p text:style-name="P19"/>
      <text:p text:style-name="P321"><text:span text:style-name="T169">В вопросительных предложениях порядок слов другой. Сначала идет вспомогательный глагол, затем подлежащее, </text:span><text:span text:style-name="T170">а после — смысловой глагол, дополнение и/</text:span><text:span text:style-name="T171">или</text:span><text:span text:style-name="T170"> обстоятельство.</text:span></text:p>
      <text:p text:style-name="P20">Перед вспомогательным глаголом может также идти вопросительное слово.</text:p>
      <text:p text:style-name="P20"/>
      <text:p text:style-name="P322"><text:span text:style-name="T161">Do</text:span><text:span text:style-name="T8"> </text:span><text:span text:style-name="T126">you</text:span><text:span text:style-name="T8"> </text:span><text:span text:style-name="T135">want</text:span><text:span text:style-name="T333"> </text:span><text:span text:style-name="T2">to live</text:span><text:span text:style-name="T333"> </text:span><text:span text:style-name="T155">in Spain</text:span><text:span text:style-name="T8">? — Ты хочешь жить в Испании?</text:span></text:p>
      <text:p text:style-name="P192"><text:span text:style-name="T335">What</text:span><text:span text:style-name="T332"> </text:span><text:span text:style-name="T164">are</text:span><text:span text:style-name="T332"> </text:span><text:span text:style-name="T128">you</text:span><text:span text:style-name="T332"> </text:span><text:span text:style-name="T139">doing</text:span><text:span text:style-name="T332"> </text:span><text:span text:style-name="T156">here</text:span><text:span text:style-name="T332">? </text:span><text:span text:style-name="T336">—</text:span><text:span text:style-name="T332"> Что ты здесь делаешь?</text:span></text:p>
      <text:p text:style-name="P192"/>
      <text:p text:style-name="P101">Если обстоятельство состоит из нескольких слов, то оно может переехать в самое начало:</text:p>
      <text:p text:style-name="P101"/>
      <text:p text:style-name="P267">Tom walks to work <text:span text:style-name="T151">every morning</text:span> / <text:span text:style-name="T151">Every morning</text:span> Tom walks to work —</text:p>
      <text:p text:style-name="P267">Том ходит на работу каждое утро.</text:p>
      <text:p text:style-name="P267"/>
      <text:p text:style-name="P101">Глаголы, требующие 2х дополнений: <text:span text:style-name="T2">give, lend, pass, send, show.</text:span></text:p>
      <text:p text:style-name="P479"><text:span text:style-name="T234"/></text:p>
      <text:p text:style-name="P479"><text:span text:style-name="T234">Сами д</text:span><text:span text:style-name="T226">ополнения могут указываться </text:span><text:span text:style-name="T227">2мя</text:span><text:span text:style-name="T226"> способами:</text:span></text:p>
      <text:p text:style-name="P101"/>
      <text:p text:style-name="P101">1. После глагола указывается человек, а затем предмет; без предлогов.</text:p>
      <text:p text:style-name="P478"><text:span text:style-name="T166"><text:s text:c="2"/></text:span><text:span text:style-name="T2"><text:s text:c="2"/>I lent </text:span><text:span text:style-name="T144">Mike</text:span><text:span text:style-name="T2"> some </text:span><text:span text:style-name="T144">money</text:span><text:span text:style-name="T2"> — Я одолжил Майку деньги.</text:span></text:p>
      <text:p text:style-name="P267"/>
      <text:p text:style-name="P101">2. После глагола указывается предмет, а затем человек; перед человеком будет предлог <text:span text:style-name="T2">to</text:span>.</text:p>
      <text:p text:style-name="P101"><text:s text:c="4"/><text:span text:style-name="T2">I </text:span><text:span text:style-name="T144">lent</text:span><text:span text:style-name="T2"> some money </text:span><text:span text:style-name="T528">to</text:span><text:span text:style-name="T2"> </text:span><text:span text:style-name="T144">Mike</text:span><text:span text:style-name="T2"> — Я одолжил деньги Майку.</text:span></text:p>
      <text:p text:style-name="P651"><text:soft-page-break/>Английские времена</text:p>
      <text:p text:style-name="P326"/>
      <text:p text:style-name="P327">В английском языке 12 времен. Они разбиты на 4 группы: <text:span text:style-name="T2">Simple, Continuous, Perfect </text:span><text:span text:style-name="T166">и</text:span><text:span text:style-name="T2"> Perfect Continuous</text:span>. Каждая<text:span text:style-name="T521"> </text:span>групп<text:span text:style-name="T521">а</text:span> включает в себя 3 времени: <text:span text:style-name="T2">Present, Past, Future</text:span>.</text:p>
      <text:p text:style-name="P326"/>
      <text:p text:style-name="P317">Present Simple</text:p>
      <text:p text:style-name="P328"/>
      <text:p text:style-name="P329">Используется чтобы сообщить: </text:p>
      <text:list xml:id="list1423590407" text:style-name="L1">
        <text:list-item>
          <text:p text:style-name="P652"><text:span text:style-name="T9">факт</text:span><text:span text:style-name="T12">ы</text:span><text:span text:style-name="T9"> настоящего, </text:span><text:span text:style-name="T12">очевидную </text:span><text:span text:style-name="T11">истин</text:span><text:span text:style-name="T12">у</text:span><text:span text:style-name="T9">;</text:span></text:p>
        </text:list-item>
        <text:list-item>
          <text:p text:style-name="P555"><text:span text:style-name="T337">регулярны</text:span><text:span text:style-name="T481">е</text:span><text:span text:style-name="T337"> события настоящего;</text:span></text:p>
        </text:list-item>
      </text:list>
      <text:p text:style-name="P402"/>
      <text:p text:style-name="P353"><text:span text:style-name="T339">I </text:span><text:span text:style-name="T113">live</text:span><text:span text:style-name="T339"> in New York — Я </text:span><text:span text:style-name="T340">живу</text:span><text:span text:style-name="T339"> в Нью Йорке.</text:span></text:p>
      <text:p text:style-name="P330"/>
      <text:p text:style-name="P400">В утверждениях, когда подлежащее в третьем лице, единственном числе (he, she, it), </text:p>
      <text:p text:style-name="P344"><text:span text:style-name="T338">к сказуемому добавляется окончание </text:span><text:span text:style-name="T10">-s</text:span><text:span text:style-name="T338"> (</text:span><text:span text:style-name="T10">-es</text:span><text:span text:style-name="T338"> если заканчивается на гласную или шипящий). </text:span></text:p>
      <text:p text:style-name="P401"/>
      <text:p text:style-name="P345"><text:span text:style-name="T339">Peter </text:span><text:span text:style-name="T113">works</text:span><text:span text:style-name="T339"> in New York — Питер </text:span><text:span text:style-name="T340">работает</text:span><text:span text:style-name="T339"> в Нью Йорке;</text:span></text:p>
      <text:p text:style-name="P328"/>
      <text:p text:style-name="P665"><text:span text:style-name="T563">Слова-маячки</text:span><text:span text:style-name="T564"> (перед сказуемым):</text:span></text:p>
      <text:list xml:id="list3396636146" text:style-name="L2">
        <text:list-item>
          <text:p text:style-name="P556">always - <text:span text:style-name="T363">всегда</text:span>;</text:p>
        </text:list-item>
        <text:list-item>
          <text:p text:style-name="P556">usually - <text:span text:style-name="T363">обычно</text:span>;</text:p>
        </text:list-item>
        <text:list-item>
          <text:p text:style-name="P556">often - <text:span text:style-name="T363">часто</text:span>;</text:p>
        </text:list-item>
        <text:list-item>
          <text:p text:style-name="P556">sometimes - <text:span text:style-name="T363">иногда</text:span>;</text:p>
        </text:list-item>
        <text:list-item>
          <text:p text:style-name="P556">never — <text:span text:style-name="T363">никогда;</text:span></text:p>
        </text:list-item>
      </text:list>
      <text:p text:style-name="P193"/>
      <text:p text:style-name="P194">I <text:span text:style-name="T341">always</text:span> wash my hands before eating — Я <text:span text:style-name="T341">всегда</text:span> мою руки перед едой.</text:p>
      <text:p text:style-name="Standard"/>
      <text:p text:style-name="P394"><text:span text:style-name="T489">Отрицание образуется с помощью частицы </text:span><text:span text:style-name="T15">not</text:span><text:span text:style-name="T489">, </text:span>которая идет в паре со вспомогательным глаголом <text:span text:style-name="T2">do</text:span>. <text:span text:style-name="T446">Если подлежащее </text:span><text:span text:style-name="T89">he/she/it</text:span><text:span text:style-name="T446">, то </text:span><text:span text:style-name="T99">do</text:span><text:span text:style-name="T450"> меняется на</text:span><text:span text:style-name="T446"> </text:span><text:span text:style-name="T89">does</text:span><text:span text:style-name="T446">.</text:span></text:p>
      <text:p text:style-name="P346"/>
      <text:p text:style-name="P269">People <text:span text:style-name="T395">do </text:span><text:span text:style-name="T396">not</text:span><text:span text:style-name="T394"> live</text:span> in space — Люди <text:span text:style-name="T341">не</text:span> живут в космосе.</text:p>
      <text:p text:style-name="P269">Water <text:span text:style-name="T395">does </text:span><text:span text:style-name="T396">not</text:span><text:span text:style-name="T394"> boil</text:span> at 50 degrees Celsius — Вода <text:span text:style-name="T341">не</text:span> кипит при 50 грудусах.</text:p>
      <text:p text:style-name="P269"/>
      <text:p text:style-name="P338"><text:span text:style-name="T280">Практически всегда </text:span><text:span text:style-name="T89">do not</text:span><text:span text:style-name="T280"> использу</text:span><text:span text:style-name="T281">е</text:span><text:span text:style-name="T280">тся в сокращении: </text:span></text:p>
      <text:p text:style-name="P102"/>
      <text:p text:style-name="P270">We <text:span text:style-name="T341">don`t</text:span> drink whisky — Мы <text:span text:style-name="T341">не</text:span> пьем виски. </text:p>
      <text:p text:style-name="P268">He <text:span text:style-name="T341">doesn`t</text:span> drink tea — Он <text:span text:style-name="T341">не</text:span> пьет чай.</text:p>
      <text:p text:style-name="P198"/>
      <text:p text:style-name="P393"><text:span text:style-name="T488">В вопросах вспомогательный глагол </text:span><text:span text:style-name="T14">do</text:span><text:span text:style-name="T282"> ставится перед подлежащим:</text:span></text:p>
      <text:p text:style-name="P104"/>
      <text:p text:style-name="P355"><text:span text:style-name="T454">Do</text:span><text:span text:style-name="T444"> you like action movies? </text:span><text:span text:style-name="T445">— </text:span><text:span text:style-name="T444">Тебе нравятся экшен фильмы? </text:span></text:p>
      <text:p text:style-name="P347"><text:span text:style-name="T398">What books </text:span><text:span text:style-name="T401">do</text:span><text:span text:style-name="T402">es</text:span><text:span text:style-name="T398"> </text:span><text:span text:style-name="T399">he</text:span><text:span text:style-name="T398"> read? </text:span><text:span text:style-name="T400">—</text:span><text:span text:style-name="T398"> Какие книги </text:span><text:span text:style-name="T399">он</text:span><text:span text:style-name="T398"> </text:span><text:span text:style-name="T399">читает</text:span><text:span text:style-name="T398">?</text:span></text:p>
      <text:p text:style-name="P104"/>
      <text:p text:style-name="P289">Present Continuous</text:p>
      <text:p text:style-name="P105"/>
      <text:p text:style-name="P348"><text:span text:style-name="T283">Используется, чтобы </text:span><text:span text:style-name="T301">сообщить</text:span><text:span text:style-name="T283"> о </text:span><text:span text:style-name="T293">действии</text:span><text:span text:style-name="T283">, </text:span><text:span text:style-name="T294">которое происходит</text:span><text:span text:style-name="T283"> </text:span><text:span text:style-name="T324">сейчас</text:span><text:span text:style-name="T283"> и еще не законч</text:span><text:span text:style-name="T301">ено</text:span><text:span text:style-name="T283">.</text:span></text:p>
      <text:p text:style-name="P106">Состоит из связки вспомогательного глагола <text:span text:style-name="T2">be</text:span> и смыслового <text:span text:style-name="T484">глагола </text:span>с окончанием <text:span text:style-name="T2">-ing</text:span>:</text:p>
      <text:p text:style-name="P361"/>
      <text:p text:style-name="P361">She <text:span text:style-name="T341">is driving</text:span> to work. <text:span text:style-name="T463">—</text:span> Она <text:span text:style-name="T341">едет</text:span> на работу.</text:p>
      <text:p text:style-name="P362">I <text:span text:style-name="T346">a</text:span><text:span text:style-name="T341">m not listening</text:span> to you. <text:span text:style-name="T465">—</text:span> Я <text:span text:style-name="T341">не слушаю</text:span> тебя.</text:p>
      <text:p text:style-name="P363">Where <text:span text:style-name="T341">is </text:span>he <text:span text:style-name="T341">going</text:span>? <text:span text:style-name="T465">—</text:span> Куда он <text:span text:style-name="T341">идет</text:span>?</text:p>
      <text:p text:style-name="P103"/>
      <text:p text:style-name="P552"><text:soft-page-break/><text:span text:style-name="T563">Слова-маячки</text:span> <text:span text:style-name="T470">(в разных местах)</text:span>:</text:p>
      <text:list xml:id="list1660673243" text:style-name="L3">
        <text:list-item>
          <text:p text:style-name="P620">look — смотри;</text:p>
        </text:list-item>
        <text:list-item>
          <text:p text:style-name="P620">now — сейчас (<text:span text:style-name="T464">обычно </text:span>в конце);</text:p>
        </text:list-item>
        <text:list-item>
          <text:p text:style-name="P620">at the moment — в этот момент (<text:span text:style-name="T464">обычно </text:span>в конце).</text:p>
        </text:list-item>
      </text:list>
      <text:p text:style-name="P272"/>
      <text:p text:style-name="P271">I am working right <text:span text:style-name="T341">now</text:span>. — Прямо сейчас я работаю.</text:p>
      <text:p text:style-name="P271"><text:span text:style-name="T341">Look</text:span> out of the window! It`s raining. — Посмотри в окно. Идет дождь.</text:p>
      <text:p text:style-name="P126"/>
      <text:p text:style-name="P125"><text:span text:style-name="T466">Глаголы, которые не использ</text:span><text:span text:style-name="T467">уются</text:span><text:span text:style-name="T466"> в </text:span><text:span text:style-name="T31">Continuous</text:span></text:p>
      <text:p text:style-name="P125"/>
      <text:p text:style-name="P120">Как правило это глаголы, описывающие чувства или мысли.</text:p>
      <text:p text:style-name="P390"><text:span text:style-name="T305">Но если они </text:span><text:span text:style-name="T306">идут</text:span><text:span text:style-name="T305"> </text:span><text:span text:style-name="T306">внутри</text:span><text:span text:style-name="T305"> </text:span><text:span text:style-name="T306">какой-</text:span><text:span text:style-name="T307">то</text:span><text:span text:style-name="T306"> </text:span><text:span text:style-name="T305">устойчивой связки, то могут быть и с </text:span><text:span text:style-name="T100">-ing</text:span><text:span text:style-name="T305">.</text:span></text:p>
      <text:p text:style-name="P274"/>
      <text:p text:style-name="P108">Глаголы восприятия:</text:p>
      <text:list xml:id="list255815702" text:style-name="L4">
        <text:list-item>
          <text:p text:style-name="P621">see — видеть;</text:p>
        </text:list-item>
        <text:list-item>
          <text:p text:style-name="P621">hear — слышать;</text:p>
        </text:list-item>
        <text:list-item>
          <text:p text:style-name="P621">feel — чувствовать <text:span text:style-name="T468">себя</text:span>;</text:p>
        </text:list-item>
        <text:list-item>
          <text:p text:style-name="P621">taste — чувствовать вкус (пробовать);</text:p>
        </text:list-item>
        <text:list-item>
          <text:p text:style-name="P621">smell — чувствовать запах (нюхать);</text:p>
        </text:list-item>
      </text:list>
      <text:p text:style-name="P109"/>
      <text:p text:style-name="P108">Глаголы для выражения мнения:</text:p>
      <text:list xml:id="list3875503990" text:style-name="L5">
        <text:list-item>
          <text:p text:style-name="P622">belive — верить;</text:p>
        </text:list-item>
        <text:list-item>
          <text:p text:style-name="P622">doubt — сомневаться;</text:p>
        </text:list-item>
        <text:list-item>
          <text:p text:style-name="P622">think — думать;</text:p>
        </text:list-item>
      </text:list>
      <text:p text:style-name="P107"/>
      <text:p text:style-name="P108">Глаголы, показывающие состояние мыслей:</text:p>
      <text:list xml:id="list1365189036" text:style-name="L6">
        <text:list-item>
          <text:p text:style-name="P623">forget — забывать;</text:p>
        </text:list-item>
        <text:list-item>
          <text:p text:style-name="P623">imagine — представлять;</text:p>
        </text:list-item>
        <text:list-item>
          <text:p text:style-name="P623">know — знать;</text:p>
        </text:list-item>
        <text:list-item>
          <text:p text:style-name="P623">understand — понимать;</text:p>
        </text:list-item>
      </text:list>
      <text:p text:style-name="P109"/>
      <text:p text:style-name="P110">Глаголы, указывающие на эмоции и желания:</text:p>
      <text:list xml:id="list4174155857" text:style-name="L7">
        <text:list-item>
          <text:p text:style-name="P624">love — любить;</text:p>
        </text:list-item>
        <text:list-item>
          <text:p text:style-name="P624">like — нравиться;</text:p>
        </text:list-item>
        <text:list-item>
          <text:p text:style-name="P624">hate — ненавидеть;</text:p>
        </text:list-item>
        <text:list-item>
          <text:p text:style-name="P624">hope — надеяться;</text:p>
        </text:list-item>
        <text:list-item>
          <text:p text:style-name="P624">want — хотеть;</text:p>
        </text:list-item>
        <text:list-item>
          <text:p text:style-name="P624">wish — желать;</text:p>
        </text:list-item>
      </text:list>
      <text:p text:style-name="P110"/>
      <text:p text:style-name="P110">Другие глаголы:</text:p>
      <text:list xml:id="list3215258719" text:style-name="L8">
        <text:list-item>
          <text:p text:style-name="P625">look — выглядеть;</text:p>
        </text:list-item>
        <text:list-item>
          <text:p text:style-name="P625">have — иметь;</text:p>
        </text:list-item>
      </text:list>
      <text:p text:style-name="P111"/>
      <text:p text:style-name="P275">I <text:span text:style-name="T341">think</text:span> Amy is a strange girl. - Я <text:span text:style-name="T341">думаю</text:span>, Эмми странная девушка.</text:p>
      <text:p text:style-name="P275">You <text:span text:style-name="T341">look</text:span> great! - Ты <text:span text:style-name="T341">выглядишь</text:span> отлично!</text:p>
      <text:p text:style-name="P273"/>
      <text:p text:style-name="P290">Present Perfect</text:p>
      <text:p text:style-name="P124"/>
      <text:p text:style-name="P387"><text:span text:style-name="T284">И</text:span><text:span text:style-name="T296">спользуется чтобы сообщить о результате, который важен в настоящем. 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span></text:p>
      <text:p text:style-name="P113"><text:soft-page-break/>Состоит из связки вспомогательного глагола have и смыслового глагола в 3й форме.</text:p>
      <text:p text:style-name="P350"><text:span text:style-name="T317">В </text:span><text:span text:style-name="T314">отрицаниях почти всегда используется сокращенная форма глагола </text:span><text:span text:style-name="T106">haven`t</text:span><text:span text:style-name="T314">.</text:span></text:p>
      <text:p text:style-name="P115"><text:span text:style-name="T471">Сокращени</text:span><text:span text:style-name="T490">е</text:span><text:span text:style-name="T471"> </text:span><text:span text:style-name="T16">`ve not</text:span><text:span text:style-name="T471"> не используется.</text:span></text:p>
      <text:p text:style-name="P114"/>
      <text:p text:style-name="P349"><text:span text:style-name="T95">You </text:span><text:span text:style-name="T110">have</text:span><text:span text:style-name="T95"> </text:span><text:span text:style-name="T110">broken</text:span><text:span text:style-name="T95"> the vase. </text:span><text:span text:style-name="T96">— </text:span><text:span text:style-name="T95">Ты </text:span><text:span text:style-name="T110">разбил</text:span><text:span text:style-name="T95"> вазу (результат, кот. </text:span><text:span text:style-name="T97">важен сейчас</text:span><text:span text:style-name="T95">).</text:span></text:p>
      <text:p text:style-name="P507"><text:span text:style-name="T365">I </text:span><text:span text:style-name="T349">haven</text:span><text:span text:style-name="T343">`</text:span><text:span text:style-name="T349">t</text:span><text:span text:style-name="T365"> </text:span><text:span text:style-name="T349">expected</text:span><text:span text:style-name="T365"> that. </text:span><text:span text:style-name="T367">—</text:span><text:span text:style-name="T365"> Я этого </text:span><text:span text:style-name="T349">не</text:span><text:span text:style-name="T365"> </text:span><text:span text:style-name="T349">ожидал</text:span><text:span text:style-name="T365">.</text:span></text:p>
      <text:p text:style-name="P507"><text:span text:style-name="T347">Ha</text:span><text:span text:style-name="T348">s</text:span><text:span text:style-name="T369"> </text:span><text:span text:style-name="T370">he</text:span><text:span text:style-name="T369"> </text:span><text:span text:style-name="T347">been</text:span><text:span text:style-name="T369"> to Rome? </text:span><text:span text:style-name="T367">—</text:span><text:span text:style-name="T369"> </text:span><text:span text:style-name="T370">Он</text:span><text:span text:style-name="T369"> </text:span><text:span text:style-name="T347">бывал</text:span><text:span text:style-name="T369"> в Риме?</text:span></text:p>
      <text:p text:style-name="P279"/>
      <text:p text:style-name="P425"><text:span text:style-name="T284">Также использу</text:span><text:span text:style-name="T291">ется</text:span><text:span text:style-name="T284">, </text:span><text:span text:style-name="T285">если</text:span><text:span text:style-name="T284"> что-то произошло впервые.</text:span></text:p>
      <text:p text:style-name="P276"><text:span text:style-name="T469">It`s the fitst time I </text:span><text:span text:style-name="T342">have</text:span><text:span text:style-name="T469"> </text:span><text:span text:style-name="T342">driven</text:span><text:span text:style-name="T469"> a car — Это впервые, когда я </text:span><text:span text:style-name="T342">веду</text:span><text:span text:style-name="T469"> машину.</text:span></text:p>
      <text:p text:style-name="P276"/>
      <text:p text:style-name="P116">Как образуется 3я форма глагола:</text:p>
      <text:list xml:id="list2278744103" text:style-name="L9">
        <text:list-item>
          <text:p text:style-name="P626">если глагол правильный, то к нему добавляется окончание -ed;</text:p>
        </text:list-item>
        <text:list-item>
          <text:p text:style-name="P627">если глагол неправильный, то <text:span text:style-name="T475">его <text:s/></text:span>нужно<text:span text:style-name="T475"> </text:span>искать в таблице неправильных глаголов;</text:p>
        </text:list-item>
      </text:list>
      <text:p text:style-name="P112"/>
      <text:p text:style-name="P553"><text:span text:style-name="T563">Слова-маячки</text:span>:</text:p>
      <text:list xml:id="list1102672685" text:style-name="L10">
        <text:list-item>
          <text:p text:style-name="P631">just — только что;</text:p>
        </text:list-item>
        <text:list-item>
          <text:p text:style-name="P631">already — уже;</text:p>
        </text:list-item>
        <text:list-item>
          <text:p text:style-name="P628">yet — еще не;</text:p>
        </text:list-item>
      </text:list>
      <text:p text:style-name="P277"/>
      <text:p text:style-name="P127">Место <text:span text:style-name="T2">just</text:span>, <text:span text:style-name="T2">already</text:span> — между <text:span text:style-name="T2">have</text:span> и 3й формой глагола. <text:span text:style-name="T364">Слово </text:span><text:span text:style-name="T56">yet</text:span><text:span text:style-name="T364"> стоит </text:span><text:span text:style-name="T366">всегда </text:span><text:span text:style-name="T364">в конце предложения. </text:span><text:span text:style-name="T56">Just</text:span><text:span text:style-name="T364"> и </text:span><text:span text:style-name="T56">already</text:span><text:span text:style-name="T364"> использ</text:span><text:span text:style-name="T368">уются</text:span><text:span text:style-name="T364"> в утверждениях. </text:span><text:span text:style-name="T56">Yet</text:span><text:span text:style-name="T364"> — в вопросах и отрицаниях</text:span><text:span text:style-name="T367">. </text:span></text:p>
      <text:p text:style-name="P277"/>
      <text:p text:style-name="P284">I have <text:span text:style-name="T341">just</text:span> eaten a sandwich. <text:span text:style-name="T472">—</text:span> Я <text:span text:style-name="T341">только что</text:span> съел бутерброд.</text:p>
      <text:p text:style-name="P278">We have n<text:span text:style-name="T471">o</text:span>t finished <text:span text:style-name="T341">yet</text:span>. <text:span text:style-name="T472">—</text:span> Мы <text:span text:style-name="T341">еще не</text:span> закончили.</text:p>
      <text:p text:style-name="P278"/>
      <text:p text:style-name="P331"><text:span text:style-name="T315">Другие </text:span><text:span text:style-name="T316">маячки</text:span><text:span text:style-name="T315">:</text:span></text:p>
      <text:list xml:id="list656583760" text:style-name="L11">
        <text:list-item>
          <text:p text:style-name="P557"><text:span text:style-name="T457">ever — когда-</text:span><text:span text:style-name="T461">либо, всегда</text:span><text:span text:style-name="T457">;</text:span></text:p>
        </text:list-item>
        <text:list-item>
          <text:p text:style-name="P632">never — никогда;</text:p>
        </text:list-item>
        <text:list-item>
          <text:p text:style-name="P632">recently — в последнее время;</text:p>
        </text:list-item>
        <text:list-item>
          <text:p text:style-name="P632">these days — в последние дни;</text:p>
        </text:list-item>
        <text:list-item>
          <text:p text:style-name="P557"><text:span text:style-name="T457">словосочетани</text:span><text:span text:style-name="T462">я</text:span><text:span text:style-name="T457"> с this (this mornig, this week);</text:span></text:p>
        </text:list-item>
      </text:list>
      <text:p text:style-name="P128"/>
      <text:p text:style-name="P128">Место <text:span text:style-name="T2">ever</text:span>, <text:span text:style-name="T2">never</text:span> — перед 3й формой глагола, <text:span text:style-name="T474">а</text:span> <text:span text:style-name="T2">recently</text:span>, <text:span text:style-name="T2">these days</text:span> и </text:p>
      <text:p text:style-name="P128">словосочетания с <text:span text:style-name="T2">this</text:span> — в конце предложения.</text:p>
      <text:p text:style-name="P128"/>
      <text:p text:style-name="P285">I <text:span text:style-name="T471">ha</text:span>ve <text:span text:style-name="T341">never</text:span> been to New York. <text:span text:style-name="T473">— </text:span>Я <text:span text:style-name="T341">никогда</text:span> не был в Нью Йорке.</text:p>
      <text:p text:style-name="P386"><text:span text:style-name="T93">I </text:span><text:span text:style-name="T90">ha</text:span><text:span text:style-name="T93">ve worked a lot </text:span><text:span text:style-name="T109">these days</text:span><text:span text:style-name="T93">. </text:span><text:span text:style-name="T94">—</text:span><text:span text:style-name="T93"> Я много работал </text:span><text:span text:style-name="T109">в эти дни</text:span><text:span text:style-name="T93">.</text:span></text:p>
      <text:p text:style-name="P499"/>
      <text:p text:style-name="P491">Present Perfect Continuous</text:p>
      <text:p text:style-name="P485"/>
      <text:p text:style-name="P493"><text:span text:style-name="T286">И</text:span><text:span text:style-name="T292">спользуется чтобы сообщить о действии, которое еще не закончено и при этом известна </text:span></text:p>
      <text:p text:style-name="P494"><text:span text:style-name="T292">его продолжительность, </text:span><text:span text:style-name="T294">т. е. «</text:span><text:span text:style-name="T295">я </text:span><text:span text:style-name="T294">делал и продолжаю делать». </text:span></text:p>
      <text:p text:style-name="P486"/>
      <text:p text:style-name="P506"><text:span text:style-name="T288">С</text:span><text:span text:style-name="T279">остоит из связки вспомогательного глагола </text:span><text:span text:style-name="T88">have</text:span><text:span text:style-name="T279">, cлова </text:span><text:span text:style-name="T88">been</text:span><text:span text:style-name="T279"> </text:span><text:span text:style-name="T290">(особая форма глагола </text:span><text:span text:style-name="T91">be</text:span><text:span text:style-name="T290">) </text:span></text:p>
      <text:p text:style-name="P494"><text:span text:style-name="T289">и смыслового глагола с окончанием </text:span><text:span text:style-name="T92">-ing</text:span><text:span text:style-name="T289">. </text:span><text:span text:style-name="T287">Переводится</text:span><text:span text:style-name="T292"> настоящим</text:span><text:span text:style-name="T100">.</text:span></text:p>
      <text:p text:style-name="P702"/>
      <text:p text:style-name="P195"><text:span text:style-name="T443">I </text:span><text:span text:style-name="T454">have been learning</text:span><text:span text:style-name="T443"> English for 2 years. </text:span><text:span text:style-name="T457">—</text:span><text:span text:style-name="T443"> Я </text:span><text:span text:style-name="T454">учу</text:span><text:span text:style-name="T443"> английский уже 2 года (и еще не закончил).</text:span></text:p>
      <text:p text:style-name="P287"/>
      <text:p text:style-name="P480"><text:span text:style-name="T104">I </text:span><text:span text:style-name="T112">have not been waiting</text:span><text:span text:style-name="T104"> long. </text:span><text:span text:style-name="T102">—</text:span><text:span text:style-name="T104"> Я </text:span><text:span text:style-name="T112">не жду</text:span><text:span text:style-name="T104"> долго </text:span></text:p>
      <text:p text:style-name="P480"><text:span text:style-name="T105">(это не происходит в течении указанного времени)</text:span><text:span text:style-name="T104">.</text:span></text:p>
      <text:p text:style-name="P280"/>
      <text:p text:style-name="P395"><text:soft-page-break/><text:span text:style-name="T111">Have</text:span><text:span text:style-name="T101"> you </text:span><text:span text:style-name="T111">been</text:span><text:span text:style-name="T101"> </text:span><text:span text:style-name="T111">waiting</text:span><text:span text:style-name="T101"> long? </text:span><text:span text:style-name="T102">— </text:span><text:span text:style-name="T101">Вы </text:span><text:span text:style-name="T103">долго</text:span><text:span text:style-name="T101"> </text:span><text:span text:style-name="T111">ждете</text:span><text:span text:style-name="T101">? </text:span></text:p>
      <text:p text:style-name="P395"><text:span text:style-name="T105">(как долго происходит действие вплоть до текущего момента)</text:span><text:span text:style-name="T101"> </text:span></text:p>
      <text:p text:style-name="P121"/>
      <text:p text:style-name="P704"><text:span text:style-name="T313">Слова-маячки</text:span><text:span text:style-name="T279">:</text:span></text:p>
      <text:list xml:id="list3662217412" text:style-name="L12">
        <text:list-item>
          <text:p text:style-name="P633">for — в течении;</text:p>
        </text:list-item>
        <text:list-item>
          <text:p text:style-name="P633">since — с какого-то времени;</text:p>
        </text:list-item>
        <text:list-item>
          <text:p text:style-name="P703">how long — как долго.</text:p>
        </text:list-item>
      </text:list>
      <text:p text:style-name="P502"/>
      <text:p text:style-name="P504"><text:span text:style-name="T448">We`ve been staying in this hotel </text:span><text:span text:style-name="T455">since</text:span><text:span text:style-name="T448"> Tuesday. </text:span><text:span text:style-name="T449">— </text:span><text:span text:style-name="T448">Мы находимся в этом отеле </text:span><text:span text:style-name="T455">со</text:span><text:span text:style-name="T448"> вторника.</text:span></text:p>
      <text:p text:style-name="P487"/>
      <text:p text:style-name="P351"><text:span text:style-name="T318">Е</text:span><text:span text:style-name="T314">сли используется глагол </text:span><text:span text:style-name="T106">be</text:span><text:span text:style-name="T314"> или глаголы состояния, которые не стоят в Continuous</text:span><text:span text:style-name="T319">,</text:span><text:span text:style-name="T314"> </text:span></text:p>
      <text:p text:style-name="P352"><text:span text:style-name="T320">то </text:span><text:span text:style-name="T321">Present Perfect Continuous</text:span><text:span text:style-name="T320"> будет в </text:span><text:span text:style-name="T321">форме</text:span><text:span text:style-name="T320"> Present Perfect. </text:span></text:p>
      <text:p text:style-name="P196"><text:span text:style-name="T444">I have known</text:span><text:span text:style-name="T454"> </text:span><text:span text:style-name="T444">(</text:span><text:span text:style-name="T447">а </text:span><text:span text:style-name="T444">не have been knowing)</text:span><text:span text:style-name="T443"> Alice for 3 years. </text:span><text:span text:style-name="T458">—</text:span><text:span text:style-name="T443"> Я </text:span><text:span text:style-name="T444">знаю</text:span><text:span text:style-name="T443"> Алису уже 3 года</text:span></text:p>
      <text:p text:style-name="P288"/>
      <text:p text:style-name="P129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482"><text:span text:style-name="T374">Если у смыслового глагола окончание</text:span><text:span text:style-name="T57"> -ing</text:span><text:span text:style-name="T374">, то </text:span><text:span text:style-name="T57">have</text:span><text:span text:style-name="T374"> применяется только с </text:span><text:span text:style-name="T57">been</text:span><text:span text:style-name="T374">.</text:span></text:p>
      <text:p text:style-name="P288"/>
      <text:p text:style-name="P318"><text:span text:style-name="T443">Past </text:span><text:span text:style-name="T460">Simple</text:span></text:p>
      <text:p text:style-name="P117"/>
      <text:p text:style-name="P118">Используется, чтобы сообщить:</text:p>
      <text:list xml:id="list2712164563" text:style-name="L13">
        <text:list-item>
          <text:p text:style-name="P629">факт<text:span text:style-name="T476">ы</text:span> прошлого, историю, биографию;</text:p>
        </text:list-item>
        <text:list-item>
          <text:p text:style-name="P629">результат, который не важен в настоящем;</text:p>
        </text:list-item>
      </text:list>
      <text:p text:style-name="P281"/>
      <text:p text:style-name="P388"><text:span text:style-name="T308">Глагол</text:span><text:span text:style-name="T297"> </text:span><text:span text:style-name="T304">принимает</text:span><text:span text:style-name="T297"> 2ю форму. </text:span><text:span text:style-name="T308">Она</text:span><text:span text:style-name="T297"> образуется с пом</text:span><text:span text:style-name="T308">ощью</text:span><text:span text:style-name="T297"> окончания -ed для правильных глоголов, </text:span><text:span text:style-name="T304">а н</text:span><text:span text:style-name="T297">еправильные глаголы находится в таблице.</text:span></text:p>
      <text:p text:style-name="P122"/>
      <text:p text:style-name="P197"><text:span text:style-name="T443">Mozart </text:span><text:span text:style-name="T454">lived</text:span><text:span text:style-name="T443"> from 1756 to 1791 — Моцарт </text:span><text:span text:style-name="T454">жил</text:span><text:span text:style-name="T443"> с 1756 по 1791 год. </text:span></text:p>
      <text:p text:style-name="P199"><text:span text:style-name="T456">Did</text:span><text:span text:style-name="T459"> you </text:span><text:span text:style-name="T456">go</text:span><text:span text:style-name="T459"> to Los Angeles last week? - Ты </text:span><text:span text:style-name="T456">ездил</text:span><text:span text:style-name="T459"> в Лос Анжелес на прошлой неделе?</text:span></text:p>
      <text:p text:style-name="P501"><text:span text:style-name="T373">I </text:span><text:span text:style-name="T344">didn`t go</text:span><text:span text:style-name="T373"> to Los Angeles — Я </text:span><text:span text:style-name="T344">не ездил</text:span><text:span text:style-name="T373"> в Лос Анжелес.</text:span></text:p>
      <text:p text:style-name="P282"/>
      <text:p text:style-name="P515"><text:span text:style-name="T453">Слова-маячки</text:span><text:span text:style-name="T444">:</text:span></text:p>
      <text:list xml:id="list720727019" text:style-name="L14">
        <text:list-item>
          <text:p text:style-name="P558">ago — <text:span text:style-name="T478">тому назад</text:span>;</text:p>
        </text:list-item>
        <text:list-item>
          <text:p text:style-name="P558">last — <text:span text:style-name="T478">прошлый</text:span>;</text:p>
        </text:list-item>
        <text:list-item>
          <text:p text:style-name="P630">yesterday — вчера;</text:p>
        </text:list-item>
      </text:list>
      <text:p text:style-name="P119"/>
      <text:p text:style-name="P119"><text:span text:style-name="T479">Past Simple часто путают с Present Perfect, потому что на русский они переводятся </text:span><text:span text:style-name="T480">почти</text:span><text:span text:style-name="T479"> одинаково. Главное отличие </text:span><text:span text:style-name="T477">здесь </text:span><text:span text:style-name="T479">в том, что Present Perfect всегда будет сообщать доп</text:span><text:span text:style-name="T480">олнительную</text:span><text:span text:style-name="T479"> информацию, указывающ</text:span><text:span text:style-name="T480">ую </text:span><text:span text:style-name="T479">на настоящее время.</text:span></text:p>
      <text:p text:style-name="P123"/>
      <text:p text:style-name="P475"><text:span text:style-name="T299">Если </text:span><text:span text:style-name="T298">мы знаем</text:span><text:span text:style-name="T299">, когда произошло событие, то Present Perfect </text:span><text:span text:style-name="T309">уже </text:span><text:span text:style-name="T299">нельзя использовать.</text:span></text:p>
      <text:p text:style-name="P473"><text:span text:style-name="T98">Tom has lost his key last weak </text:span><text:span text:style-name="T105">(неправильно) </text:span><text:span text:style-name="T98">Tom lost his key last weak </text:span><text:span text:style-name="T105">(правильно) </text:span></text:p>
      <text:p text:style-name="P283"/>
      <text:p text:style-name="P389"><text:span text:style-name="T322">Если вопрос содержит слово </text:span><text:span text:style-name="T107">when</text:span><text:span text:style-name="T322">, то он автоматич. привязывает </text:span><text:span text:style-name="T323">предложение</text:span><text:span text:style-name="T322"> к моменту </text:span></text:p>
      <text:p text:style-name="P130"><text:span text:style-name="T371">в прошлом. </text:span><text:span text:style-name="T372">Поэтому Present Perfect в вопросах с </text:span><text:span text:style-name="T58">when</text:span><text:span text:style-name="T372"> не используется.</text:span></text:p>
      <text:p text:style-name="P503"/>
      <text:p text:style-name="P503">Past Continuous</text:p>
      <text:p text:style-name="P488"/>
      <text:p text:style-name="P495"><text:span text:style-name="T300">И</text:span><text:span text:style-name="T301">спользуется, чтобы сообщить о действии, которое происходило в </text:span><text:span text:style-name="T304">точный</text:span><text:span text:style-name="T301"> момент</text:span></text:p>
      <text:p text:style-name="P495"><text:span text:style-name="T301">прошлого, </text:span><text:span text:style-name="T302">и </text:span><text:span text:style-name="T301">не было закончено.</text:span></text:p>
      <text:p text:style-name="P489"/>
      <text:p text:style-name="P496"><text:span text:style-name="T302">В предложении не обязательно должен </text:span><text:span text:style-name="T304">указываться</text:span><text:span text:style-name="T302"> точный момент. Он может только подразумеваться и быть понятен по контексту (</text:span><text:span text:style-name="T304">по</text:span><text:span text:style-name="T302"> </text:span><text:span text:style-name="T303">ситуаци</text:span><text:span text:style-name="T304">и</text:span><text:span text:style-name="T302">).</text:span></text:p>
      <text:p text:style-name="P484"><text:soft-page-break/>Cхема такая же, как и в Present Continuous, только глагол <text:span text:style-name="T2">be</text:span> записывается </text:p>
      <text:p text:style-name="P484">в прошедшей форме (<text:span text:style-name="T2">was/were</text:span>):</text:p>
      <text:p text:style-name="P483"/>
      <text:p text:style-name="P286">Last Sunday at 5 I <text:span text:style-name="T341">was having</text:span> dinner with my friends — В прошлое воскресенье в 5 </text:p>
      <text:p text:style-name="P286">я <text:span text:style-name="T341">ужинал</text:span> со своими друзьями (привязка к точному моменту в прошлом).</text:p>
      <text:p text:style-name="P286"/>
      <text:p text:style-name="P498"><text:span text:style-name="T482">My parents </text:span><text:span text:style-name="T345">were watching</text:span><text:span text:style-name="T482"> TV when I came home yesterday — Мои родители </text:span><text:span text:style-name="T345">смотрели</text:span><text:span text:style-name="T482"> телевизор, когда я пришел вчера домой (незаконченное действие </text:span><text:span text:style-name="T483">в тот момент</text:span><text:span text:style-name="T482">).</text:span></text:p>
      <text:p text:style-name="P498"/>
      <text:p text:style-name="P505"><text:span text:style-name="T451">W</text:span><text:span text:style-name="T452">e weren`t reading — Мы не читали (именно тогда). </text:span></text:p>
      <text:p text:style-name="P500">Was I running? — Я бежал?</text:p>
      <text:p text:style-name="P653"/>
      <text:p text:style-name="P653">Future Simple</text:p>
      <text:p text:style-name="P374"/>
      <text:p text:style-name="P391"><text:span text:style-name="T486">Используется чтобы сообщить о будущих </text:span><text:span text:style-name="T491">действиях</text:span><text:span text:style-name="T486">. </text:span><text:span text:style-name="T410">Эта форма говорит о том, что человек сделает что-то в будущем, но решение он принял в момент речи.</text:span></text:p>
      <text:p text:style-name="Standard"/>
      <text:p text:style-name="P392">Состоит из вспомогательного глагола <text:span text:style-name="T2">will</text:span> и смыслового глагола в начальной форме.</text:p>
      <text:p text:style-name="P375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487">о</text:span> <text:span text:style-name="T2">won`t</text:span>.</text:p>
      <text:p text:style-name="P392"/>
      <text:p text:style-name="P368">We <text:span text:style-name="T341">will</text:span> proobably <text:span text:style-name="T341">meet</text:span> soon — Мы, возможно, скоро <text:span text:style-name="T341">встретимся</text:span>.</text:p>
      <text:p text:style-name="P368">I hope everything <text:span text:style-name="T341">will be</text:span> fine — Надеюсь, все <text:span text:style-name="T341">будет </text:span>хорошо.</text:p>
      <text:p text:style-name="P375"><text:span text:style-name="T113">Will</text:span><text:span text:style-name="T2"> you </text:span><text:span text:style-name="T113">be</text:span><text:span text:style-name="T2"> at home toworrow? No, I won`t — </text:span><text:span text:style-name="T13">Ты </text:span><text:span text:style-name="T114">будешь</text:span><text:span text:style-name="T13"> завтра дома? Нет</text:span><text:span text:style-name="T2">.</text:span></text:p>
      <text:p text:style-name="P369"/>
      <text:p text:style-name="P339"><text:span text:style-name="T411">В</text:span><text:span text:style-name="T412"> предложени</text:span><text:span text:style-name="T411">ях</text:span><text:span text:style-name="T412"> </text:span><text:span text:style-name="T411">будут </text:span><text:span text:style-name="T412">часто </text:span><text:span text:style-name="T411">попадаться слова</text:span><text:span text:style-name="T412">, </text:span><text:span text:style-name="T411">выражающие</text:span><text:span text:style-name="T412"> мнение: <text:s/></text:span></text:p>
      <text:p text:style-name="P339"><text:span text:style-name="T405">I think </text:span><text:span text:style-name="T406">(я думаю)</text:span><text:span text:style-name="T405">, I`m sure </text:span><text:span text:style-name="T406">(я уверен), I hope (я надеюсь), </text:span><text:span text:style-name="T405">probably (возможно).</text:span></text:p>
      <text:p text:style-name="P371"/>
      <text:p text:style-name="P340"><text:span text:style-name="T433">Оборот </text:span><text:span text:style-name="T403">be going to</text:span></text:p>
      <text:p text:style-name="P395"/>
      <text:p text:style-name="P341"><text:span text:style-name="T411">Также позволяет </text:span><text:span text:style-name="T416">сообщить</text:span><text:span text:style-name="T411"> о будущем. </text:span><text:span text:style-name="T416">Но п</text:span><text:span text:style-name="T413">одразумевает, что человек говорит не о спонтанном </text:span><text:span text:style-name="T416">решении</text:span><text:span text:style-name="T413">, </text:span><text:span text:style-name="T414">а о заранее </text:span><text:span text:style-name="T415">продуманных</text:span><text:span text:style-name="T414"> действиях. </text:span><text:span text:style-name="T416">Означает</text:span><text:span text:style-name="T413"> «собираюсь сделать».</text:span></text:p>
      <text:p text:style-name="P377"/>
      <text:p text:style-name="P366">I`m going to meet my friends tomorrow — Я собираюсь встретиться с друзьями завтра.</text:p>
      <text:p text:style-name="P396"><text:span text:style-name="T394">I`m going to go</text:span><text:span text:style-name="T434"> out after I finish my work — Я собираюсь погулять после, как закончу работу.</text:span></text:p>
      <text:p text:style-name="P372"/>
      <text:p text:style-name="P343"><text:span text:style-name="T419">Когда очевидно что вот-вот случится какое-то действие, то </text:span><text:span text:style-name="T407">be going to</text:span><text:span text:style-name="T419"> </text:span><text:span text:style-name="T418">передает оттенок неизбежности происходящего и применяется по отношению к </text:span><text:span text:style-name="T419">другому </text:span><text:span text:style-name="T418">человеку или объетку.</text:span></text:p>
      <text:p text:style-name="P376"/>
      <text:p text:style-name="P370">Look! He`s going to fall — Смотри! Он сейчас упадет.</text:p>
      <text:p text:style-name="P372">The sky is dark. It`s going to rain — Небо темное. Сейчас пойдет дождь.</text:p>
      <text:p text:style-name="P372"/>
      <text:p text:style-name="P396"><text:span text:style-name="T424">В разговорной </text:span><text:span text:style-name="T428">стиле</text:span><text:span text:style-name="T427"> </text:span><text:span text:style-name="T429">этот </text:span><text:span text:style-name="T427">оборот </text:span><text:span text:style-name="T424">очень часто </text:span><text:span text:style-name="T428">записывается</text:span><text:span text:style-name="T424"> как </text:span><text:span text:style-name="T394">gonna</text:span><text:span text:style-name="T424"> </text:span><text:span text:style-name="T394">[гона].</text:span></text:p>
      <text:p text:style-name="P373"/>
      <text:p text:style-name="P492"><text:span text:style-name="T108">P</text:span><text:span text:style-name="T106">resent</text:span><text:span text:style-name="T443"> в значении будущего</text:span></text:p>
      <text:p text:style-name="P490"/>
      <text:p text:style-name="P497"><text:span text:style-name="T312">О</text:span><text:span text:style-name="T310"> будущем можно </text:span><text:span text:style-name="T312">также </text:span><text:span text:style-name="T310">говорить с помощью </text:span><text:span text:style-name="T311">формы </text:span><text:span text:style-name="T310">Present. </text:span><text:span text:style-name="T425">Present Simple </text:span><text:span text:style-name="T426">часто </text:span><text:span text:style-name="T425">использ</text:span><text:span text:style-name="T426">уется</text:span><text:span text:style-name="T425">, когда речь идет о рассписании, которое не зависит от говорящего. </text:span></text:p>
      <text:p text:style-name="P497"><text:span text:style-name="T425">Present Continuous </text:span><text:span text:style-name="T432">используется</text:span><text:span text:style-name="T425"> </text:span><text:span text:style-name="T431">когда говорят о личных планах.</text:span></text:p>
      <text:p text:style-name="P356"/>
      <text:p text:style-name="P365">I am flying to London tomorrow — <text:span text:style-name="T485">Завтра я лечу в Лондон (личный план)</text:span></text:p>
      <text:p text:style-name="P367">My airplane flies at 6 o`clock tomorrow — Мой самолет летит завтра в 6 (рассписание)</text:p>
      <text:p text:style-name="P364"/>
      <text:p text:style-name="P382"><text:soft-page-break/>Модальные глаголы</text:p>
      <text:p text:style-name="Standard"/>
      <text:p text:style-name="P403"><text:span text:style-name="T492">Это особенные глаголы, которые </text:span><text:span text:style-name="T536">могут</text:span><text:span text:style-name="T492"> </text:span><text:span text:style-name="T536">использоваться</text:span><text:span text:style-name="T492"> и как смысловые, и как вспомогательные, притендуя со </text:span><text:span text:style-name="T536">вспомогательными</text:span><text:span text:style-name="T492"> на одну позицию в предложении.</text:span></text:p>
      <text:p text:style-name="P442"><text:span text:style-name="T493">Основные модальные глаголы: </text:span><text:span text:style-name="T18">will, </text:span><text:span text:style-name="T19">shall, </text:span><text:span text:style-name="T18">can, could, might, may, must, should, would</text:span><text:span text:style-name="T493">.</text:span></text:p>
      <text:p text:style-name="P442"/>
      <text:p text:style-name="P410"><text:span text:style-name="T492">Модальные глаголы не меняют свою форму (не </text:span><text:span text:style-name="T498">имеют</text:span><text:span text:style-name="T492"> окончаний </text:span><text:span text:style-name="T17">-s, -ed</text:span><text:span text:style-name="T492">). В связи с </text:span><text:span text:style-name="T498">этим</text:span><text:span text:style-name="T492">, </text:span></text:p>
      <text:p text:style-name="P410"><text:span text:style-name="T492">они не могут </text:span><text:span text:style-name="T498">применяться</text:span><text:span text:style-name="T492"> во всех временах и поэтому, дополняют</text:span><text:span text:style-name="T498">ся</text:span><text:span text:style-name="T492"> модальны</text:span><text:span text:style-name="T498">ми</text:span><text:span text:style-name="T492"> конструкци</text:span><text:span text:style-name="T498">ями</text:span><text:span text:style-name="T492">: </text:span><text:span text:style-name="T18">be able to, have to </text:span><text:span text:style-name="T175">и</text:span><text:span text:style-name="T18"> used to</text:span><text:span text:style-name="T493">.</text:span></text:p>
      <text:p text:style-name="P403"/>
      <text:p text:style-name="P404">После модальных глаголов и конструкций почти всегда идет <text:span text:style-name="T536">голый </text:span>инфинитив.</text:p>
      <text:p text:style-name="P404"><text:span text:style-name="T341"/></text:p>
      <text:p text:style-name="P404"><text:span text:style-name="T341">Глаголы </text:span><text:span text:style-name="T113">will</text:span><text:span text:style-name="T341"> и </text:span><text:span text:style-name="T113">shall</text:span></text:p>
      <text:p text:style-name="P404"/>
      <text:p text:style-name="P404"><text:span text:style-name="T2">Will</text:span> иногда используется как модальный глагол. Ситуации с <text:span text:style-name="T2">will</text:span> переводятся будущим, </text:p>
      <text:p text:style-name="P404">а с <text:span text:style-name="T2">won`t</text:span> — настоящим. <text:span text:style-name="T2">Won`t</text:span> означает «отказывается».</text:p>
      <text:p text:style-name="P404"/>
      <text:p text:style-name="P200">What`s wrong? My Car won`t start — Что случилось? Моя машина не заводится.</text:p>
      <text:p text:style-name="P201">(не смотря на мои ожидание, действие не происходит).</text:p>
      <text:p text:style-name="P201"/>
      <text:p text:style-name="P405"><text:span text:style-name="T19">S</text:span><text:span text:style-name="T18">hall</text:span><text:span text:style-name="T175"> не используется в современном английском. Он </text:span><text:span text:style-name="T177">встречается</text:span><text:span text:style-name="T175"> в вопросах вместо </text:span><text:span text:style-name="T18">will, </text:span><text:span text:style-name="T176">когда нужно получить одобрение от собеседника (только когда подлежащее </text:span><text:span text:style-name="T19">I</text:span><text:span text:style-name="T176"> или </text:span><text:span text:style-name="T19">we</text:span><text:span text:style-name="T176">).</text:span></text:p>
      <text:p text:style-name="P21"/>
      <text:p text:style-name="P201">Shall I close the door? - Я закрою дверь? (вы не против, если я закрою дверь?)</text:p>
      <text:p text:style-name="P200"/>
      <text:p text:style-name="P132">Глаголы <text:span text:style-name="T2">can</text:span> и <text:span text:style-name="T2">could</text:span></text:p>
      <text:p text:style-name="P200"/>
      <text:p text:style-name="P23"><text:span text:style-name="T2">Can</text:span> переводится как «могу», «умею». <text:s/>С частицей <text:span text:style-name="T2">not</text:span> он пишется либо слитно, </text:p>
      <text:p text:style-name="P23">либо сокращенно (<text:span text:style-name="T2">cannot <text:s/></text:span>или<text:span text:style-name="T2"> can`t</text:span>).</text:p>
      <text:p text:style-name="P22"/>
      <text:p text:style-name="P202">He can understand my English — Он может понимать мой английский.</text:p>
      <text:p text:style-name="P202">You can`t smoke here — Ты не можешь сдесь курить.</text:p>
      <text:p text:style-name="P202">Can I help you? - Я могу вам помочь?</text:p>
      <text:p text:style-name="P200"/>
      <text:p text:style-name="P403"><text:span text:style-name="T2">Could</text:span> [куд] переводится как «мог» и является прошедшей формой от <text:span text:style-name="T2">can</text:span><text:span text:style-name="T19">.</text:span></text:p>
      <text:p text:style-name="P22">Он часто применяется в качестве официальной формы обращения.</text:p>
      <text:p text:style-name="P22"/>
      <text:p text:style-name="P202">I could read at the age of 4 — Я мог читать в 4 года.</text:p>
      <text:p text:style-name="P142"/>
      <text:p text:style-name="P22"><text:span text:style-name="T341">Глаголы </text:span><text:span text:style-name="T113">might</text:span><text:span text:style-name="T341"> и </text:span><text:span text:style-name="T113">may</text:span></text:p>
      <text:p text:style-name="P22"/>
      <text:p text:style-name="P406"><text:span text:style-name="T19">Might</text:span><text:span text:style-name="T176"> [майт] переводится как «может </text:span><text:span text:style-name="T178">ли</text:span><text:span text:style-name="T176">», «мог бы», </text:span><text:span text:style-name="T178">или</text:span><text:span text:style-name="T176"> «должно быть»</text:span><text:span text:style-name="T178">, </text:span><text:span text:style-name="T176">«наверное». </text:span></text:p>
      <text:p text:style-name="P34">Он указывает на вероятность того, что что-то произойдет сейчас или в будущем. </text:p>
      <text:p text:style-name="P406"><text:span text:style-name="T176">Отрицание </text:span><text:span text:style-name="T19">might not</text:span><text:span text:style-name="T176"> сокращается до </text:span><text:span text:style-name="T19">mightn`t</text:span><text:span text:style-name="T176"> [майтэнт].</text:span></text:p>
      <text:p text:style-name="P406"/>
      <text:p text:style-name="P203">Might Tom call in the evening? - <text:span text:style-name="T494">Может ли </text:span>Том позвонить вечером?</text:p>
      <text:p text:style-name="P403"><text:span text:style-name="T2">Look at the sky. It might rain — Посмотри на небо. </text:span><text:span text:style-name="T21">Наверное</text:span><text:span text:style-name="T2"> пойдет дождь.</text:span></text:p>
      <text:p text:style-name="P203"/>
      <text:p text:style-name="P403"><text:span text:style-name="T20">M</text:span><text:span text:style-name="T2">ay</text:span><text:span text:style-name="T166"> в современном английском используется редко. Но его часто применяют, когда нужно предложить помощь незнакомому человеку. Он переводится как «име</text:span><text:span text:style-name="T178">ю</text:span><text:span text:style-name="T166"> возможность».</text:span></text:p>
      <text:p text:style-name="P35"/>
      <text:p text:style-name="P203">May I help you, sir? — <text:span text:style-name="T494">И</text:span>мею ли я возможность вам помочь?</text:p>
      <text:p text:style-name="P35"><text:soft-page-break/><text:span text:style-name="T341">Глагол </text:span><text:span text:style-name="T113">must</text:span></text:p>
      <text:p text:style-name="P35"/>
      <text:p text:style-name="P36">Переводится как «должен», «обязан» или «должно быть», «наверное». </text:p>
      <text:p text:style-name="P408"><text:span text:style-name="T179">Он указывает на обязанност</text:span><text:span text:style-name="T181">ь</text:span><text:span text:style-name="T179">, долг, приказ.</text:span></text:p>
      <text:p text:style-name="P35"/>
      <text:p text:style-name="P203">I must go — Я должен идти.</text:p>
      <text:p text:style-name="P203">Must we hurry? — Нам нужно торопиться?</text:p>
      <text:p text:style-name="P35"/>
      <text:p text:style-name="P403"><text:span text:style-name="T166">Отрицание </text:span><text:span text:style-name="T2">must not</text:span><text:span text:style-name="T166"> означает «нельзя», «запрещено». Сокращается до </text:span><text:span text:style-name="T2">musn`t</text:span><text:span text:style-name="T166"> [мазнт].</text:span></text:p>
      <text:p text:style-name="P204">You musn`t park here — Здесь нельзя парковаться. (здесь «you» это формальное подлежащее)</text:p>
      <text:p text:style-name="P35"/>
      <text:p text:style-name="P407"><text:span text:style-name="T166">В отличие от </text:span><text:span text:style-name="T2">might</text:span><text:span text:style-name="T166">, в значениях «должно быть», «наверное», он передает не вероятность, </text:span></text:p>
      <text:p text:style-name="P24">а неуверенное предположение.</text:p>
      <text:p text:style-name="P24"/>
      <text:p text:style-name="P205">She must be very tired — Она, наверное, очень уставшая.</text:p>
      <text:p text:style-name="P205"/>
      <text:p text:style-name="P133">Глагол should</text:p>
      <text:p text:style-name="P24"/>
      <text:p text:style-name="P24"><text:span text:style-name="T2">Should</text:span> [шуд] <text:span text:style-name="T496">переводится как «нужно», «следует сделать». Подходит чтобы дать совет.</text:span></text:p>
      <text:p text:style-name="P409"><text:span text:style-name="T179">Для совета, </text:span><text:span text:style-name="T180">к</text:span><text:span text:style-name="T179"> </text:span><text:span text:style-name="T22">should</text:span><text:span text:style-name="T179"> можно также </text:span><text:span text:style-name="T180">добавить</text:span><text:span text:style-name="T179"> обороты, </text:span><text:span text:style-name="T180">в</text:span><text:span text:style-name="T179">ыра</text:span><text:span text:style-name="T180">жающие</text:span><text:span text:style-name="T179"> мне</text:span><text:span text:style-name="T180">н</text:span><text:span text:style-name="T179">ие, </text:span></text:p>
      <text:p text:style-name="P409"><text:span text:style-name="T179">например: </text:span><text:span text:style-name="T22">I think, I don`t think</text:span><text:span text:style-name="T179">.</text:span></text:p>
      <text:p text:style-name="P29"/>
      <text:p text:style-name="P207">You should be more attentive — Вам следует быть более внимательным.</text:p>
      <text:p text:style-name="P205">I think you should leave — Думаю, вам пора уйти.</text:p>
      <text:p text:style-name="P205"/>
      <text:p text:style-name="P24"><text:span text:style-name="T2">Should</text:span> также выражает: недоумение, удивление, возмущение. В этом случае он передает</text:p>
      <text:p text:style-name="P24">эмоциональную окраску высказыванию. Отрицательная форма говорит о плохой затее.</text:p>
      <text:p text:style-name="P24"/>
      <text:p text:style-name="P206">Why should I go there? — Скакой стати мне туда идти?</text:p>
      <text:p text:style-name="P205"/>
      <text:p text:style-name="P133">Глагол would</text:p>
      <text:p text:style-name="P24"/>
      <text:p text:style-name="P448"><text:span text:style-name="T22">Would</text:span><text:span text:style-name="T179"> </text:span><text:span text:style-name="T210">[вуд] соответствует частице «бы» </text:span><text:span text:style-name="T211">(</text:span><text:span text:style-name="T210">когда люди представляют ситуацию</text:span><text:span text:style-name="T211">)</text:span><text:span text:style-name="T210"> или сообщает </text:span></text:p>
      <text:p text:style-name="P448"><text:span text:style-name="T210">о привычках прошлого. </text:span><text:span text:style-name="T211">Он ч</text:span><text:span text:style-name="T210">асто сокращается до `d. </text:span><text:span text:style-name="T212">Я</text:span><text:span text:style-name="T210">вляется прошедшей формой от </text:span><text:span text:style-name="T23">will</text:span><text:span text:style-name="T210">.</text:span></text:p>
      <text:p text:style-name="P25"/>
      <text:p text:style-name="P206">I would like to live in New Your — Я бы хотел жить в Нью Йорке (представил).</text:p>
      <text:p text:style-name="P206">I wouldn`t watch this film with my child — Я бы не смотрела этот фильм с моим ребенком.</text:p>
      <text:p text:style-name="P25"/>
      <text:p text:style-name="P25">Фраза <text:span text:style-name="T2">would you like</text:span> часто используется, когда человеку хотят <text:span text:style-name="T497">что-то </text:span>предложить.</text:p>
      <text:p text:style-name="P25">Если человек согласен, то он отвечает <text:span text:style-name="T2">I`d like</text:span> (я бы хотел) или <text:span text:style-name="T2">I`d love </text:span>(с удовольствием).</text:p>
      <text:p text:style-name="P26"/>
      <text:p text:style-name="P206">Would you like a cup of tea? Yes, I would — Вы бы хотили чашечку чая? Да, хотел бы.</text:p>
      <text:p text:style-name="P206">What would you like? I`d like some cofee — Чтобы вы хотели? Я бы хотел кофе.</text:p>
      <text:p text:style-name="P30"/>
      <text:p text:style-name="P134">Конструкция <text:span text:style-name="T2">be able to</text:span></text:p>
      <text:p text:style-name="P25"/>
      <text:p text:style-name="P27">Дублирует по значению модальные глаголы <text:span text:style-name="T2">can/could</text:span>. <text:span text:style-name="T499">В основном используется в будущем, </text:span></text:p>
      <text:p text:style-name="P37">в значении «смогу»; или в прошлом, в значении «смог», а не «мог».</text:p>
      <text:p text:style-name="P27"/>
      <text:p text:style-name="P208"><text:span text:style-name="T495">If I learn </text:span><text:span text:style-name="T499">Eng</text:span><text:span text:style-name="T495">, I will be able to understand it — Если я буду учить </text:span><text:span text:style-name="T499">англ</text:span><text:span text:style-name="T495">, я смогу понимать его.</text:span></text:p>
      <text:p text:style-name="P208"><text:span text:style-name="T499">He</text:span><text:span text:style-name="T495"> talked quickly, but I was able to understand h</text:span><text:span text:style-name="T499">im </text:span><text:span text:style-name="T495">— <text:s/></text:span><text:span text:style-name="T499">Он</text:span><text:span text:style-name="T495"> говорил быстр</text:span><text:span text:style-name="T499">о</text:span><text:span text:style-name="T495">, но я смог </text:span><text:span text:style-name="T499">его </text:span><text:span text:style-name="T495">понять</text:span></text:p>
      <text:p text:style-name="P25"/>
      <text:p text:style-name="P134"><text:soft-page-break/>Конструкция <text:span text:style-name="T2">have to</text:span></text:p>
      <text:p text:style-name="P25"/>
      <text:p text:style-name="P411"><text:span text:style-name="T179">Дублирует по значению модальный глагол </text:span><text:span text:style-name="T22">must</text:span><text:span text:style-name="T179">. </text:span><text:span text:style-name="T181">Указывает</text:span><text:span text:style-name="T179"> </text:span><text:span text:style-name="T181">на </text:span><text:span text:style-name="T179">обязанност</text:span><text:span text:style-name="T181">ь</text:span><text:span text:style-name="T179">, котор</text:span><text:span text:style-name="T181">ую</text:span><text:span text:style-name="T179"> человек вынежден выполнять не по свое воле.</text:span></text:p>
      <text:p text:style-name="P25"/>
      <text:p text:style-name="P206">I must do it — Я должен это сделать (это мой долг).</text:p>
      <text:p text:style-name="P206">I have to do it — Я должен это сделать (того требуют обстоятельства).</text:p>
      <text:p text:style-name="P25"/>
      <text:p text:style-name="P28">В отрицательных предложениях <text:span text:style-name="T2">must</text:span> <text:span text:style-name="T500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5"/>
      <text:p text:style-name="P206">You mustn`t tell anyone — Ты не должен рассказывать никому.</text:p>
      <text:p text:style-name="P206">You don`t have to tell me everything — Можешь не рассказывать мне всего.</text:p>
      <text:p text:style-name="P206"/>
      <text:p text:style-name="P135">Конструкция <text:span text:style-name="T2">used to</text:span></text:p>
      <text:p text:style-name="P209"/>
      <text:p text:style-name="P412"><text:span text:style-name="T182">Дублирует по значению глагол </text:span><text:span text:style-name="T24">would</text:span><text:span text:style-name="T182">, когда говорят о привычках прошлого. </text:span><text:span text:style-name="T183">В основном используется б</text:span><text:span text:style-name="T184">ританц</text:span><text:span text:style-name="T183">ами. </text:span><text:span text:style-name="T182">Переводится как «раньше» </text:span><text:span text:style-name="T183">либо</text:span><text:span text:style-name="T182"> </text:span><text:span text:style-name="T183">вообще </text:span><text:span text:style-name="T182">выпадает при переводе.</text:span></text:p>
      <text:p text:style-name="P38"/>
      <text:p text:style-name="P217">I used to live in Bristol — Раньше я жил в Бристоле (а сейчас нет).</text:p>
      <text:p text:style-name="P217">I didn`t use to drink tea — Раньше я не пил чай (а теперь пью).</text:p>
      <text:p text:style-name="P217">Did you use to play tennis? — Ты раньше играл в теннис?</text:p>
      <text:p text:style-name="P38"/>
      <text:p text:style-name="P38"/>
      <text:p text:style-name="P5"><text:span text:style-name="T182">П</text:span><text:span text:style-name="T166">овелительное наклонение </text:span><text:span text:style-name="T2">(Imperative)</text:span></text:p>
      <text:p text:style-name="P39"/>
      <text:p text:style-name="P415"><text:span text:style-name="T186">Это способ озвучить просьбу, приказ, призыв к действию </text:span><text:span text:style-name="T187">или </text:span><text:span text:style-name="T185">пожелание</text:span><text:span text:style-name="T186">. </text:span><text:span text:style-name="T185">Предложение в повелительном наклонении не имеет подлежащего и начинается с </text:span><text:span text:style-name="T196">начальной формы глагола</text:span><text:span text:style-name="T185">.</text:span></text:p>
      <text:p text:style-name="P210"/>
      <text:p text:style-name="P211">Don`t come here — Не подходи сюда <text:span text:style-name="T501">(просьба).</text:span></text:p>
      <text:p text:style-name="P218">Put your gun down! — Опусти оружие! (приказ).</text:p>
      <text:p text:style-name="P219">Come here — Подойдите сюда (призыв к действию).</text:p>
      <text:p text:style-name="P40"/>
      <text:p text:style-name="P413"><text:span text:style-name="T185">Ч</text:span><text:span text:style-name="T166">тобы озвучить пожелание, или предложить человеку угоститься едой, то часто используются устойчивые обороты с глаголом have:</text:span></text:p>
      <text:p text:style-name="P218"/>
      <text:p text:style-name="P218">Have a cake, please — Угощайтесь тортом, пожалуйста.</text:p>
      <text:p text:style-name="P218">Have a nice time — Приятно провести время.</text:p>
      <text:p text:style-name="P218">Have fun — Повеселитесь.</text:p>
      <text:p text:style-name="P40"/>
      <text:p text:style-name="P414"><text:span text:style-name="T185">Если нужно призвать человека или группу людей совершить что-то вместе, то перед глаголом нужно добавить фразу </text:span><text:span text:style-name="T25">let`s</text:span><text:span text:style-name="T185"> (</text:span><text:span text:style-name="T25">let us — давай</text:span><text:span text:style-name="T185">). Это один из способом быть вежливее.</text:span></text:p>
      <text:p text:style-name="P40"/>
      <text:p text:style-name="P218">Let`s not watch this movie — Давай не будем смотреть этот фильм.</text:p>
      <text:p text:style-name="P218">Let`s do it — Давай сделаем это.</text:p>
      <text:p text:style-name="P40"/>
      <text:p text:style-name="P40"/>
      <text:p text:style-name="P6"><text:span text:style-name="T185">П</text:span><text:span text:style-name="T166">ассивный залог </text:span><text:span text:style-name="T2">(Passive Voice)</text:span></text:p>
      <text:p text:style-name="P76"/>
      <text:p text:style-name="P449"><text:span text:style-name="T214">В английском язые есть 2 вида залогов</text:span><text:span text:style-name="T213">: активный и пассивный. В активном залоге дейсвие совершает автор, а в пассивном —</text:span><text:span text:style-name="T214"> </text:span><text:span text:style-name="T213">дейс</text:span><text:span text:style-name="T214">т</text:span><text:span text:style-name="T213">вие совершается над автором.</text:span></text:p>
      <text:p text:style-name="P77"/>
      <text:p text:style-name="P416"><text:soft-page-break/><text:span text:style-name="T166">Сказуемое в пассивном залоге состоит из </text:span><text:span text:style-name="T188">вспомогательного глагола </text:span><text:span text:style-name="T27">be</text:span><text:span text:style-name="T188"> и смыслового глагола в 3й форме (для группы Simple).</text:span></text:p>
      <text:p text:style-name="P41"/>
      <text:p text:style-name="P212"><text:span text:style-name="T503">The work </text:span><text:span text:style-name="T359">was finished</text:span><text:span text:style-name="T503"> yesterday — Работа </text:span><text:span text:style-name="T359">закончена</text:span><text:span text:style-name="T503"> вчера (пассивный залог).</text:span></text:p>
      <text:p text:style-name="P212"><text:span text:style-name="T503">I </text:span><text:span text:style-name="T359">finished</text:span><text:span text:style-name="T503"> my work yesterday — Я </text:span><text:span text:style-name="T359">закончил</text:span><text:span text:style-name="T503"> работу вчера (активный залог).</text:span></text:p>
      <text:p text:style-name="P417"><text:span text:style-name="T188"/></text:p>
      <text:p text:style-name="P417"><text:span text:style-name="T188">Если нужно указать автора действия, то это можно сделать с помощью предлога </text:span><text:span text:style-name="T27">by</text:span><text:span text:style-name="T188">:</text:span></text:p>
      <text:p text:style-name="P416"><text:span text:style-name="T27">Ann Karenina was written </text:span><text:span text:style-name="T59">by Leo Tolstoy</text:span><text:span text:style-name="T27"> — Анна Каренина была написана Львом Толстым.</text:span></text:p>
      <text:p text:style-name="P212"/>
      <text:p text:style-name="P31"><text:span text:style-name="T502">Подлежащие </text:span><text:span text:style-name="T26">I</text:span><text:span text:style-name="T502">, в пассивн</text:span><text:span text:style-name="T503">ом</text:span><text:span text:style-name="T502"> залог</text:span><text:span text:style-name="T503">е</text:span><text:span text:style-name="T502"> </text:span><text:span text:style-name="T503">часто </text:span><text:span text:style-name="T502">переводится не как «я», а как «мне/мной/меня».</text:span></text:p>
      <text:p text:style-name="P31"/>
      <text:p text:style-name="P213">I am ignored all the time — Меня игнорируют все время.</text:p>
      <text:p text:style-name="P213">I was born in 1990 — Я родился в 1990 году (Меня родили в 1990 году).</text:p>
      <text:p text:style-name="P40"/>
      <text:p text:style-name="P41">Present Perfect Passive требует дополнительного слова been, после have. Если его не указать,</text:p>
      <text:p text:style-name="P41">то предложение получится в форме активного залога Present Perfect.</text:p>
      <text:p text:style-name="P41"/>
      <text:p text:style-name="P214">I have been taught an important lesson — Мне преподали важный урок.</text:p>
      <text:p text:style-name="P214">I have taught an important lesson — Я преподал важный урок.</text:p>
      <text:p text:style-name="P40"/>
      <text:p text:style-name="P40">Предложение в Present Perfect Passive можно перепутать с Present Perfect Continuous.</text:p>
      <text:p text:style-name="P414"><text:span text:style-name="T185">Здесь главное </text:span><text:span text:style-name="T189">отличие</text:span><text:span text:style-name="T185"> в том, что в Passive смысловой глагол стоит в 3й форме,</text:span></text:p>
      <text:p text:style-name="P40">а в Continuous — с окончанием ing.</text:p>
      <text:p text:style-name="P40"/>
      <text:p text:style-name="P220">I have been spoken English — Со мной говорили по английски.</text:p>
      <text:p text:style-name="P218">I have been speaking English for 2 years. — Я говорю по английски уже 2 года.</text:p>
      <text:p text:style-name="P210"/>
      <text:p text:style-name="P32">Также можно легко перепутать ситуации, когда be используется с прилагательным и когда</text:p>
      <text:p text:style-name="P414"><text:span text:style-name="T189">в </text:span><text:span text:style-name="T166">пассивн</text:span><text:span text:style-name="T189">о</text:span><text:span text:style-name="T166">м залог</text:span><text:span text:style-name="T189">е</text:span><text:span text:style-name="T166">. Здесь важно отличать прилагательное от глагола.</text:span></text:p>
      <text:p text:style-name="P210"/>
      <text:p text:style-name="P210">I am ignored all the time — Меня игнорируют все время (ignored — глагол в 3й форме).</text:p>
      <text:p text:style-name="P241">I am interested in art — Я интересуюсь искусством (interested — прилагательное).</text:p>
      <text:p text:style-name="Standard"/>
      <text:p text:style-name="Standard"/>
      <text:p text:style-name="P12">Вопросительные предложения</text:p>
      <text:p text:style-name="P11"/>
      <text:p text:style-name="Standard">В английском <text:span text:style-name="T504">языке </text:span>есть 5 типов вопросов: общий, разделительный, специальный,</text:p>
      <text:p text:style-name="Standard">вопрос к подлежащему и вопрос с альтернативой. <text:span text:style-name="T508">Помимо этого </text:span><text:span text:style-name="T554">по особенному</text:span><text:span text:style-name="T508"> формируются вопросы с предлогами.</text:span></text:p>
      <text:p text:style-name="Standard"/>
      <text:p text:style-name="P397">Общий вопрос</text:p>
      <text:p text:style-name="Standard"/>
      <text:p text:style-name="Standard"><text:span text:style-name="T504">В</text:span>опрос, предполага<text:span text:style-name="T507">ющий</text:span> ответ «да/нет». Он служит для получения общей информации. Вопросительные слова не используются. Всегда начинается со вспомогательного глагола.</text:p>
      <text:p text:style-name="Standard"/>
      <text:p text:style-name="Standard">Чтобы коротко ответить на такой вопрос, недостаточно просто написать <text:span text:style-name="T2">yes/no</text:span>. Нужно также</text:p>
      <text:p text:style-name="Standard">добавить корешок — местоимение со вспомогательным глаголом. Корешок будет указывать</text:p>
      <text:p text:style-name="Standard">на мысль, которая была сказана в предыдушем предложении:</text:p>
      <text:p text:style-name="Standard"/>
      <text:p text:style-name="P189">Do you play the piano? — Yes, I do.</text:p>
      <text:p text:style-name="P189">Does Rita play football? — No, she doesn`t.</text:p>
      <text:p text:style-name="P189"/>
      <text:p text:style-name="P131"><text:soft-page-break/>Разделительный вопрос</text:p>
      <text:p text:style-name="P131"/>
      <text:p text:style-name="P421"><text:span text:style-name="T237">З</text:span><text:span text:style-name="T238">адается</text:span><text:span text:style-name="T236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154"/>
      <text:p text:style-name="P154">Состоит из 2х частей, разделенных запятой: утверждения и противоположного корешка.</text:p>
      <text:p text:style-name="P154">Корешок можно переводить словами: «правда?» «да?», «не так ли?», «верно?»</text:p>
      <text:p text:style-name="P154"/>
      <text:p text:style-name="P154">В корешке, <text:span text:style-name="T505">п</text:span>осле <text:span text:style-name="T505">вспомогательного </text:span>глагола, стоит местоимение, заменяющее подлежащее:</text:p>
      <text:p text:style-name="P292">You play tennis every day, don`t you? — Ты играешь в теннис, да?</text:p>
      <text:p text:style-name="P154"/>
      <text:p text:style-name="P154">Если в главной части отрицание, то в корешке должно быть утверждение (и наоборот).</text:p>
      <text:p text:style-name="P291">You don`t like tomato juice, do you? — Ты не любишь томатный сок, да?</text:p>
      <text:p text:style-name="P154"/>
      <text:p text:style-name="P154">Если в главной части используется <text:span text:style-name="T2">I am</text:span>, то в корешке нужно говорить <text:span text:style-name="T2">aren`t I:</text:span></text:p>
      <text:p text:style-name="P291">I am a famous artist, aren`t I? — Я знаменитая художница, да?</text:p>
      <text:p text:style-name="Standard"/>
      <text:p text:style-name="P397">Специальный вопрос</text:p>
      <text:p text:style-name="Standard"/>
      <text:p text:style-name="P422"><text:span text:style-name="T507">З</text:span><text:span text:style-name="T506">адается для получения дополнительной информации и поэтому всегда начинается </text:span></text:p>
      <text:p text:style-name="P420">с вопросительного слова или вопросительной связки.</text:p>
      <text:p text:style-name="P418"/>
      <text:p text:style-name="P419">Вопросительные слова:</text:p>
      <text:list xml:id="list138296783" text:style-name="L15">
        <text:list-item>
          <text:p text:style-name="P559">who [ху] — кто;</text:p>
        </text:list-item>
        <text:list-item>
          <text:p text:style-name="P559">whom [хум] — кого;</text:p>
        </text:list-item>
        <text:list-item>
          <text:p text:style-name="P559">whose [хуз] — чей;</text:p>
        </text:list-item>
        <text:list-item>
          <text:p text:style-name="P559">what — что, какой;</text:p>
        </text:list-item>
        <text:list-item>
          <text:p text:style-name="P559">which — который;</text:p>
        </text:list-item>
        <text:list-item>
          <text:p text:style-name="P559">where [вэа] — где, куда;</text:p>
        </text:list-item>
        <text:list-item>
          <text:p text:style-name="P559">when — когда;</text:p>
        </text:list-item>
        <text:list-item>
          <text:p text:style-name="P559">why [вай] — зачем, почему;</text:p>
        </text:list-item>
        <text:list-item>
          <text:p text:style-name="P559">how [хау] — как;</text:p>
        </text:list-item>
        <text:list-item>
          <text:p text:style-name="P559">how often [хау офэн] — как часто;</text:p>
        </text:list-item>
        <text:list-item>
          <text:p text:style-name="P559">how many — сколько (исчисляемые существительные);</text:p>
        </text:list-item>
        <text:list-item>
          <text:p text:style-name="P559">how much — сколько (неисчесляемые существительные);</text:p>
        </text:list-item>
        <text:list-item>
          <text:p text:style-name="P559">how long [хау лон] — как долго;</text:p>
        </text:list-item>
        <text:list-item>
          <text:p text:style-name="P559">how long ago — как давно;</text:p>
        </text:list-item>
        <text:list-item>
          <text:p text:style-name="P559">how old — сколько лет.</text:p>
        </text:list-item>
      </text:list>
      <text:p text:style-name="Standard"/>
      <text:p text:style-name="P421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506">соотв</text:span>. <text:span text:style-name="T2">Which</text:span> подразумевает выбор из нескольких вариантов.</text:p>
      <text:p text:style-name="Standard"/>
      <text:p text:style-name="P189">What do you like? — Что ты любишь?</text:p>
      <text:p text:style-name="P189">What car have you got? — Какая у тебя машина?</text:p>
      <text:p text:style-name="P189">Which car is yours? — Какая из машин твоя?</text:p>
      <text:p text:style-name="P189"/>
      <text:p text:style-name="P33"><text:span text:style-name="T28">H</text:span><text:span text:style-name="T2">ow</text:span> чаще присутствует в связке с прилагательным или наречием, но может употребляться </text:p>
      <text:p text:style-name="P33">и самостоятельно.</text:p>
      <text:p text:style-name="P33"/>
      <text:p text:style-name="P215">How old are you? — Сколько тебе лет?</text:p>
      <text:p text:style-name="P215">How are you? — Как ты?</text:p>
      <text:p text:style-name="P215"/>
      <text:p text:style-name="P136"><text:soft-page-break/>Вопрос к подлежащему</text:p>
      <text:p text:style-name="P33"/>
      <text:p text:style-name="P33">Задается, когда хотят узнать кто или что совершает действие. Начинается со слова <text:span text:style-name="T2">who</text:span></text:p>
      <text:p text:style-name="P33">или <text:span text:style-name="T2">what</text:span>, которое заменяют собой подлежащее. При этом порядок слов остается таким же,</text:p>
      <text:p text:style-name="P421"><text:span text:style-name="T190">как</text:span><text:span text:style-name="T166"> и в утверждении. Вспомогательный глагол часто отсутсвует в таком вопросе.</text:span></text:p>
      <text:p text:style-name="P33"/>
      <text:p text:style-name="P215">Who is in the Room? — Кто в комнате?</text:p>
      <text:p text:style-name="P215">What was that? — Что это было?</text:p>
      <text:p text:style-name="P43"/>
      <text:p text:style-name="P42">Если подлежащее предполагается во множественном числе, то в форму множественного</text:p>
      <text:p text:style-name="P42">числа нужно поставить и глагол.</text:p>
      <text:p text:style-name="P42"/>
      <text:p text:style-name="P221">Who are my best friends? → Mike and Paul are my best friends.</text:p>
      <text:p text:style-name="P216"/>
      <text:p text:style-name="P137">Вопрос с альтернативой</text:p>
      <text:p text:style-name="P137"/>
      <text:p text:style-name="P155"><text:span text:style-name="T507">В</text:span>опрос, <text:span text:style-name="T507">предполагающий </text:span>выбор между двумя альтернативами. Вопросительное слово не</text:p>
      <text:p text:style-name="P155">используется. Порядок слов такой же, как в общем вопросе, но в какой-то части вопроса</text:p>
      <text:p text:style-name="P155">обязательно нужно преложить альтернативу с помощью союза or.</text:p>
      <text:p text:style-name="P155"/>
      <text:p text:style-name="P293">Does <text:span text:style-name="T341">your mother </text:span>or<text:span text:style-name="T341"> your father</text:span> help you? (<text:span text:style-name="T507">альтернатива в </text:span>подлежаще<text:span text:style-name="T507">м</text:span>)</text:p>
      <text:p text:style-name="P293">Has he just <text:span text:style-name="T341">arrived </text:span>or<text:span text:style-name="T341"> left</text:span>? (в смыслово<text:span text:style-name="T507">м</text:span> глагол<text:span text:style-name="T507">е</text:span>)</text:p>
      <text:p text:style-name="P422"><text:span text:style-name="T56">Will you go to Kiev </text:span><text:span text:style-name="T113">by train </text:span><text:span text:style-name="T56">or</text:span><text:span text:style-name="T113"> by plane</text:span><text:span text:style-name="T56">? (</text:span><text:span text:style-name="T60">в </text:span><text:span text:style-name="T56">дополнени</text:span><text:span text:style-name="T60">и</text:span><text:span text:style-name="T56">)</text:span></text:p>
      <text:p text:style-name="P293"/>
      <text:p text:style-name="P138">Вопросы с предлогами</text:p>
      <text:p text:style-name="P138"/>
      <text:p text:style-name="P537">В английском вопросе, предлог всегда стоит в самом конце.</text:p>
      <text:p text:style-name="P156"/>
      <text:p text:style-name="P294"><text:span text:style-name="T334">Who</text:span> do you meet <text:span text:style-name="T341">with</text:span>? — <text:span text:style-name="T341">С</text:span> <text:span text:style-name="T334">кем</text:span> ты встречаешься?</text:p>
      <text:p text:style-name="P294"><text:span text:style-name="T334">What</text:span> are you looking <text:span text:style-name="T341">at</text:span>? — <text:span text:style-name="T341">На</text:span> <text:span text:style-name="T334">что</text:span> ты смотришь?</text:p>
      <text:p text:style-name="P649"/>
      <text:p text:style-name="P294"/>
      <text:p text:style-name="P383">Отрицательные предложения</text:p>
      <text:p text:style-name="P354"/>
      <text:p text:style-name="P384">Чтобы придать мысли отрицательное значение используется частица <text:span text:style-name="T2">not </text:span><text:span text:style-name="T166">или</text:span> слово <text:span text:style-name="T2">never</text:span> </text:p>
      <text:p text:style-name="P384"/>
      <text:p text:style-name="P385"><text:span text:style-name="T191">Частица</text:span><text:span text:style-name="T29"> not</text:span><text:span text:style-name="T519"> переводится как «не». Она всегда стоит либо в связке со вспомогательным глаголом, либо в связке с модальным и является частью сказуемого.</text:span></text:p>
      <text:p text:style-name="P385"/>
      <text:p text:style-name="P385"><text:span text:style-name="T2">I not like horror movies (неправильно, остуствует вспомогательный/</text:span><text:span text:style-name="T29">модальный </text:span><text:span text:style-name="T2">глагол)</text:span></text:p>
      <text:p text:style-name="P384"/>
      <text:p text:style-name="P384">Но если отрицатульную мысль сообщить в дополнении, то <text:span text:style-name="T2">not</text:span> будет стоять самостоятельно.</text:p>
      <text:p text:style-name="P357">It`s quite impolite not to call me back — Очень не вежливо не перезванивать мне.</text:p>
      <text:p text:style-name="P423"/>
      <text:p text:style-name="P8">Самые важные глаголы</text:p>
      <text:p text:style-name="Standard"/>
      <text:p text:style-name="P424"><text:span text:style-name="T519">Это глаголы: </text:span><text:span text:style-name="T29">be</text:span><text:span text:style-name="T519">, </text:span><text:span text:style-name="T29">do</text:span><text:span text:style-name="T519">, </text:span><text:span text:style-name="T29">have</text:span><text:span text:style-name="T519"> и </text:span><text:span text:style-name="T29">get</text:span><text:span text:style-name="T519">. Они могут быть как смысловыми, так и вспомогательными. (кроме </text:span><text:span text:style-name="T29">get</text:span><text:span text:style-name="T519">). А также входить в устойчивые обороты, меняя свое основное значение.</text:span></text:p>
      <text:p text:style-name="P424"/>
      <text:p text:style-name="P398">Глагол <text:span text:style-name="T2">be</text:span></text:p>
      <text:p text:style-name="Standard"/>
      <text:p text:style-name="P333"><text:span text:style-name="T194">Переводится как</text:span><text:span text:style-name="T520"> «быть» </text:span><text:span text:style-name="T543">и</text:span><text:span text:style-name="T521"> </text:span><text:span text:style-name="T520">меняется в зависимости от подлежащего.</text:span></text:p>
      <text:p text:style-name="P332"><text:soft-page-break/><text:span text:style-name="T521">В </text:span><text:span text:style-name="T30">Present</text:span><text:span text:style-name="T521"> </text:span><text:span text:style-name="T523">этот глагол</text:span><text:span text:style-name="T522"> </text:span><text:span text:style-name="T521">принимает следующие формы:</text:span></text:p>
      <text:list xml:id="list300095191" text:style-name="L17">
        <text:list-item>
          <text:p text:style-name="P560">am — если подлежащее в первом лице (I);</text:p>
        </text:list-item>
        <text:list-item>
          <text:p text:style-name="P560">is — если подлежащее в третьем лице, единственном числе (he/she/it);</text:p>
        </text:list-item>
        <text:list-item>
          <text:p text:style-name="P560">are — если подлежащее во множественном числе (you/we/they).</text:p>
        </text:list-item>
      </text:list>
      <text:p text:style-name="P222"/>
      <text:p text:style-name="P44"><text:span text:style-name="T2">Be</text:span> в форме <text:span text:style-name="T2">am/is/are</text:span> является смысловым глаголом, но при переводе на русский выпадает.</text:p>
      <text:p text:style-name="P436">После <text:span text:style-name="T2">be</text:span> обычно указывается характеристика (какой) или место (где).</text:p>
      <text:p text:style-name="P44"/>
      <text:p text:style-name="P222">This dress is blue — Это платье синие.</text:p>
      <text:p text:style-name="P222">I am in my office now — Я у себя в офисе сейчас.</text:p>
      <text:p text:style-name="P44"/>
      <text:p text:style-name="P45">Связка <text:span text:style-name="T2">be </text:span>+ прилагательное, <text:span text:style-name="T562">очень </text:span>часто переводится глаголом:</text:p>
      <text:p text:style-name="P157"><text:span text:style-name="T2">I am interested in art — Я интересуюсь искусством.</text:span></text:p>
      <text:p text:style-name="P45"/>
      <text:p text:style-name="P426"><text:span text:style-name="T192">В вопрос</text:span><text:span text:style-name="T193">ах</text:span><text:span text:style-name="T192"> глагол </text:span><text:span text:style-name="T30">be</text:span><text:span text:style-name="T192"> меняется местами с подлежащим, а в отрица</text:span><text:span text:style-name="T193">ниях</text:span><text:span text:style-name="T192">, используется </text:span></text:p>
      <text:p text:style-name="P426"><text:span text:style-name="T192">с частицей </text:span><text:span text:style-name="T30">not</text:span><text:span text:style-name="T192">: В корешке ответа, вместо </text:span><text:span text:style-name="T30">do/does,</text:span><text:span text:style-name="T192"> используется </text:span><text:span text:style-name="T30">am/is/are</text:span><text:span text:style-name="T192">:</text:span></text:p>
      <text:p text:style-name="P45"/>
      <text:p text:style-name="P223">Is John married? No, he isn`t. — Джон женат? Нет.</text:p>
      <text:p text:style-name="P223"/>
      <text:p text:style-name="P46">Очень часто <text:span text:style-name="T2">am/is/are</text:span> сокращают:</text:p>
      <text:list xml:id="list2549802316" text:style-name="L18">
        <text:list-item>
          <text:p text:style-name="P561">I am → I`m;</text:p>
        </text:list-item>
        <text:list-item>
          <text:p text:style-name="P561">he is → he`s;</text:p>
        </text:list-item>
        <text:list-item>
          <text:p text:style-name="P561">you are → you`re;</text:p>
        </text:list-item>
        <text:list-item>
          <text:p text:style-name="P561">John is → John`s;</text:p>
        </text:list-item>
      </text:list>
      <text:p text:style-name="P223"/>
      <text:p text:style-name="P45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45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23"/>
      <text:p text:style-name="P332"><text:span text:style-name="T192">В </text:span><text:span text:style-name="T30">Past</text:span><text:span text:style-name="T192"> </text:span><text:span text:style-name="T193">он </text:span><text:span text:style-name="T192">принимает слудеющие формы:</text:span></text:p>
      <text:list xml:id="list429440826" text:style-name="L19">
        <text:list-item>
          <text:p text:style-name="P562">was — если подлежащее в единственном числе (I/he/she/it);</text:p>
        </text:list-item>
        <text:list-item>
          <text:p text:style-name="P562">were — если подлежащее во множественном числе (you/we/they).</text:p>
        </text:list-item>
      </text:list>
      <text:p text:style-name="P223"/>
      <text:p text:style-name="P45">В <text:span text:style-name="T2">Future</text:span> принимает только одну форму — <text:span text:style-name="T2">will be:</text:span></text:p>
      <text:p text:style-name="P223"/>
      <text:p text:style-name="P224">Was the weather good? No, it wasn`t — Погода была хорошая? Нет.</text:p>
      <text:p text:style-name="P223">I will be happy to eat — Я буду рад поесть.</text:p>
      <text:p text:style-name="P223"/>
      <text:p text:style-name="P139">Глагол <text:span text:style-name="T2">do</text:span></text:p>
      <text:p text:style-name="P157"/>
      <text:p text:style-name="P157">Переводится как «делать». В одном предложении может встречаться несколько раз,</text:p>
      <text:p text:style-name="P157">в качестве вспомогательного глагола и смыслового. Вспомогательным глаголом он может</text:p>
      <text:p text:style-name="P157">быть только в отрицаниях и вопросах, времен группы <text:span text:style-name="T2">Simple</text:span>.</text:p>
      <text:p text:style-name="P295"/>
      <text:p text:style-name="P295">What do you <text:span text:style-name="T341">do</text:span>? — Что ты <text:span text:style-name="T341">делаешь</text:span>?</text:p>
      <text:p text:style-name="P295">Do you like pets? No, I don`t — Ты любишь домашних животних? Нет.</text:p>
      <text:p text:style-name="P157"/>
      <text:p text:style-name="P157">В прошедшем времени преорбазуется в <text:span text:style-name="T2">did</text:span> — «делал».</text:p>
      <text:p text:style-name="P223"/>
      <text:p text:style-name="P139">Глагол <text:span text:style-name="T2">have</text:span></text:p>
      <text:p text:style-name="P45"/>
      <text:p text:style-name="P45">Переводится как «иметь». Для времен группы <text:span text:style-name="T2">Perfect</text:span> выступает в роли вспомогательного</text:p>
      <text:p text:style-name="P47">глагола. Также может быть частью устойчивых словосотечаний. </text:p>
      <text:p text:style-name="P47"><text:soft-page-break/>Когда <text:span text:style-name="T2">have</text:span> является смысловым глаголом, он работает по тем же правилам что и другие</text:p>
      <text:p text:style-name="P47">смысловые глаголы, т. е. требует вспомогательного <text:span text:style-name="T2">do</text:span> для отрицаний и вопросов.</text:p>
      <text:p text:style-name="P47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7"/>
      <text:p text:style-name="P225">Mike has many friends — У Майка много друзей.</text:p>
      <text:p text:style-name="P225">He doesn`t have many friends — У него не много друзей.</text:p>
      <text:p text:style-name="P225">Do you have many friends? — У тебя много друзей?</text:p>
      <text:p text:style-name="P47"/>
      <text:p text:style-name="P56">Иногда его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p>
      <text:p text:style-name="P47"/>
      <text:p text:style-name="P225">I have a lot of friends — У меня (есть) много друзей.</text:p>
      <text:p text:style-name="P47"/>
      <text:p text:style-name="P47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25">He hasn`t lost his keys — Он не потерял свои ключи (has в отрицании).</text:p>
      <text:p text:style-name="P225"/>
      <text:p text:style-name="P48">В прошедшем времени преобразуется в <text:span text:style-name="T2">had</text:span> — «имел».</text:p>
      <text:p text:style-name="P233">I had a lot of friends — У меня было много друзей (Я имел много друзей).</text:p>
      <text:p text:style-name="P225"/>
      <text:p text:style-name="P47"><text:span text:style-name="T558">Глагол</text:span><text:span text:style-name="T48"> h</text:span><text:span text:style-name="T2">ave</text:span> в значении «иметь» не употребляется во временах группы <text:span text:style-name="T2">Continuous</text:span>.</text:p>
      <text:p text:style-name="P226">I am having many friends now (неправильно). I have many friends (правильно).</text:p>
      <text:p text:style-name="P47"/>
      <text:p text:style-name="P45">В разговорной речи часто используется оборот <text:span text:style-name="T2">have got</text:span>. Он обозначает тоже самое,</text:p>
      <text:p text:style-name="P45">что и <text:span text:style-name="T2">have</text:span> (иметь/владеть), но используется только в настоящем времени.</text:p>
      <text:p text:style-name="P45"/>
      <text:p text:style-name="P223">Have you got a Mercedes? / Do you have a Mercedes? — У тебя есть мерседес?</text:p>
      <text:p text:style-name="P223">I haven`t got a Mercedes / I don`t have a Mercedes — У меня нет мерседеса.</text:p>
      <text:p text:style-name="P223"/>
      <text:p text:style-name="P474"><text:span text:style-name="T192">Глагол </text:span><text:span text:style-name="T30">have</text:span><text:span text:style-name="T192"> может входить в состав устойчивых словосочетаний. В этом он переводится по другому. Также здесь отменяется правило, </text:span><text:span text:style-name="T222">когда</text:span><text:span text:style-name="T192"> </text:span><text:span text:style-name="T30">have</text:span><text:span text:style-name="T192"> нельзя употребять в </text:span><text:span text:style-name="T30">Continuous</text:span><text:span text:style-name="T192">:</text:span></text:p>
      <text:p text:style-name="P49"/>
      <text:p text:style-name="P54"><text:span text:style-name="T524">В</text:span><text:span text:style-name="T521">ыражения, связанные с приемом пищи:</text:span></text:p>
      <text:list xml:id="list2229599330" text:style-name="L20">
        <text:list-item>
          <text:p text:style-name="P563">have a coffee/tea/drink — пить кофе/чай/напиток;</text:p>
        </text:list-item>
        <text:list-item>
          <text:p text:style-name="P563">have a meal — принимать пищу;</text:p>
        </text:list-item>
        <text:list-item>
          <text:p text:style-name="P563">have a breakfast/luch/dinner — завтракать/обедать/ужинать;</text:p>
        </text:list-item>
      </text:list>
      <text:p text:style-name="P335"><text:span text:style-name="T195"/></text:p>
      <text:p text:style-name="P335"><text:span text:style-name="T195">В</text:span><text:span text:style-name="T192">ыражения, связанные с времяпровождением:</text:span></text:p>
      <text:list xml:id="list4086073607" text:style-name="L21">
        <text:list-item>
          <text:p text:style-name="P564">have a date — ходить на свидание;</text:p>
        </text:list-item>
        <text:list-item>
          <text:p text:style-name="P564">have a good time — хорошо проводить время;</text:p>
        </text:list-item>
        <text:list-item>
          <text:p text:style-name="P564">have a meeting / an appointment — назначать встречу;</text:p>
        </text:list-item>
        <text:list-item>
          <text:p text:style-name="P564">have a nice day — удачного дня (пожелание);</text:p>
        </text:list-item>
      </text:list>
      <text:p text:style-name="P54"/>
      <text:p text:style-name="P54"><text:span text:style-name="T524">В</text:span><text:span text:style-name="T521">ыражения, связанные с внешностью:</text:span></text:p>
      <text:list xml:id="list3536698919" text:style-name="L22">
        <text:list-item>
          <text:p text:style-name="P565">have a bath/shower— принимать ванну/душ;</text:p>
        </text:list-item>
        <text:list-item>
          <text:p text:style-name="P565">have a shave/haircat — побриться/постричься;</text:p>
        </text:list-item>
      </text:list>
      <text:p text:style-name="P226"/>
      <text:p text:style-name="P334"><text:span text:style-name="T195">В</text:span><text:span text:style-name="T192">ыражения, связанные с общением:</text:span></text:p>
      <text:list xml:id="list1209328370" text:style-name="L23">
        <text:list-item>
          <text:p text:style-name="P566">have a guess — угадывать, догадываться;</text:p>
        </text:list-item>
        <text:list-item>
          <text:p text:style-name="P566">have a talk/discussion/chat — беседовать/обсуждать/болтать;</text:p>
        </text:list-item>
        <text:list-item>
          <text:p text:style-name="P566">have a call — позвонить;</text:p>
        </text:list-item>
      </text:list>
      <text:p text:style-name="P223"/>
      <text:p text:style-name="P332"><text:soft-page-break/><text:span text:style-name="T195">В</text:span><text:span text:style-name="T192">ыражения связанные со здоровьем:</text:span></text:p>
      <text:list xml:id="list2083956156" text:style-name="L24">
        <text:list-item>
          <text:p text:style-name="P567">have a baby — родить;</text:p>
        </text:list-item>
        <text:list-item>
          <text:p text:style-name="P568">have a cold/cough — простудиться/кашлять;</text:p>
        </text:list-item>
        <text:list-item>
          <text:p text:style-name="P567">have a headache — болит голова;</text:p>
        </text:list-item>
      </text:list>
      <text:p text:style-name="P223"/>
      <text:p text:style-name="P332"><text:span text:style-name="T195">В</text:span><text:span text:style-name="T192">ыражения, связанные с отдыхом:</text:span></text:p>
      <text:list xml:id="list143274710" text:style-name="L25">
        <text:list-item>
          <text:p text:style-name="P569">have a day off — взять выходной;</text:p>
        </text:list-item>
        <text:list-item>
          <text:p text:style-name="P569">have a dream/nightmare — видеть сон/кошмар;</text:p>
        </text:list-item>
        <text:list-item>
          <text:p text:style-name="P569">have a rest — отдыхать;</text:p>
        </text:list-item>
        <text:list-item>
          <text:p text:style-name="P569">have a sleep — спать.</text:p>
        </text:list-item>
      </text:list>
      <text:p text:style-name="P223"/>
      <text:p text:style-name="P53"><text:span text:style-name="T524">В</text:span><text:span text:style-name="T521">ыражения, свяханые с физической активностью:</text:span></text:p>
      <text:list xml:id="list2031124740" text:style-name="L26">
        <text:list-item>
          <text:p text:style-name="P570">have a good journey — добраться без проблем (пожелание);</text:p>
        </text:list-item>
        <text:list-item>
          <text:p text:style-name="P570">have a good flight — хорошо долететь (пожелание);</text:p>
        </text:list-item>
        <text:list-item>
          <text:p text:style-name="P570">have a lift — подвести (на машине);</text:p>
        </text:list-item>
        <text:list-item>
          <text:p text:style-name="P570">have a ride — проехаться;</text:p>
        </text:list-item>
        <text:list-item>
          <text:p text:style-name="P570">have a walk — пройтись (прогуляться);</text:p>
        </text:list-item>
        <text:list-item>
          <text:p text:style-name="P570">have a swim — поплавать;</text:p>
        </text:list-item>
        <text:list-item>
          <text:p text:style-name="P570">have a hug — обняться;</text:p>
        </text:list-item>
        <text:list-item>
          <text:p text:style-name="P570">have a kiss — поцеловаться.</text:p>
        </text:list-item>
      </text:list>
      <text:p text:style-name="P141"/>
      <text:p text:style-name="P140">Глагол <text:span text:style-name="T2">get</text:span></text:p>
      <text:p text:style-name="P50"/>
      <text:p text:style-name="P50">Переводится по разному, в зависимости от слов, идущих после него. Поэтому его нужно переводить в связке с соседними словами.</text:p>
      <text:p text:style-name="P50"/>
      <text:p text:style-name="P50">Если после <text:span text:style-name="T2">get</text:span> идет существительное, то он передает значение «получать, покупать».</text:p>
      <text:p text:style-name="P50"/>
      <text:p text:style-name="P227">I got an A — Я получил пятерку. (A — это оценка)</text:p>
      <text:p text:style-name="P227">I got a new car — Я купил новую машину.</text:p>
      <text:p text:style-name="P227"/>
      <text:p text:style-name="P50">Если после <text:span text:style-name="T2">get</text:span> идет прилагательное, то это означает «прийти к этому состоянию»,</text:p>
      <text:p text:style-name="P50">например: <text:span text:style-name="T2">get hungry</text:span> (проголодаться), <text:span text:style-name="T2">get better</text:span> (стать лучше), <text:span text:style-name="T2">get cold</text:span> (замерзнуть) и пр.</text:p>
      <text:p text:style-name="P50"/>
      <text:p text:style-name="P227">He <text:span text:style-name="T341">got dressed</text:span> quickly and left — Он <text:span text:style-name="T341">оделся</text:span> быстро и ушел.</text:p>
      <text:p text:style-name="P227"/>
      <text:p text:style-name="P50">Если <text:span text:style-name="T2">get</text:span> используется с частицей <text:span text:style-name="T2">to</text:span>, то это означает «прибывать в такое-то место».</text:p>
      <text:p text:style-name="P50"/>
      <text:p text:style-name="P227">I got to work late — Я приехал на работу поздно.</text:p>
      <text:p text:style-name="P227">I got to the airport by train — Я приехал в аэропорт на поезде.</text:p>
      <text:p text:style-name="P227"/>
      <text:p text:style-name="P50">Если <text:span text:style-name="T2">get</text:span> используется со средством передвижения, то он приобретает значение</text:p>
      <text:p text:style-name="P481"><text:span text:style-name="T228">«сесть в транспорт». В этом случае он может </text:span><text:span text:style-name="T227">идти</text:span><text:span text:style-name="T228"> с предлогом </text:span><text:span text:style-name="T50">on</text:span><text:span text:style-name="T228">.</text:span></text:p>
      <text:p text:style-name="P50"/>
      <text:p text:style-name="P227">I got on a bus at 5 o`clock — Я сел в автобус в 5 часов.</text:p>
      <text:p text:style-name="P227">I got a taxi — Я взял такси.</text:p>
      <text:p text:style-name="P227"/>
      <text:p text:style-name="P50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50"/>
      <text:p text:style-name="P51">После <text:span text:style-name="T2">get</text:span> могут стоять предлоги, от которых он может сильно меняться:</text:p>
      <text:list xml:id="list3082096764" text:style-name="L27">
        <text:list-item>
          <text:p text:style-name="P571">get along — ладить друг с другом;</text:p>
        </text:list-item>
        <text:list-item>
          <text:p text:style-name="P571"><text:soft-page-break/>get away — удирать;</text:p>
        </text:list-item>
        <text:list-item>
          <text:p text:style-name="P571">get back — вернуться;</text:p>
        </text:list-item>
        <text:list-item>
          <text:p text:style-name="P571">get in — попасть внутрь;</text:p>
        </text:list-item>
        <text:list-item>
          <text:p text:style-name="P571">get on — справиться с ситуацией.</text:p>
        </text:list-item>
      </text:list>
      <text:p text:style-name="P50"/>
      <text:p text:style-name="P227">I`ll get away from work as soon as I can — Я уйду с этой работы, как только смогу.</text:p>
      <text:p text:style-name="P227">Get in the car quickly! — Быстро садись в машину!</text:p>
      <text:p text:style-name="P227">How are you getting on with your new job? — Как дела на новой работе?</text:p>
      <text:p text:style-name="P227"/>
      <text:p text:style-name="P140">Глаголы, в которых все путаются</text:p>
      <text:p text:style-name="P140"/>
      <text:p text:style-name="P427"><text:span text:style-name="T61">Tell</text:span><text:span text:style-name="T239"> и </text:span><text:span text:style-name="T61">say</text:span><text:span text:style-name="T239"> </text:span><text:span text:style-name="T240">передают значение</text:span><text:span text:style-name="T239"> «сказать». Только </text:span><text:span text:style-name="T61">tell</text:span><text:span text:style-name="T239"> </text:span><text:span text:style-name="T240">означает</text:span><text:span text:style-name="T239"> «рассказать кому-то» или «рассказать что-то» и требует дополнения. А </text:span><text:span text:style-name="T61">say</text:span><text:span text:style-name="T239"> означает просто «сказать».</text:span></text:p>
      <text:p text:style-name="P158"/>
      <text:p text:style-name="P228"><text:span text:style-name="T350">Tell me</text:span><text:span text:style-name="T375"> the truth — </text:span><text:span text:style-name="T350">Скажи мне</text:span><text:span text:style-name="T375"> правду.</text:span></text:p>
      <text:p text:style-name="P229"><text:span text:style-name="T364">`It is good,` Mr Bean </text:span><text:span text:style-name="T341">said</text:span><text:span text:style-name="T364"> — «Это хорошо», </text:span><text:span text:style-name="T341">сказал</text:span><text:span text:style-name="T364"> мистер Бин.</text:span></text:p>
      <text:p text:style-name="P296"/>
      <text:p text:style-name="P428"><text:span text:style-name="T62">See, look, watch </text:span><text:span text:style-name="T240">передают значение «видеть». </text:span><text:span text:style-name="T63">See</text:span><text:span text:style-name="T241"> означает «видеть», как визическую возможность. </text:span><text:span text:style-name="T63">Look</text:span><text:span text:style-name="T241"> означает «смотреть» </text:span><text:span text:style-name="T242">как осознанное действие</text:span><text:span text:style-name="T241">. Если смотрят </text:span><text:span text:style-name="T325">на</text:span><text:span text:style-name="T241"> какой-то объект, то доб. предлог </text:span><text:span text:style-name="T63">at</text:span><text:span text:style-name="T241">. W</text:span><text:span text:style-name="T63">atch</text:span><text:span text:style-name="T241"> означает «наблюдать за объектом» и требует дополнения.</text:span></text:p>
      <text:p text:style-name="P159"/>
      <text:p text:style-name="P230"><text:span text:style-name="T364">I </text:span><text:span text:style-name="T341">see</text:span><text:span text:style-name="T364"> a bird in the tree — Я </text:span><text:span text:style-name="T341">вижу</text:span><text:span text:style-name="T364"> птицу на дереве.</text:span></text:p>
      <text:p text:style-name="P229"><text:span text:style-name="T364">Don`t worry, I`m not </text:span><text:span text:style-name="T341">looking</text:span><text:span text:style-name="T364"> — Не волнуйся, я не </text:span><text:span text:style-name="T341">смотрю</text:span><text:span text:style-name="T364">.</text:span></text:p>
      <text:p text:style-name="P229"><text:span text:style-name="T364">I`m </text:span><text:span text:style-name="T341">looking at</text:span><text:span text:style-name="T364"> the dog — Я </text:span><text:span text:style-name="T341">смотрю на</text:span><text:span text:style-name="T364"> собаку.</text:span></text:p>
      <text:p text:style-name="P229"><text:span text:style-name="T364">I like </text:span><text:span text:style-name="T341">watching birds</text:span><text:span text:style-name="T364"> — Мне нравится </text:span><text:span text:style-name="T341">наблюдать за птицами</text:span><text:span text:style-name="T364">.</text:span></text:p>
      <text:p text:style-name="P296"/>
      <text:p text:style-name="P429"><text:span text:style-name="T64">Hear</text:span><text:span text:style-name="T243"> и </text:span><text:span text:style-name="T64">list</text:span><text:span text:style-name="T243"> переводятся как «слышать» и «слушать». Первый означает физическую возможность (подобно </text:span><text:span text:style-name="T64">see</text:span><text:span text:style-name="T243">) а второй — осознанное действие (подобно </text:span><text:span text:style-name="T64">look</text:span><text:span text:style-name="T243">). Когда говорят </text:span></text:p>
      <text:p text:style-name="P429"><text:span text:style-name="T243">о том, что именно слушают, то к </text:span><text:span text:style-name="T64">listen</text:span><text:span text:style-name="T243"> доб. предлог </text:span><text:span text:style-name="T64">to</text:span><text:span text:style-name="T243">, но при переводе он выпадает.</text:span></text:p>
      <text:p text:style-name="P160"/>
      <text:p text:style-name="P231"><text:span text:style-name="T376">Can you </text:span><text:span text:style-name="T351">hear</text:span><text:span text:style-name="T376"> some noise? — Ты </text:span><text:span text:style-name="T351">слышишь</text:span><text:span text:style-name="T376"> шум?</text:span></text:p>
      <text:p text:style-name="P231"><text:span text:style-name="T351">Listen to</text:span><text:span text:style-name="T376"> me, please — Пожалуйста, </text:span><text:span text:style-name="T351">послушай</text:span><text:span text:style-name="T376"> меня.</text:span></text:p>
      <text:p text:style-name="P231"><text:span text:style-name="T376">What music do you </text:span><text:span text:style-name="T351">listen to</text:span><text:span text:style-name="T376">? - Какую музыку ты </text:span><text:span text:style-name="T351">слушает</text:span><text:span text:style-name="T376">?</text:span></text:p>
      <text:p text:style-name="P297"/>
      <text:p text:style-name="P52"><text:span text:style-name="T65">D</text:span><text:span text:style-name="T64">o</text:span><text:span text:style-name="T376"> </text:span><text:span text:style-name="T377">и</text:span><text:span text:style-name="T376"> </text:span><text:span text:style-name="T64">make</text:span><text:span text:style-name="T376"> означают «делать». Только первый имеет абстрактное значение (заниматься</text:span></text:p>
      <text:p text:style-name="P160">делом), а второй больше связан с физической активностью, с созданием предметов.</text:p>
      <text:p text:style-name="P232"><text:span text:style-name="T376"/></text:p>
      <text:p text:style-name="P232"><text:span text:style-name="T376">Could you </text:span><text:span text:style-name="T351">do</text:span><text:span text:style-name="T376"> me a favour — Не мог бы ты </text:span><text:span text:style-name="T351">оказать</text:span><text:span text:style-name="T376"> мне услугу?</text:span></text:p>
      <text:p text:style-name="P232"><text:span text:style-name="T376">I belive she`ll </text:span><text:span text:style-name="T351">make</text:span><text:span text:style-name="T376"> the right choice — Я верю, что она </text:span><text:span text:style-name="T351">сделает</text:span><text:span text:style-name="T376"> правильный выбор.</text:span></text:p>
      <text:p text:style-name="P160"/>
      <text:p text:style-name="P161">Устойчивые выражения с do:</text:p>
      <text:list xml:id="list728958263" text:style-name="L28">
        <text:list-item>
          <text:p text:style-name="P634">do an exam/test — сдавать экзамен/тест;</text:p>
        </text:list-item>
        <text:list-item>
          <text:p text:style-name="P634">do a course — пройти курс;</text:p>
        </text:list-item>
        <text:list-item>
          <text:p text:style-name="P634">do work/homework/housework — делать работу / домашнюю работу / работу по дому;</text:p>
        </text:list-item>
        <text:list-item>
          <text:p text:style-name="P634">do a favour — оказывать услугу;</text:p>
        </text:list-item>
        <text:list-item>
          <text:p text:style-name="P634">do business — заниматься бизнесом;</text:p>
        </text:list-item>
        <text:list-item>
          <text:p text:style-name="P634">do right/wrong — поступать правильно/неправильно;</text:p>
        </text:list-item>
        <text:list-item>
          <text:p text:style-name="P634">do the shopping — делать покупки;</text:p>
        </text:list-item>
        <text:list-item>
          <text:p text:style-name="P634">do the wassing up — мыть посуду;</text:p>
        </text:list-item>
      </text:list>
      <text:p text:style-name="P160"/>
      <text:p text:style-name="P161">Устойчивые выражения с make:</text:p>
      <text:list xml:id="list873356735" text:style-name="L29">
        <text:list-item>
          <text:p text:style-name="P635">make a noise — шуметь;</text:p>
        </text:list-item>
        <text:list-item>
          <text:p text:style-name="P635"><text:soft-page-break/>make a bed — застилать постель;</text:p>
        </text:list-item>
        <text:list-item>
          <text:p text:style-name="P635">make a cake/tea/dinner — приготовить торт/чай/ужин;</text:p>
        </text:list-item>
        <text:list-item>
          <text:p text:style-name="P635">make a choice — сделать выбор;</text:p>
        </text:list-item>
        <text:list-item>
          <text:p text:style-name="P635">make a scision — принять решение;</text:p>
        </text:list-item>
        <text:list-item>
          <text:p text:style-name="P635">make a promise — обещать, дать обещание;</text:p>
        </text:list-item>
        <text:list-item>
          <text:p text:style-name="P635">make a friends — подружиться.</text:p>
        </text:list-item>
      </text:list>
      <text:p text:style-name="Standard"/>
      <text:p text:style-name="Standard"/>
      <text:p text:style-name="P55"><text:span text:style-name="T509">И</text:span><text:span text:style-name="T510">нфинитив и герундий</text:span></text:p>
      <text:p text:style-name="P430"/>
      <text:p text:style-name="P434">Когда в английском предложении несколько глаголов идут подряд, то первый является <text:span text:style-name="T525">смысловым</text:span>, а следующ<text:span text:style-name="T525">ие</text:span>, свободны<text:span text:style-name="T525">е</text:span> от времени, <text:span text:style-name="T525">будут</text:span> в форме инфинитива или герундия.</text:p>
      <text:p text:style-name="P430"/>
      <text:p text:style-name="P430">Инфинитив и герундий дополняют по смыслу сказуемое. Они являются взаимозаменяемы</text:p>
      <text:p text:style-name="P430">и в основном используются по наитию либо в зависимости от диалекта.</text:p>
      <text:p text:style-name="Standard"/>
      <text:p text:style-name="P399">Инфинитив</text:p>
      <text:p text:style-name="P431"/>
      <text:p text:style-name="P431">Это глагол в начальной форме, который почти всегда пишется с частицей to.</text:p>
      <text:p text:style-name="P432"/>
      <text:p text:style-name="P234">We <text:span text:style-name="T131">promise</text:span> <text:span text:style-name="T341">to get</text:span> the money — Мы обещали <text:span text:style-name="T341">достать</text:span> денег.</text:p>
      <text:p text:style-name="P234">Don`t <text:span text:style-name="T131">forget</text:span> <text:span text:style-name="T341">to write</text:span> importang things — Не забывай <text:span text:style-name="T341">записывать</text:span> самое главное.</text:p>
      <text:p text:style-name="P431"/>
      <text:p text:style-name="P57">Между смысловым глаголом и идущим за ним инфинитивом часто стоит дополнение.</text:p>
      <text:p text:style-name="P336"><text:span text:style-name="T196">Обычно дополнение </text:span><text:span text:style-name="T197">ставиться</text:span><text:span text:style-name="T196"> после: </text:span><text:span text:style-name="T32">ask, tell, advice, expect, pesuade, teach.</text:span></text:p>
      <text:p text:style-name="P234"/>
      <text:p text:style-name="P234">I <text:span text:style-name="T140">asked</text:span> <text:span text:style-name="T143">Mike</text:span> <text:span text:style-name="T341">to come</text:span> in — Я просила Майка войти.</text:p>
      <text:p text:style-name="P234"><text:span text:style-name="T140">Tell</text:span> <text:span text:style-name="T143">them</text:span> <text:span text:style-name="T341">to leave</text:span> us alone — Попроси их оставить нас в покое.</text:p>
      <text:p text:style-name="P234"/>
      <text:p text:style-name="P58">Если после смыслового глагола указано дополнение, то такие предложения удобней</text:p>
      <text:p text:style-name="P58">переводить с использованием придаточного предложения.</text:p>
      <text:p text:style-name="P234"/>
      <text:p text:style-name="P433"><text:span text:style-name="T32">I </text:span><text:span text:style-name="T2">promise you</text:span><text:span text:style-name="T32"> </text:span><text:span text:style-name="T115">to be</text:span><text:span text:style-name="T32"> there always — Я обещаю тебе, </text:span><text:span text:style-name="T115">что буду</text:span><text:span text:style-name="T32"> рядом всегда.</text:span></text:p>
      <text:p text:style-name="P235"/>
      <text:p text:style-name="P59"><text:span text:style-name="T525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за, для).</text:p>
      <text:p text:style-name="P324"/>
      <text:p text:style-name="P378"><text:span text:style-name="T32">I went out </text:span><text:span text:style-name="T115">to buy</text:span><text:span text:style-name="T32"> food — Я вышел, </text:span><text:span text:style-name="T115">чтобы купить</text:span><text:span text:style-name="T32"> еды.</text:span></text:p>
      <text:p text:style-name="P378"><text:span text:style-name="T32">I went out </text:span><text:span text:style-name="T115">for</text:span><text:span text:style-name="T32"> food — Я вышел </text:span><text:span text:style-name="T115">за</text:span><text:span text:style-name="T32"> едой.</text:span></text:p>
      <text:p text:style-name="P359"/>
      <text:p text:style-name="P379">Есть глаголы, после который инфинитив идет без частицы <text:span text:style-name="T2">to</text:span> (голый инфинитив).</text:p>
      <text:p text:style-name="P379">Самыми распространенным из них являются <text:span text:style-name="T2">let</text:span> и <text:span text:style-name="T2">make</text:span>.</text:p>
      <text:p text:style-name="P379"/>
      <text:p text:style-name="P358"><text:span text:style-name="T131">Let</text:span> Peter <text:span text:style-name="T341">explain</text:span> himself — Позволь Питеру <text:span text:style-name="T364">объясниться</text:span>.</text:p>
      <text:p text:style-name="P358"><text:span text:style-name="T131">Let</text:span> us (let`s) <text:span text:style-name="T341">watch</text:span> this movie — Давай посмотрим этот фильм.</text:p>
      <text:p text:style-name="P358"/>
      <text:p text:style-name="P380">Если после <text:span text:style-name="T2">make</text:span> стоит еще один глагол, то в этом случае <text:span text:style-name="T2">make</text:span> переводится не как «делать», </text:p>
      <text:p text:style-name="P380">а как «заставлять». Также после <text:span text:style-name="T2">make</text:span> нужно указать дополнение.</text:p>
      <text:p text:style-name="P358"/>
      <text:p text:style-name="P435"><text:span text:style-name="T408">I can`t </text:span><text:span text:style-name="T137">make</text:span><text:span text:style-name="T408"> </text:span><text:span text:style-name="T147">John</text:span><text:span text:style-name="T408"> </text:span><text:span text:style-name="T404">work</text:span><text:span text:style-name="T408"> — Я не могу заставить Джона работать.</text:span></text:p>
      <text:p text:style-name="P360"/>
      <text:p text:style-name="P548"><text:span text:style-name="T435"/></text:p>
      <text:p text:style-name="P705"><text:span text:style-name="T435">Г</text:span><text:span text:style-name="T394">ерундий</text:span></text:p>
      <text:p text:style-name="P381"/>
      <text:p text:style-name="P381">Это нечно среднее между глаголом и существительным, потому что может переводиться</text:p>
      <text:p text:style-name="P437"><text:span text:style-name="T430">и так, и этак. Выглядит как глагол c окончанием -ing</text:span>.</text:p>
      <text:p text:style-name="Standard"/>
      <text:p text:style-name="P438">Герундий <text:span text:style-name="T531">используется после предлогов и некоторых глаголов. </text:span></text:p>
      <text:p text:style-name="P438">В этом случае он переводится глаголом.</text:p>
      <text:p text:style-name="P325"/>
      <text:p text:style-name="P189">I <text:span text:style-name="T131">ran</text:span> for a long time <text:span text:style-name="T527">without</text:span> <text:span text:style-name="T341">stopping</text:span> — Я долго бежал, не <text:span text:style-name="T341">останавливаясь</text:span>.</text:p>
      <text:p text:style-name="P189">Don`t stop. <text:span text:style-name="T131">Keep</text:span> <text:span text:style-name="T527">on</text:span> <text:span text:style-name="T341">running</text:span>! — Не останавливайся. Продолжай <text:span text:style-name="T341">бежать</text:span>!</text:p>
      <text:p text:style-name="P189"/>
      <text:p text:style-name="P439">Между смысловым глаголом <text:span text:style-name="T529">и герундием также </text:span>может стоять дополнение:</text:p>
      <text:p text:style-name="P189">I <text:span text:style-name="T131">saw</text:span> <text:span text:style-name="T143">John</text:span> <text:span text:style-name="T341">working</text:span> in the garden — Я видел, как Джон работает в саду.</text:p>
      <text:p text:style-name="P60"/>
      <text:p text:style-name="P61">Связка <text:span text:style-name="T2">go</text:span> + герундий означает «занимаюсь этим делом»</text:p>
      <text:p text:style-name="P61">А связка <text:span text:style-name="T2">like</text:span> + герундий означает «люблю заниматься этим делом».</text:p>
      <text:p text:style-name="P61"/>
      <text:p text:style-name="P236">Would you like <text:span text:style-name="T341">to go skiing</text:span>? — Ты хочешь <text:span text:style-name="T341">покататься на лыжах</text:span>?</text:p>
      <text:p text:style-name="P236">I would rather <text:span text:style-name="T341">go shopping</text:span> — <text:span text:style-name="T530">Я</text:span> <text:span text:style-name="T530">бы </text:span>лучше <text:span text:style-name="T341">по</text:span><text:span text:style-name="T352">шопилась</text:span>.</text:p>
      <text:p text:style-name="P236">I <text:span text:style-name="T341">like shopping</text:span>! — Я <text:span text:style-name="T341">люблю </text:span><text:span text:style-name="T352">шопиться</text:span>!</text:p>
      <text:p text:style-name="P236"/>
      <text:p text:style-name="P62">Если герундий стоит в начале предложения, то он является подлежащим и будет переводиться существительным.</text:p>
      <text:p text:style-name="P62"/>
      <text:p text:style-name="P237"><text:span text:style-name="T353">Swimming</text:span><text:span text:style-name="T532"> is very good for your health — </text:span><text:span text:style-name="T353">Плаванье</text:span><text:span text:style-name="T532"> хорошо для здоровья</text:span></text:p>
      <text:p text:style-name="P237"><text:span text:style-name="T353">Learning</text:span><text:span text:style-name="T532"> English is not easy — </text:span><text:span text:style-name="T353">Изучение</text:span><text:span text:style-name="T532"> английского это нелегко.</text:span></text:p>
      <text:p text:style-name="P62"/>
      <text:p text:style-name="P337">Глаголы, после которых принято использовать герундий:</text:p>
      <text:list xml:id="list1980562867" text:style-name="L30">
        <text:list-item>
          <text:p text:style-name="P572">stop, finish, give up, carry on, go on, keep on (начало или конец процесса);</text:p>
        </text:list-item>
        <text:list-item>
          <text:p text:style-name="P662"><text:span text:style-name="T2">dislike, </text:span><text:span text:style-name="T33">enjoy (отношени</text:span><text:span text:style-name="T34">е</text:span><text:span text:style-name="T33"> к чему-то);</text:span></text:p>
        </text:list-item>
        <text:list-item>
          <text:p text:style-name="P573"><text:span text:style-name="T526">see, watch, hear, listen to (чувственн</text:span><text:span text:style-name="T533">ые</text:span><text:span text:style-name="T526"> восприяти</text:span><text:span text:style-name="T533">е</text:span><text:span text:style-name="T526">);</text:span></text:p>
        </text:list-item>
        <text:list-item>
          <text:p text:style-name="P573"><text:span text:style-name="T532">suggest, mind, avoid, practive, can`t help </text:span><text:span text:style-name="T529">(</text:span><text:span text:style-name="T533">другие глаголы и словосочетания)</text:span><text:span text:style-name="T532">;</text:span></text:p>
        </text:list-item>
      </text:list>
      <text:p text:style-name="P63"/>
      <text:p text:style-name="P239"><text:span text:style-name="T198">Г</text:span><text:span text:style-name="T166">лаголы, после которых можно использовать как инфинитив, так и герундий:</text:span></text:p>
      <text:list xml:id="list4204767375" text:style-name="L31">
        <text:list-item>
          <text:p text:style-name="P574">start, begin, continues (связанные с процессом)</text:p>
        </text:list-item>
        <text:list-item>
          <text:p text:style-name="P574">love, like, hate, prefer (связанные с отношением)</text:p>
        </text:list-item>
      </text:list>
      <text:p text:style-name="P64"/>
      <text:p text:style-name="P238">I started to leart English at school / I started learning English at school.</text:p>
      <text:p text:style-name="P693"/>
      <text:p text:style-name="P693"/>
      <text:p text:style-name="P62"><text:span text:style-name="T511">Формальное подлежащее </text:span><text:span text:style-name="T517">(</text:span><text:span text:style-name="T516">Dummy subject</text:span><text:span text:style-name="T517">)</text:span></text:p>
      <text:p text:style-name="P62"/>
      <text:p text:style-name="P673"><text:span text:style-name="T200">Когда в авнглийском предложен. отсутстует подлежащее, то его место </text:span><text:span text:style-name="T230">занимает</text:span><text:span text:style-name="T200"> формальное подлежащее. Обычно это либо </text:span><text:span text:style-name="T35">there</text:span><text:span text:style-name="T200">, либо </text:span><text:span text:style-name="T35">it</text:span><text:span text:style-name="T200">, но иногда это могут быть: </text:span><text:span text:style-name="T35">they</text:span><text:span text:style-name="T200">, </text:span><text:span text:style-name="T35">this</text:span><text:span text:style-name="T200">, </text:span><text:span text:style-name="T35">that</text:span><text:span text:style-name="T200">, </text:span><text:span text:style-name="T35">you</text:span><text:span text:style-name="T200">. Такие предложения удобнее переводить с конца.</text:span></text:p>
      <text:p text:style-name="P66"/>
      <text:p text:style-name="P440"><text:span text:style-name="T200">Подлежащее </text:span><text:span text:style-name="T35">there</text:span><text:span text:style-name="T200"> всегда идет в связке с глаголом </text:span><text:span text:style-name="T35">be</text:span><text:span text:style-name="T200">. Оно необходимо, чтобы указать</text:span></text:p>
      <text:p text:style-name="P440"><text:span text:style-name="T200">на местоположение существительного, которое идет после </text:span><text:span text:style-name="T35">be</text:span><text:span text:style-name="T200">.</text:span></text:p>
      <text:p text:style-name="P66"/>
      <text:p text:style-name="P240"><text:span text:style-name="T129">There</text:span><text:span text:style-name="T534"> </text:span><text:span text:style-name="T141">is</text:span><text:span text:style-name="T534"> </text:span><text:span text:style-name="T149">a new restaurant</text:span><text:span text:style-name="T534"> </text:span><text:span text:style-name="T157">in King Street</text:span><text:span text:style-name="T534"> — На Кинг-стрит есть новый ресторан.</text:span></text:p>
      <text:p text:style-name="P240"><text:span text:style-name="T129">There</text:span><text:span text:style-name="T534"> </text:span><text:span text:style-name="T141">was</text:span><text:span text:style-name="T534"> </text:span><text:span text:style-name="T149">a fight</text:span><text:span text:style-name="T534"> </text:span><text:span text:style-name="T157">in the street today</text:span><text:span text:style-name="T534"> — На улице сегодня была драка.</text:span></text:p>
      <text:p text:style-name="P62"/>
      <text:p text:style-name="P61"><text:soft-page-break/>Иногда с помощью <text:span text:style-name="T2">there</text:span> + <text:span text:style-name="T2">be</text:span> говорят о существительном, которое не соверша<text:span text:style-name="T535">ет никаких</text:span></text:p>
      <text:p text:style-name="P61">действий, но с которым связана дополнительная информация.</text:p>
      <text:p text:style-name="P236"/>
      <text:p text:style-name="P236">There is something I want to tell you — Есть, кое-что, что я должен сказать тебе.</text:p>
      <text:p text:style-name="P236"/>
      <text:p text:style-name="P61">Подлежащее <text:span text:style-name="T2">it</text:span> обычно используется, когда надо сообщить время или сказать о погоде.</text:p>
      <text:p text:style-name="P67">После него может идти существительное, прилагательное или глагол (любой).</text:p>
      <text:p text:style-name="P236"/>
      <text:p text:style-name="P236"><text:span text:style-name="T123">It</text:span> <text:span text:style-name="T131">is</text:span> 5 o`clock — Сейчас 5 часов.</text:p>
      <text:p text:style-name="P236"><text:span text:style-name="T123">It</text:span> <text:span text:style-name="T131">is</text:span> warm — Тепло.</text:p>
      <text:p text:style-name="P236"><text:span text:style-name="T123">It</text:span> often <text:span text:style-name="T131">snows</text:span> in the winter — Зимой часто идет снег.</text:p>
      <text:p text:style-name="P236"/>
      <text:p text:style-name="P61">Также формальное подлежащее используется, когда действие не выполняет кто-то</text:p>
      <text:p text:style-name="P441"><text:span text:style-name="T199">конкретный. Такие предложения можно </text:span><text:span text:style-name="T201">переводить</text:span><text:span text:style-name="T199"> из активного залога в пассивный.</text:span></text:p>
      <text:p text:style-name="P61"/>
      <text:p text:style-name="P189">They say this film is interesting / This film is said to be interesting —</text:p>
      <text:p text:style-name="P189">Говорят, этот фильминтересный.</text:p>
      <text:p text:style-name="P236"/>
      <text:p text:style-name="P236"/>
      <text:p text:style-name="P450"><text:span text:style-name="T512">Местоимени</text:span><text:span text:style-name="T513">е</text:span><text:span text:style-name="T512"> </text:span><text:span text:style-name="T517">(Pronoun)</text:span></text:p>
      <text:p text:style-name="P61"/>
      <text:p text:style-name="P443"><text:span text:style-name="T199">Это слово, которым заменяют имя человека, название предмета или понятие. </text:span><text:span text:style-name="T202">М</text:span><text:span text:style-name="T199">естоимения </text:span><text:span text:style-name="T217">бывают</text:span><text:span text:style-name="T199">: </text:span><text:span text:style-name="T202">личны</text:span><text:span text:style-name="T217">ми</text:span><text:span text:style-name="T202">, притяжательны</text:span><text:span text:style-name="T217">ми</text:span><text:span text:style-name="T202">, возвратны</text:span><text:span text:style-name="T217">ми</text:span><text:span text:style-name="T202">, указательны</text:span><text:span text:style-name="T217">ми,</text:span><text:span text:style-name="T202"> неопределенны</text:span><text:span text:style-name="T217">ми</text:span><text:span text:style-name="T202">.</text:span></text:p>
      <text:p text:style-name="P68"/>
      <text:p text:style-name="P145">Личные местоимения</text:p>
      <text:p text:style-name="P68"/>
      <text:p text:style-name="P459"><text:span text:style-name="T202">Имеют 2 формы: именительный и объектный падеж. В английском языке</text:span><text:span text:style-name="T217"> всего </text:span><text:span text:style-name="T207">2</text:span><text:span text:style-name="T202"> падежа: именительный и объектный. Объектный падеж соответсвует косвенному падежу</text:span></text:p>
      <text:p text:style-name="P459"><text:span text:style-name="T202">(</text:span><text:span text:style-name="T217">в русском языке косвенные падежи, </text:span><text:span text:style-name="T202">это все, кроме именительного).</text:span></text:p>
      <text:p text:style-name="P68"/>
      <text:p text:style-name="P445"><text:span text:style-name="T166">Личные местоимения </text:span><text:span text:style-name="T204">в именительном падеже</text:span><text:span text:style-name="T205"> </text:span><text:span text:style-name="T206">отвечают на вопросы «кто?», «что?» </text:span></text:p>
      <text:p text:style-name="P444"><text:span text:style-name="T206">и заменяют </text:span><text:span text:style-name="T207">собой </text:span><text:span text:style-name="T206">подлежащее:</text:span></text:p>
      <text:p text:style-name="P444"><text:span text:style-name="T206"/></text:p>
      <text:list xml:id="list3040772115" text:style-name="L32">
        <text:list-item>
          <text:p text:style-name="P575">I — я;</text:p>
        </text:list-item>
        <text:list-item>
          <text:p text:style-name="P575">you — ты/вы;</text:p>
        </text:list-item>
        <text:list-item>
          <text:p text:style-name="P575">he — он;</text:p>
        </text:list-item>
        <text:list-item>
          <text:p text:style-name="P575">she — она;</text:p>
        </text:list-item>
        <text:list-item>
          <text:p text:style-name="P575">it — он/она/оно/это;</text:p>
        </text:list-item>
        <text:list-item>
          <text:p text:style-name="P575">we — мы;</text:p>
        </text:list-item>
        <text:list-item>
          <text:p text:style-name="P575">they — они;</text:p>
        </text:list-item>
      </text:list>
      <text:p text:style-name="P244"><text:span text:style-name="T123"/></text:p>
      <text:p text:style-name="P244"><text:span text:style-name="T123">I</text:span> <text:span text:style-name="T131">love</text:span> <text:span text:style-name="T143">Jave</text:span> — Я люблю Джейн</text:p>
      <text:p text:style-name="P244"/>
      <text:p text:style-name="P69"><text:span text:style-name="T539">Местоимение</text:span><text:span text:style-name="T39"> </text:span><text:span text:style-name="T2">I</text:span> заменяет первое лицо <text:span text:style-name="T538">и</text:span> <text:span text:style-name="T538">в</text:span>сегда пишется с большой буквы. </text:p>
      <text:p text:style-name="P69"><text:span text:style-name="T539">Местоимения </text:span><text:span text:style-name="T39">h</text:span><text:span text:style-name="T2">e, she</text:span> заменяют человека. Они не могут заменить предмет или животное.</text:p>
      <text:p text:style-name="P68"/>
      <text:p text:style-name="P69"><text:span text:style-name="T539">Местоимение</text:span><text:span text:style-name="T39"> y</text:span><text:span text:style-name="T2">ou</text:span> заменяет второе лицо. По умолчанию означает «вы» и лишь по тону </text:p>
      <text:p text:style-name="P69">и словам можно догадаться что вместо «вы», хотят сказать «ты».</text:p>
      <text:p text:style-name="P68"/>
      <text:p text:style-name="P443"><text:span text:style-name="T203">Местоимение</text:span><text:span text:style-name="T37"> i</text:span><text:span text:style-name="T38">t</text:span><text:span text:style-name="T202"> заменяет неодушевленный предмет </text:span><text:span text:style-name="T203">и</text:span><text:span text:style-name="T202"> животн</text:span><text:span text:style-name="T204">ое (в единственном числе)</text:span><text:span text:style-name="T202">.</text:span></text:p>
      <text:p text:style-name="P446"><text:span text:style-name="T204">Местоимение</text:span><text:span text:style-name="T38"> they</text:span><text:span text:style-name="T202"> </text:span><text:span text:style-name="T204">з</text:span><text:span text:style-name="T202">аменя</text:span><text:span text:style-name="T204">е</text:span><text:span text:style-name="T202">т людей и неодушевленные предметы.</text:span></text:p>
      <text:p text:style-name="P68"/>
      <text:p text:style-name="P443"><text:soft-page-break/><text:span text:style-name="T38">Where is the </text:span><text:span text:style-name="T116">book</text:span><text:span text:style-name="T38">? </text:span><text:span text:style-name="T116">It</text:span><text:span text:style-name="T38"> is on the table — Где </text:span><text:span text:style-name="T116">книга</text:span><text:span text:style-name="T38">? </text:span><text:span text:style-name="T116">Она</text:span><text:span text:style-name="T38"> на столе.</text:span></text:p>
      <text:p text:style-name="P243"><text:span text:style-name="T537">Where are the </text:span><text:span text:style-name="T354">keys</text:span><text:span text:style-name="T537">? </text:span><text:span text:style-name="T354">They</text:span><text:span text:style-name="T537"> are on the table — Где </text:span><text:span text:style-name="T354">ключи</text:span><text:span text:style-name="T537">? </text:span><text:span text:style-name="T354">Они</text:span><text:span text:style-name="T537"> на столе.</text:span></text:p>
      <text:p text:style-name="P243"/>
      <text:p text:style-name="P342"><text:span text:style-name="T205">Если</text:span><text:span text:style-name="T204"> сказуемое </text:span><text:span text:style-name="T205">это</text:span><text:span text:style-name="T202">: </text:span><text:span text:style-name="T38">like</text:span><text:span text:style-name="T202">, </text:span><text:span text:style-name="T38">have</text:span><text:span text:style-name="T202">, </text:span><text:span text:style-name="T38">enjoy,</text:span><text:span text:style-name="T202"> </text:span><text:span text:style-name="T38">need</text:span><text:span text:style-name="T202">, </text:span><text:span text:style-name="T205">то </text:span><text:span text:style-name="T202">подлежащие </text:span><text:span text:style-name="T205">будет</text:span><text:span text:style-name="T202"> </text:span><text:span text:style-name="T205">в </text:span><text:span text:style-name="T204">объектн</text:span><text:span text:style-name="T205">ом</text:span><text:span text:style-name="T202"> падеж</text:span><text:span text:style-name="T205">е</text:span><text:span text:style-name="T202">.</text:span></text:p>
      <text:p text:style-name="P242"><text:span text:style-name="T341">I</text:span> like my job — <text:span text:style-name="T341">Мне</text:span> нравится моя работа.</text:p>
      <text:p text:style-name="P68"/>
      <text:p text:style-name="P71">Личные местоимения в объектном падеже <text:span text:style-name="T540">отвечают на вопрос</text:span><text:span text:style-name="T541">ы</text:span><text:span text:style-name="T540"> «кого?», «кому?», «кем?» </text:span><text:s/></text:p>
      <text:p text:style-name="P70"><text:span text:style-name="T540">(«чего?», «чему?», «чем?» для неодушевлен.) и </text:span><text:span text:style-name="T539">заменяют дополнение:</text:span></text:p>
      <text:p text:style-name="P70"/>
      <text:list xml:id="list3777397883" text:style-name="L33">
        <text:list-item>
          <text:p text:style-name="P576">me — меня, мне, мной;</text:p>
        </text:list-item>
        <text:list-item>
          <text:p text:style-name="P576">you — тебя, тебе, тобой / вас, вам, вами;</text:p>
        </text:list-item>
        <text:list-item>
          <text:p text:style-name="P576">him — его, ему, им;</text:p>
        </text:list-item>
        <text:list-item>
          <text:p text:style-name="P576">her — ее, ей;</text:p>
        </text:list-item>
        <text:list-item>
          <text:p text:style-name="P577">it — его, ему, им, <text:span text:style-name="T540">ее, ей</text:span> (неодушевлен.);</text:p>
        </text:list-item>
        <text:list-item>
          <text:p text:style-name="P576">us — нас, нам, нами;</text:p>
        </text:list-item>
        <text:list-item>
          <text:p text:style-name="P576">them — их, им, ими.</text:p>
        </text:list-item>
      </text:list>
      <text:p text:style-name="P246"/>
      <text:p text:style-name="P245"><text:span text:style-name="T123">Jane</text:span> <text:span text:style-name="T131">loves</text:span> <text:span text:style-name="T143">me</text:span> — Джейн любит меня</text:p>
      <text:p text:style-name="P146"/>
      <text:p text:style-name="P146">Притяжательные местоимения</text:p>
      <text:p text:style-name="P79"/>
      <text:p text:style-name="P72">Отвечают на вопрос «чей?» и заменяют собой артикли.</text:p>
      <text:p text:style-name="P72"/>
      <text:p text:style-name="P73">Притяжательные местоимения 1го типа употребляются в связке с существительным</text:p>
      <text:p text:style-name="P74">(существительное обязательно идет после):</text:p>
      <text:p text:style-name="P74"/>
      <text:list xml:id="list3526280339" text:style-name="L34">
        <text:list-item>
          <text:p text:style-name="P579">my — мой;</text:p>
        </text:list-item>
        <text:list-item>
          <text:p text:style-name="P579">your — твой/ваш;</text:p>
        </text:list-item>
        <text:list-item>
          <text:p text:style-name="P579">his — его;</text:p>
        </text:list-item>
        <text:list-item>
          <text:p text:style-name="P579">her — ее;</text:p>
        </text:list-item>
        <text:list-item>
          <text:p text:style-name="P579">its — этого.</text:p>
        </text:list-item>
        <text:list-item>
          <text:p text:style-name="P579">our — наш;</text:p>
        </text:list-item>
        <text:list-item>
          <text:p text:style-name="P579">their — их;</text:p>
        </text:list-item>
      </text:list>
      <text:p text:style-name="P247"/>
      <text:p text:style-name="P247">I like <text:span text:style-name="T341">my work</text:span> — Мне нравится <text:span text:style-name="T341">моя работа</text:span>. (без артикля)</text:p>
      <text:p text:style-name="P247">He likes <text:span text:style-name="T341">his work</text:span> — Ему нравится <text:span text:style-name="T341">его работа</text:span>.</text:p>
      <text:p text:style-name="P247"/>
      <text:p text:style-name="P72">Иногда такие местоимения удобнее переводить словом «свой» и его вариантами.</text:p>
      <text:p text:style-name="P247">He loves <text:span text:style-name="T341">his</text:span> native town — Он любит <text:span text:style-name="T341">свой</text:span> родной город.</text:p>
      <text:p text:style-name="P247"/>
      <text:p text:style-name="P519">Притяжательные местоимения 2го типа употребляются самостоятельно:</text:p>
      <text:list xml:id="list4169024842" text:style-name="L35">
        <text:list-item>
          <text:p text:style-name="P520"><text:span text:style-name="T2">mine — мой;</text:span></text:p>
        </text:list-item>
        <text:list-item>
          <text:p text:style-name="P580">yours — твой/ваш;</text:p>
        </text:list-item>
        <text:list-item>
          <text:p text:style-name="P580">his — его;</text:p>
        </text:list-item>
        <text:list-item>
          <text:p text:style-name="P580">hers — ее;</text:p>
        </text:list-item>
        <text:list-item>
          <text:p text:style-name="P580">its — этого;</text:p>
        </text:list-item>
        <text:list-item>
          <text:p text:style-name="P580">ours — наш;</text:p>
        </text:list-item>
        <text:list-item>
          <text:p text:style-name="P580">theirs — их;</text:p>
        </text:list-item>
      </text:list>
      <text:p text:style-name="P248"/>
      <text:p text:style-name="P248">Don`t touch it. It`s <text:span text:style-name="T341">mine</text:span> — Не трогай это. Это <text:span text:style-name="T341">мое</text:span>.</text:p>
      <text:p text:style-name="P248"/>
      <text:p text:style-name="P549"/>
      <text:p text:style-name="P706">Возвратные местоимения</text:p>
      <text:p text:style-name="P75"/>
      <text:p text:style-name="P447"><text:span text:style-name="T215">Они с</text:span><text:span text:style-name="T208">остоят из 2х частей: корня </text:span><text:span text:style-name="T40">my/your/him/her/it/our/them</text:span><text:span text:style-name="T208"> и окончания </text:span><text:span text:style-name="T40">-self</text:span><text:span text:style-name="T208">. </text:span></text:p>
      <text:p text:style-name="P80"/>
      <text:p text:style-name="P447"><text:span text:style-name="T215">П</text:span><text:span text:style-name="T209">оказывают, что человек совершает дейсвтие по отношению к самому себе и перевод</text:span><text:span text:style-name="T215">ся</text:span><text:span text:style-name="T209"> словами «себя», «себе», «собой» либо появляются у глаголов, в виде окончания -сь, -ся.</text:span></text:p>
      <text:p text:style-name="P81"/>
      <text:p text:style-name="P249"><text:span text:style-name="T542">I looked at </text:span><text:span text:style-name="T355">myself</text:span><text:span text:style-name="T542"> in the mirror — Я посмотрела на </text:span><text:span text:style-name="T355">себя</text:span><text:span text:style-name="T542"> в зеркало.</text:span></text:p>
      <text:p text:style-name="P249"><text:span text:style-name="T542">He had to explain </text:span><text:span text:style-name="T355">himself</text:span><text:span text:style-name="T542"> — Ему пришлось объяснить</text:span><text:span text:style-name="T355">ся</text:span></text:p>
      <text:p text:style-name="P319"/>
      <text:p text:style-name="P162"><text:span text:style-name="T542">Местоимение, образованное от </text:span><text:span text:style-name="T41">you,</text:span><text:span text:style-name="T542"> имеет варианты: </text:span><text:span text:style-name="T41">yourself</text:span><text:span text:style-name="T542"> и </text:span><text:span text:style-name="T41">yourselves</text:span><text:span text:style-name="T542">. Это практически</text:span></text:p>
      <text:p text:style-name="P172">единственный случай в английском, когда видны отличия между «ты» и «вы».</text:p>
      <text:p text:style-name="P162"/>
      <text:p text:style-name="P298">You talk to yourself when you sleep — Ты говоришь с собой, когда спишь.</text:p>
      <text:p text:style-name="P298">You should belive in yourselves — Вы должны верить в себя.</text:p>
      <text:p text:style-name="P298"/>
      <text:p text:style-name="P162">Местоимение <text:span text:style-name="T2">itself</text:span> используется в значении «сам по себе», «само собой» и стоит после</text:p>
      <text:p text:style-name="P162">существительных в единственном числе или абстракный понятиях.</text:p>
      <text:p text:style-name="P298"/>
      <text:p text:style-name="P298">I hope crisis resolves itself — Я надеюсь, кризис разрешится сам собой.</text:p>
      <text:p text:style-name="P298"/>
      <text:p text:style-name="P163">Глаголы, <text:span text:style-name="T544">с которыми</text:span> не используются возвратные местоимения: <text:span text:style-name="T2">concentrate, relax, feel, meet</text:span>.</text:p>
      <text:p text:style-name="P162"/>
      <text:p text:style-name="P298">I feel good — Я чувствую себя хорошо <text:span text:style-name="T544">(feel myself — неправильно)</text:span>.</text:p>
      <text:p text:style-name="P298">You need to relax — Тебе нужно расслабиться.</text:p>
      <text:p text:style-name="P298"/>
      <text:p text:style-name="P162">Возвратные местоимения также используются, когда необходимо подчеркнуть что человек</text:p>
      <text:p text:style-name="P162">сделал что-то сам. В этом случае они так и переводятся: «сам, самостоятельно».</text:p>
      <text:p text:style-name="P162"/>
      <text:p text:style-name="P298">If you want to do it well, do it yourself — Хочешь сделать хорошо, делай это сам.</text:p>
      <text:p text:style-name="P298"/>
      <text:p text:style-name="P143">Указательные местоимения</text:p>
      <text:p text:style-name="P162"/>
      <text:p text:style-name="P451"><text:span text:style-name="T565">У</text:span>казывают на человека, предмет или <text:span text:style-name="T546">мысль. </text:span><text:span text:style-name="T547">Заменяются артиклем the:</text:span></text:p>
      <text:list xml:id="list2760951525" text:style-name="L36">
        <text:list-item>
          <text:p text:style-name="P636">this, <text:span text:style-name="T545">that</text:span> — этот, <text:span text:style-name="T545">тот</text:span>;</text:p>
        </text:list-item>
        <text:list-item>
          <text:p text:style-name="P637">these, those — эти, те;</text:p>
        </text:list-item>
      </text:list>
      <text:p text:style-name="P299"/>
      <text:p text:style-name="P165">Если объект близко, то используют<text:span text:style-name="T545">ся</text:span> this <text:span text:style-name="T545">или </text:span>these. </text:p>
      <text:p text:style-name="P165">Если объект далеко и до него не дотянуться — то that <text:span text:style-name="T545">или </text:span>those.</text:p>
      <text:p text:style-name="P164"/>
      <text:p text:style-name="P299">This is my friend Joe — <text:span text:style-name="T545">(Вот) Э</text:span>то мой друг Джо.</text:p>
      <text:p text:style-name="P299">Those pictures on the wall are very beautiful — Те картины на стене очень красивые.</text:p>
      <text:p text:style-name="P459"><text:span text:style-name="T244"/></text:p>
      <text:p text:style-name="P459"><text:span text:style-name="T244">Очень часто </text:span><text:span text:style-name="T66">this</text:span><text:span text:style-name="T244"> и </text:span><text:span text:style-name="T66">that</text:span><text:span text:style-name="T244"> выступают формальным подлежащим, указывая на мысль. В этом случае </text:span><text:span text:style-name="T66">this</text:span><text:span text:style-name="T244"> соответсвует тому, о чем человек </text:span><text:span text:style-name="T245">говорит или </text:span><text:span text:style-name="T244">думает сейчас, а </text:span><text:span text:style-name="T66">that</text:span><text:span text:style-name="T244"> — тому, </text:span></text:p>
      <text:p text:style-name="P459"><text:span text:style-name="T244">о чем </text:span><text:span text:style-name="T245">говорил или </text:span><text:span text:style-name="T244">думал раньше. Также </text:span><text:span text:style-name="T66">that</text:span><text:span text:style-name="T244"> может указывать на прошло</text:span><text:span text:style-name="T255">е </text:span><text:span text:style-name="T244">событие.</text:span></text:p>
      <text:p text:style-name="P166"/>
      <text:p text:style-name="P300">I`ve got a new job! That`s good news — Я получил работу. Это хорошие новости</text:p>
      <text:p text:style-name="P300">(that указывает на озвученную ранее мысл<text:span text:style-name="T547">ь</text:span>).</text:p>
      <text:p text:style-name="P166"/>
      <text:p text:style-name="P300">Thanks for help. That was nice of you — Спасибо за помощь. Это было мило с вашей стороны (that указывает на ранее произошедшее событие).</text:p>
      <text:p text:style-name="P695"><text:soft-page-break/><text:span text:style-name="T275">Иногда,</text:span><text:span text:style-name="T276"> вместо </text:span><text:span text:style-name="T86">this is,</text:span><text:span text:style-name="T276"> используют </text:span><text:span text:style-name="T86">it is</text:span><text:span text:style-name="T276">. Разницы между этим</text:span><text:span text:style-name="T277">и</text:span><text:span text:style-name="T276"> словосочетаниями нет.</text:span></text:p>
      <text:p text:style-name="P301">This is my book / It is my book — Это моя книга.</text:p>
      <text:p text:style-name="P301"/>
      <text:p text:style-name="P144">Неопределенные местоимения</text:p>
      <text:p text:style-name="P167"/>
      <text:p text:style-name="P168">Они связаны с чем-то неопределенным и часто выпадают при переводе. </text:p>
      <text:p text:style-name="P168">Основные из них это: <text:s/><text:span text:style-name="T2">some, any, no, every. </text:span></text:p>
      <text:p text:style-name="P168"/>
      <text:p text:style-name="P452"><text:span text:style-name="T246">Местоимения </text:span><text:span text:style-name="T67">some</text:span><text:span text:style-name="T246"> и </text:span><text:span text:style-name="T67">any</text:span><text:span text:style-name="T246"> означают «какой-то», «некоторый», «несколько». </text:span><text:span text:style-name="T247">Они с</text:span><text:span text:style-name="T246">тоят перед существительным во множественно числе или перед неисчисляемым существительным.</text:span></text:p>
      <text:p text:style-name="P168"/>
      <text:p text:style-name="P302">I have some friends — У меня есть (некоторые) друзья.</text:p>
      <text:p text:style-name="P302">Give me some water, please — Дай мне немного воды, пожалуйста.</text:p>
      <text:p text:style-name="P168"/>
      <text:p text:style-name="P168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168">Связка <text:span text:style-name="T2">not</text:span> + <text:span text:style-name="T2">any</text:span> обычно переводится двойным отрицанием.</text:p>
      <text:p text:style-name="P168"/>
      <text:p text:style-name="P302">I have n<text:span text:style-name="T550">o</text:span>t got any friends — У меня нет никаких друзей.</text:p>
      <text:p text:style-name="P302"/>
      <text:p text:style-name="P169">В утвержениях <text:span text:style-name="T2">some</text:span> ставить не обязательно. <text:span text:style-name="T548">А вот в вопросах активно используются </text:span></text:p>
      <text:p text:style-name="P173">оба местоимения, т. к. здесь они передают разный смысл.</text:p>
      <text:p text:style-name="P168"/>
      <text:p text:style-name="P453"><text:span text:style-name="T68">Some</text:span><text:span text:style-name="T247"> в вопросах имеет позитивный оттенок и используется когда что-то предлагают или просят, предполагая что это </text:span><text:span text:style-name="T248">есть</text:span><text:span text:style-name="T247"> у самих, либо у т</text:span><text:span text:style-name="T248">ех</text:span><text:span text:style-name="T247">, кому адресована просьба.</text:span></text:p>
      <text:p text:style-name="P169"/>
      <text:p text:style-name="P453"><text:span text:style-name="T67">Any,</text:span><text:span text:style-name="T246"> </text:span><text:span text:style-name="T248">наоборот, </text:span><text:span text:style-name="T246">передает сомнение </text:span><text:span text:style-name="T248">о </text:span><text:span text:style-name="T246">наличии </text:span><text:span text:style-name="T248">того</text:span><text:span text:style-name="T246">, </text:span><text:span text:style-name="T249">что</text:span><text:span text:style-name="T246"> спрашивают, поэтому обычно используется </text:span><text:span text:style-name="T248">в вопросах</text:span><text:span text:style-name="T246">, </text:span><text:span text:style-name="T248">где</text:span><text:span text:style-name="T246"> нужн</text:span><text:span text:style-name="T256">а</text:span><text:span text:style-name="T246"> дополнительн</text:span><text:span text:style-name="T256">ая</text:span><text:span text:style-name="T246"> информаци</text:span><text:span text:style-name="T256">я</text:span><text:span text:style-name="T246">.</text:span></text:p>
      <text:p text:style-name="P169"/>
      <text:p text:style-name="P303">Would you like some milk? — Вы хотите молока? (<text:span text:style-name="T549">могу </text:span>поделиться)</text:p>
      <text:p text:style-name="P303">Could you give me some milk? — Я могу попросить молока? (поделитесь пожалуйста)</text:p>
      <text:p text:style-name="P303">Have you got any milk in the fridge? — У тебя есть молоко в холодильнике?</text:p>
      <text:p text:style-name="P303"/>
      <text:p text:style-name="P169">Если задается вопрос и ожидается положительный ответ, то используется <text:span text:style-name="T2">some</text:span>.</text:p>
      <text:p text:style-name="P303">Are you waiting for some people? — Ты ждешь каких-то людей? (не так ли?)</text:p>
      <text:p text:style-name="P303"/>
      <text:p text:style-name="P460"><text:span text:style-name="T257">Местоимение </text:span><text:span text:style-name="T72">no</text:span><text:span text:style-name="T257"> </text:span><text:span text:style-name="T258">может </text:span><text:span text:style-name="T257">заменя</text:span><text:span text:style-name="T258">ть</text:span><text:span text:style-name="T257"> </text:span><text:span text:style-name="T72">any</text:span><text:span text:style-name="T257"> в отрицаниях. Оно как бы усиливает </text:span><text:span text:style-name="T258">отрицание</text:span><text:span text:style-name="T257">. </text:span></text:p>
      <text:p text:style-name="P305"/>
      <text:p text:style-name="P171"><text:span text:style-name="T2">No</text:span> стоит перед существительным, а частица <text:span text:style-name="T2">not</text:span> идет вместе со вспомогательным глаголом. Они не могут использоваться вместе в одном предложении.</text:p>
      <text:p text:style-name="P170"/>
      <text:p text:style-name="P304">There are no shops here / There aren`t any shops here — Здесь нет магазинов.</text:p>
      <text:p text:style-name="P304"/>
      <text:p text:style-name="P454"><text:span text:style-name="T250">Неопределенные местоимения могут объединяться со словами: </text:span><text:span text:style-name="T69">body/one</text:span><text:span text:style-name="T250">, </text:span><text:span text:style-name="T69">thing</text:span><text:span text:style-name="T250"> или </text:span><text:span text:style-name="T69">where</text:span><text:span text:style-name="T250">.</text:span></text:p>
      <text:p text:style-name="P174">В этом случае они будут переводится как «кто-то», «что-то», «где-то».</text:p>
      <text:p text:style-name="P174"/>
      <text:p text:style-name="P250"><text:span text:style-name="T364">There is </text:span><text:span text:style-name="T341">somebody</text:span><text:span text:style-name="T364"> in the street — </text:span><text:span text:style-name="T341">Кто-то</text:span><text:span text:style-name="T364"> на улице.</text:span></text:p>
      <text:p text:style-name="P250"><text:span text:style-name="T364">Is there </text:span><text:span text:style-name="T341">anybody</text:span><text:span text:style-name="T364"> in the street? — Есть </text:span><text:span text:style-name="T341">кто</text:span><text:span text:style-name="T364"> на улице?</text:span></text:p>
      <text:p text:style-name="P250"><text:span text:style-name="T364">There is </text:span><text:span text:style-name="T341">nobody</text:span><text:span text:style-name="T364"> in the street / There isn`t </text:span><text:span text:style-name="T341">anybody</text:span><text:span text:style-name="T364"> in the street — </text:span><text:span text:style-name="T341">Никого</text:span><text:span text:style-name="T364"> нет на улице.</text:span></text:p>
      <text:p text:style-name="P306"/>
      <text:p text:style-name="P78"><text:span text:style-name="T364">Частица </text:span><text:span text:style-name="T56">not</text:span><text:span text:style-name="T364"> также не используется в одном предложении с </text:span><text:span text:style-name="T56">nobody/nothing/nowhere</text:span><text:span text:style-name="T364">.</text:span></text:p>
      <text:p text:style-name="P454"><text:span text:style-name="T251">О</text:span><text:span text:style-name="T250">кончани</text:span><text:span text:style-name="T251">я</text:span><text:span text:style-name="T250"> </text:span><text:span text:style-name="T69">-body</text:span><text:span text:style-name="T250"> и </text:span><text:span text:style-name="T69">-one</text:span><text:span text:style-name="T250"> </text:span><text:span text:style-name="T251">являются </text:span><text:span text:style-name="T250">взаимозаменяемы</text:span><text:span text:style-name="T251">ми</text:span><text:span text:style-name="T250">.</text:span></text:p>
      <text:p text:style-name="P174"/>
      <text:p text:style-name="P678"><text:soft-page-break/><text:span text:style-name="T515">П</text:span><text:span text:style-name="T514">ритяжательный падеж </text:span><text:span text:style-name="T518">(Possessive Voice)</text:span></text:p>
      <text:p text:style-name="P174"/>
      <text:p text:style-name="P458"><text:span text:style-name="T254">У</text:span><text:span text:style-name="T250">казывает на владельца </text:span><text:span text:style-name="T254">предмета</text:span><text:span text:style-name="T250">. Чтобы поставить </text:span><text:span text:style-name="T252">владельца</text:span><text:span text:style-name="T250"> в этот падеж, нужно добавить к нему окончание </text:span><text:span text:style-name="T69">`s</text:span><text:span text:style-name="T250">. </text:span><text:span text:style-name="T254">Как</text:span><text:span text:style-name="T250"> и притяжательное местоимение, отвечает на вопрос «чей?». </text:span></text:p>
      <text:p text:style-name="P175"/>
      <text:p text:style-name="P251"><text:span text:style-name="T378">This is </text:span><text:span text:style-name="T356">Tom`s</text:span><text:span text:style-name="T378"> friend — Это друг </text:span><text:span text:style-name="T356">Тома</text:span><text:span text:style-name="T378"> (</text:span><text:span text:style-name="T379">владелец</text:span><text:span text:style-name="T378"> в притяжательном падеже)</text:span></text:p>
      <text:p text:style-name="P251"><text:span text:style-name="T378">This is </text:span><text:span text:style-name="T356">his</text:span><text:span text:style-name="T378"> friend — Это </text:span><text:span text:style-name="T356">его</text:span><text:span text:style-name="T378"> друг (притяжательное местоимение)</text:span></text:p>
      <text:p text:style-name="P174"/>
      <text:p text:style-name="P456"><text:span text:style-name="T250">Если предмет является частью другого </text:span><text:span text:style-name="T253">(большего) </text:span><text:span text:style-name="T250">предмета, то вместо притяжательного падежа используется предлог </text:span><text:span text:style-name="T69">of</text:span><text:span text:style-name="T250">. Т. к. владельцем может быть кто-то живой.</text:span></text:p>
      <text:p text:style-name="P176"/>
      <text:p text:style-name="P307">The wheel of the car — Колесо машины (Car`s wheel неправильно).</text:p>
      <text:p text:style-name="P174"/>
      <text:p text:style-name="P454"><text:span text:style-name="T250">Если </text:span><text:span text:style-name="T252">владелец</text:span><text:span text:style-name="T250"> только подразумевается, то его можно не указывать.</text:span></text:p>
      <text:p text:style-name="P306">This isn`t my car. It`s my brothers`s — Это не моя машина. Она брата.</text:p>
      <text:p text:style-name="P174"/>
      <text:p text:style-name="P455"><text:span text:style-name="T250">Если </text:span><text:span text:style-name="T253">владелец</text:span><text:span text:style-name="T250"> идет в связке с прилагательным или местоимением, </text:span><text:span text:style-name="T252">или владельцев несколько, то </text:span><text:span text:style-name="T70">`s</text:span><text:span text:style-name="T252"> ставится в конце: </text:span><text:span text:style-name="T70">a </text:span><text:span text:style-name="T117">big dog`s</text:span><text:span text:style-name="T70"> owner, </text:span><text:span text:style-name="T117">my friend`s</text:span><text:span text:style-name="T70"> house, </text:span><text:span text:style-name="T118">Tom</text:span><text:span text:style-name="T119"> and </text:span><text:span text:style-name="T118">Jil</text:span><text:span text:style-name="T119">`s</text:span><text:span text:style-name="T69"> wedding.</text:span></text:p>
      <text:p text:style-name="P174"/>
      <text:p text:style-name="P457"><text:span text:style-name="T250">Если </text:span><text:span text:style-name="T253">владелец</text:span><text:span text:style-name="T250"> во множественном числе, то в конце пишется только апостроф, без </text:span><text:span text:style-name="T69">s</text:span><text:span text:style-name="T250">. </text:span></text:p>
      <text:p text:style-name="P177">Но если во множественном числе слово-исключение, то применяются обычные правила: </text:p>
      <text:p text:style-name="P177"/>
      <text:p text:style-name="P696"><text:span text:style-name="T69">my </text:span><text:span text:style-name="T119">friends`</text:span><text:span text:style-name="T69"> school, </text:span><text:span text:style-name="T119">men`s</text:span><text:span text:style-name="T69"> clothes </text:span><text:span text:style-name="T71">(мужская одежда)</text:span><text:span text:style-name="T250">.</text:span></text:p>
      <text:p text:style-name="P174"/>
      <text:p text:style-name="P174"/>
      <text:p text:style-name="P7"><text:span text:style-name="T216">С</text:span><text:span text:style-name="T166">уществительное </text:span><text:span text:style-name="T2">(Noun)</text:span></text:p>
      <text:p text:style-name="P178"/>
      <text:p text:style-name="P179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179"/>
      <text:p text:style-name="P147">Множественное число</text:p>
      <text:p text:style-name="P179"/>
      <text:p text:style-name="P179">Распространяется только на существительные и не касается прилагательных.</text:p>
      <text:p text:style-name="P179">Образуется с помощью окончания <text:span text:style-name="T2">-s</text:span> или <text:span text:style-name="T2">-es</text:span>.</text:p>
      <text:p text:style-name="P179"/>
      <text:p text:style-name="P308">A blue ballon<text:span text:style-name="T511">s</text:span> — Голуб<text:span text:style-name="T341">ые</text:span> шарик<text:span text:style-name="T341">и</text:span>.</text:p>
      <text:p text:style-name="P179"/>
      <text:p text:style-name="P147">Исчисляемые и неисчисляемые</text:p>
      <text:p text:style-name="P179"/>
      <text:p text:style-name="P185">Исчисляемые существительные можно посчитать. Они могут быть как в единственном, </text:p>
      <text:p text:style-name="P461"><text:span text:style-name="T259">так и во множественном числе. Количество можно указать числом, наречием или артиклем </text:span><text:span text:style-name="T73">a</text:span><text:span text:style-name="T259">.</text:span></text:p>
      <text:p text:style-name="P252"><text:span text:style-name="T357"/></text:p>
      <text:p text:style-name="P252"><text:span text:style-name="T357">3</text:span><text:span text:style-name="T380"> apples — 3 яблока </text:span><text:span text:style-name="T381">(числительное)</text:span><text:span text:style-name="T380">. </text:span></text:p>
      <text:p text:style-name="P461"><text:span text:style-name="T120">Many</text:span><text:span text:style-name="T73"> books — Много книг </text:span><text:span text:style-name="T74">(местоимение)</text:span><text:span text:style-name="T73">.</text:span></text:p>
      <text:p text:style-name="P252"><text:span text:style-name="T380">I want </text:span><text:span text:style-name="T357">a</text:span><text:span text:style-name="T380"> banana — Я хочу банан </text:span><text:span text:style-name="T381">(артикль a означает one)</text:span><text:span text:style-name="T380">.</text:span></text:p>
      <text:p text:style-name="P311"/>
      <text:p text:style-name="P461"><text:span text:style-name="T259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73">it</text:span><text:span text:style-name="T259">. </text:span><text:span text:style-name="T278">Ч</text:span><text:span text:style-name="T259">тобы выразить их кол-во</text:span><text:span text:style-name="T260">,</text:span><text:span text:style-name="T259"> используется мерка:</text:span></text:p>
      <text:p text:style-name="P185"/>
      <text:p text:style-name="P186">Мерка для жидкостей:</text:p>
      <text:list xml:id="list2812748650" text:style-name="L37">
        <text:list-item>
          <text:p text:style-name="P638">a glass of — стакан;</text:p>
        </text:list-item>
        <text:list-item>
          <text:p text:style-name="P638"><text:soft-page-break/>a cup of — чашка;</text:p>
        </text:list-item>
        <text:list-item>
          <text:p text:style-name="P638">a jar of — банка;</text:p>
        </text:list-item>
        <text:list-item>
          <text:p text:style-name="P638">a jug of — кувшин;</text:p>
        </text:list-item>
        <text:list-item>
          <text:p text:style-name="P638">a bottle of — бутылка;</text:p>
        </text:list-item>
      </text:list>
      <text:p text:style-name="P185"/>
      <text:p text:style-name="P186">Мерка для сыпучих веществ:</text:p>
      <text:list xml:id="list2766106226" text:style-name="L38">
        <text:list-item>
          <text:p text:style-name="P639">a packet of — упаковка;</text:p>
        </text:list-item>
        <text:list-item>
          <text:p text:style-name="P639">a bowl of — миска;</text:p>
        </text:list-item>
        <text:list-item>
          <text:p text:style-name="P639">a bag of — мешок;</text:p>
        </text:list-item>
        <text:list-item>
          <text:p text:style-name="P639">a kilo of — килограм;</text:p>
        </text:list-item>
      </text:list>
      <text:p text:style-name="P185"/>
      <text:p text:style-name="P186">Мерка для продуктов, которые режут:</text:p>
      <text:list xml:id="list203930104289210" text:continue-numbering="true" text:style-name="L38">
        <text:list-item>
          <text:p text:style-name="P639">a piece/slice of — кусочек;</text:p>
        </text:list-item>
        <text:list-item>
          <text:p text:style-name="P639">a loaf of — буханка;</text:p>
        </text:list-item>
      </text:list>
      <text:p text:style-name="P185"/>
      <text:p text:style-name="P462"><text:span text:style-name="T236">Существительные, которые всегда неислисляемые: </text:span><text:span text:style-name="T56">news, money, bad luck, traffic, furniture, progress, information, advice, hair, paper, food.</text:span></text:p>
      <text:p text:style-name="P311"/>
      <text:p text:style-name="P311">It is good news — Это хорошие новости (без артикля).</text:p>
      <text:p text:style-name="P311">I need good advice — Мне нужен хороший совет (без артикля).</text:p>
      <text:p text:style-name="P311"/>
      <text:p text:style-name="P148">Несколько существительных рядом</text:p>
      <text:p text:style-name="P180"/>
      <text:p text:style-name="P180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180">Первое существительное всегда стоит в единственном числе.</text:p>
      <text:p text:style-name="P180"/>
      <text:p text:style-name="P309">A tennis ball — теннисный мяч / мяч для тенниса;</text:p>
      <text:p text:style-name="P309">A income tax — подоходный налог / налог на прибыль;</text:p>
      <text:p text:style-name="P309"/>
      <text:p text:style-name="P180">Иногда первое существительное имеет окончание -ing. По правилам английского, </text:p>
      <text:p text:style-name="P180">глагол с окончанием -ing грамматически является существительным.</text:p>
      <text:p text:style-name="P180"/>
      <text:p text:style-name="P309">A swimming pool — плавательный бассейн;</text:p>
      <text:p text:style-name="Standard"/>
      <text:p text:style-name="Standard"/>
      <text:p text:style-name="P9">Артикли <text:span text:style-name="T2">(Articles)</text:span></text:p>
      <text:p text:style-name="P463"/>
      <text:p text:style-name="P464"><text:span text:style-name="T261">Это маленькие слова перед существительными, которые передают </text:span><text:span text:style-name="T262">их</text:span><text:span text:style-name="T261"> краткую характеристику. Есть 2 вида артикля: неопределенный (</text:span><text:span text:style-name="T75">a/an) </text:span><text:span text:style-name="T262">и</text:span><text:span text:style-name="T76"> </text:span><text:span text:style-name="T261">определенный (</text:span><text:span text:style-name="T75">the)</text:span><text:span text:style-name="T261">.</text:span></text:p>
      <text:p text:style-name="P181"/>
      <text:p text:style-name="P550">Неопределенный артикль <text:span text:style-name="T42">a/an</text:span></text:p>
      <text:p text:style-name="P182"/>
      <text:p text:style-name="P183">Указывает на какой-то один неопределенный предмет. Каждый человек может представить </text:p>
      <text:p text:style-name="P183">по разному такой предмет. </text:p>
      <text:p text:style-name="P183"/>
      <text:p text:style-name="P310">A house — Дом (один представит особняк, другой — маленький домик).</text:p>
      <text:p text:style-name="P310"/>
      <text:p text:style-name="P183">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183"/>
      <text:p text:style-name="P310">I have <text:span text:style-name="T341">a</text:span> cat / I have <text:span text:style-name="T341">one</text:span> cat — У меня есть (одна такая) кошка.</text:p>
      <text:p text:style-name="P183"><text:soft-page-break/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183">Если согласная не произносится, то ставится <text:span text:style-name="T2">an</text:span>: <text:span text:style-name="T2">an hour (аувер), an honesty (анэсти).</text:span></text:p>
      <text:p text:style-name="P310"/>
      <text:p text:style-name="P667"><text:span text:style-name="T262">Также </text:span><text:span text:style-name="T79">a/an</text:span><text:span text:style-name="T262"> ставится, когда:</text:span></text:p>
      <text:list xml:id="list4028214234" text:style-name="L39">
        <text:list-item>
          <text:p text:style-name="P640">говорят о профессии (I`m a doctor);</text:p>
        </text:list-item>
        <text:list-item>
          <text:p text:style-name="P663"><text:span text:style-name="T76">впервые упоминяют </text:span><text:span text:style-name="T77">объект</text:span><text:span text:style-name="T76"> в разговоре (I have a cat);</text:span></text:p>
        </text:list-item>
        <text:list-item>
          <text:p text:style-name="P531"><text:span text:style-name="T2">дается определение </text:span><text:span text:style-name="T43">объекту</text:span><text:span text:style-name="T2"> (he is a good man).</text:span></text:p>
        </text:list-item>
      </text:list>
      <text:p text:style-name="P310"/>
      <text:p text:style-name="P465"><text:span text:style-name="T262">Если перед существительным </text:span><text:span text:style-name="T263">стоит</text:span><text:span text:style-name="T262"> </text:span><text:span text:style-name="T263">прилагательное</text:span><text:span text:style-name="T262">, то </text:span><text:span text:style-name="T76">a/</text:span><text:span text:style-name="T77">an</text:span><text:span text:style-name="T262"> ставится перед ним</text:span><text:span text:style-name="T263">.</text:span></text:p>
      <text:p text:style-name="P310"><text:span text:style-name="T570">A</text:span> big old house — <text:span text:style-name="T570">Б</text:span>ольшой старый дом.</text:p>
      <text:p text:style-name="P310"/>
      <text:p text:style-name="P183">При этом перед прилагательным без существительного <text:span text:style-name="T551">артикль</text:span> <text:span text:style-name="T2">a/</text:span><text:span text:style-name="T43">an</text:span> не ставится.</text:p>
      <text:p text:style-name="P310">This book is a good (неправильно). This book is good (правильно).</text:p>
      <text:p text:style-name="P310"/>
      <text:p text:style-name="P149">Определенный артикль <text:span text:style-name="T2">the</text:span></text:p>
      <text:p text:style-name="P320"/>
      <text:p text:style-name="P184">Указывает на определенный предмет или понятие. Т.е. на то, что выделяется из общей массы.</text:p>
      <text:p text:style-name="P184"/>
      <text:p text:style-name="P184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184">А также перед исчисляемым<text:span text:style-name="T553">и</text:span> и неисчисляемым<text:span text:style-name="T553">и</text:span> сущесвтительным<text:span text:style-name="T553">и</text:span>.</text:p>
      <text:p text:style-name="P184"/>
      <text:p text:style-name="P466"><text:span text:style-name="T264">Если предмет или человек упоминаются в речи впервые, то обычно о </text:span><text:span text:style-name="T265">нем</text:span><text:span text:style-name="T264"> еще ничего не известно и поэтому сначала используется неопределенный артикль </text:span><text:span text:style-name="T78">a/an</text:span><text:span text:style-name="T264">. Но если </text:span><text:span text:style-name="T265">он</text:span><text:span text:style-name="T264"> упоминаются в речи повторно, то далее </text:span><text:span text:style-name="T265">используется</text:span><text:span text:style-name="T264"> определенный артикль </text:span><text:span text:style-name="T78">the</text:span><text:span text:style-name="T264">.</text:span></text:p>
      <text:p text:style-name="P184"/>
      <text:p text:style-name="P253"><text:span text:style-name="T382">I have got </text:span><text:span text:style-name="T358">a</text:span><text:span text:style-name="T382"> puppy. </text:span><text:span text:style-name="T358">The</text:span><text:span text:style-name="T382"> puppy is white — У меня есть щенок. (Этот) Щенок белый.</text:span></text:p>
      <text:p text:style-name="P312"/>
      <text:p text:style-name="P184">Определенный артикль может стоять не только перед существительным, но и перед</text:p>
      <text:p text:style-name="P184">прилагательным. В этом случае прилагательное становится существительным.</text:p>
      <text:p text:style-name="P312"/>
      <text:p text:style-name="P254"><text:span text:style-name="T383">R</text:span><text:span text:style-name="T382">ich people — </text:span><text:span text:style-name="T383">Б</text:span><text:span text:style-name="T382">огатые люди; </text:span><text:span text:style-name="T383">The</text:span><text:span text:style-name="T382">e rich — </text:span><text:span text:style-name="T383">Б</text:span><text:span text:style-name="T382">огачи.</text:span></text:p>
      <text:p text:style-name="P313"/>
      <text:p text:style-name="P153"><text:span text:style-name="T552">К</text:span>акой артикль выбрать?</text:p>
      <text:p text:style-name="P314"/>
      <text:p text:style-name="P467"><text:span text:style-name="T266">Можно п</text:span><text:span text:style-name="T265">редставить перед существит</text:span><text:span text:style-name="T266">ельным</text:span><text:span text:style-name="T265"> </text:span><text:span text:style-name="T266">слова:</text:span><text:span text:style-name="T265"> «один», «один такой», «один из».</text:span></text:p>
      <text:p text:style-name="P82"><text:span text:style-name="T364">Если логика предложения не нарушена, то скорее всего нужен </text:span><text:span text:style-name="T56">a/an</text:span><text:span text:style-name="T364">.</text:span></text:p>
      <text:p text:style-name="P314"/>
      <text:p text:style-name="P314">I`ve got a window in my room — У меня в комнате есть окно (обычное окно, каких много).</text:p>
      <text:p text:style-name="P315"/>
      <text:p text:style-name="P83"><text:span text:style-name="T364">Также можно представить перед существительным слова: </text:span><text:span text:style-name="T88">this, that, these, those</text:span><text:span text:style-name="T364"> или </text:span></text:p>
      <text:p text:style-name="P83"><text:span text:style-name="T364">«тот самый», «именно тот», «конкретное этот» и т. д. Если смысл предложения в целом не изменился, то можно ставить </text:span><text:span text:style-name="T56">the</text:span><text:span text:style-name="T364">.</text:span></text:p>
      <text:p text:style-name="P187"/>
      <text:p text:style-name="P316">Look at the window. It`s broken — Посмотри на окно. Оно разбито.</text:p>
      <text:p text:style-name="P316">(посмотри на это конкретное окно, именно оно разбито).</text:p>
      <text:p text:style-name="P316"/>
      <text:p text:style-name="P696"><text:span text:style-name="T364">Очень часто артикли используются по особым правилам из-за того, что так сложилось исторически. </text:span><text:span text:style-name="T392">Так, н</text:span><text:span text:style-name="T364">апример </text:span><text:span text:style-name="T56">the</text:span><text:span text:style-name="T364"> всегда ставят: когда говорят о части помещения, когда человек куда-то направляется, когда объект </text:span><text:span text:style-name="T392">явяляется</text:span><text:span text:style-name="T364">, уникальный и т.д: </text:span></text:p>
      <text:p text:style-name="P696"><text:span text:style-name="T56"/></text:p>
      <text:p text:style-name="P696"><text:span text:style-name="T56">in the room, go to the bank, the Bible, the sky, on the left.</text:span></text:p>
      <text:p text:style-name="P679"><text:soft-page-break/><text:span text:style-name="T514">Прилагательное </text:span><text:span text:style-name="T518">(Adjective)</text:span></text:p>
      <text:p text:style-name="Standard"/>
      <text:p text:style-name="P470"><text:span text:style-name="T555">Часть речи, которая отвечает на вопрос «какой?». </text:span><text:span text:style-name="T556">Прилагательное </text:span><text:span text:style-name="T557">дает характеристику существительному</text:span><text:span text:style-name="T556"> и всегда стоит перед ним. Но может появляться и отдельно.</text:span></text:p>
      <text:p text:style-name="P470"/>
      <text:p text:style-name="P468">Прилагательные деляться на 2 группы: оценочные и фактовые. </text:p>
      <text:p text:style-name="P468"/>
      <text:p text:style-name="P469">Оценочные прилагательные выражают личное мнение человека о предмете: </text:p>
      <text:p text:style-name="P697"><text:span text:style-name="T54">a</text:span><text:span text:style-name="T44"> </text:span><text:span text:style-name="T55">funny cat (мнение с которым можно не соглашаться). </text:span></text:p>
      <text:p text:style-name="P469"/>
      <text:p text:style-name="P469">Фактовые прилагательные указывают на визуальную информацию либо на факты, </text:p>
      <text:p text:style-name="P469">которые известны об объекте: <text:span text:style-name="T44">a </text:span><text:span text:style-name="T2">gray cat (характеристика, которая не зависит от мнения).</text:span></text:p>
      <text:p text:style-name="P255"/>
      <text:p text:style-name="P84">Если к одному существительному относятся сразу и то, и другое, то первым нужно указывать оценочное прилагательное, а вторым — фактовое.</text:p>
      <text:p text:style-name="P84"/>
      <text:p text:style-name="P256">A funny gray cat (правильно). A gray funny cat (неправильно).</text:p>
      <text:p text:style-name="P256"/>
      <text:p text:style-name="P84">Если прилагательное стоит после глагола, то оно будет переводиться наречием.</text:p>
      <text:p text:style-name="P84"/>
      <text:p text:style-name="P256">You look <text:span text:style-name="T341">nice</text:span>! — Ты <text:span text:style-name="T341">прекрасно</text:span> выглядишь!</text:p>
      <text:p text:style-name="P256">I feel <text:span text:style-name="T341">bad</text:span> — Я <text:span text:style-name="T341">плохо</text:span> себя чувствую.</text:p>
      <text:p text:style-name="P256"/>
      <text:p text:style-name="P698"><text:span text:style-name="T328">Сравнительная и превосходная степень</text:span><text:span text:style-name="T329"> сравнения</text:span></text:p>
      <text:p text:style-name="P84"/>
      <text:p text:style-name="P473">Сравнительная степень используется когда, сравниваются 2 <text:span text:style-name="T571">прилагательных</text:span>. <text:span text:style-name="T571">Второе</text:span> может только подразумеваться. <text:span text:style-name="T557">О</text:span>бразуется с пом<text:span text:style-name="T557">ощью</text:span> окончания <text:span text:style-name="T2">-er</text:span> или слова <text:span text:style-name="T2">more </text:span><text:span text:style-name="T45">(более)</text:span>. </text:p>
      <text:p text:style-name="P86"/>
      <text:p text:style-name="P86">Суффикс <text:span text:style-name="T2">-er</text:span> ставится, когда слово маленькое, обычно из 1 слога:</text:p>
      <text:list xml:id="list730763918" text:style-name="L40">
        <text:list-item>
          <text:p text:style-name="P581">small (маленький) → smaller (меньше);</text:p>
        </text:list-item>
        <text:list-item>
          <text:p text:style-name="P581">funny (смешной) → funnier (смешнее);</text:p>
        </text:list-item>
      </text:list>
      <text:p text:style-name="P257"/>
      <text:p text:style-name="P86">Слово <text:span text:style-name="T2">more</text:span> ставится, когда слово состоит из 2х и более слогов:</text:p>
      <text:list xml:id="list3205955029" text:style-name="L41">
        <text:list-item>
          <text:p text:style-name="P582">useful (полезный) → more useful (более полезный);</text:p>
        </text:list-item>
        <text:list-item>
          <text:p text:style-name="P582">interesting (интересный) → more interesting (более интересный);</text:p>
        </text:list-item>
      </text:list>
      <text:p text:style-name="P257"/>
      <text:p text:style-name="P85">Прилагательные, для которые сравнительная степень образуется и так, и эдак: </text:p>
      <text:p text:style-name="P257">quiet, clever, narrow, simple.</text:p>
      <text:p text:style-name="P85"/>
      <text:p text:style-name="P257">Be <text:span text:style-name="T341">quieter</text:span>, please / Be <text:span text:style-name="T341">more quiet</text:span>, please — Веди себя <text:span text:style-name="T341">тише</text:span>, пожалуйста.</text:p>
      <text:p text:style-name="P257"/>
      <text:p text:style-name="P85">Часто, при сравнении, используется слово <text:span text:style-name="T2">than (чем):</text:span></text:p>
      <text:p text:style-name="P257">New York is bigger than Manchester — Нью Йорк больше, чем Манчестер.</text:p>
      <text:p text:style-name="P257"/>
      <text:p text:style-name="P471"><text:span text:style-name="T218">Иногда после </text:span><text:span text:style-name="T45">than</text:span><text:span text:style-name="T218"> идёт личное местоимение в объектном падеже</text:span><text:span text:style-name="T45"> (me, him, her…)</text:span></text:p>
      <text:p text:style-name="P471"><text:span text:style-name="T218">В этом случае оно будет переводится именительн</text:span><text:span text:style-name="T219">ым</text:span><text:span text:style-name="T218"> падеж</text:span><text:span text:style-name="T219">ом</text:span><text:span text:style-name="T218">.</text:span></text:p>
      <text:p text:style-name="P85"/>
      <text:p text:style-name="P257">I`m more attentive than <text:span text:style-name="T341">him</text:span> — Я внимательней, чем <text:span text:style-name="T341">он</text:span>.</text:p>
      <text:p text:style-name="P257"/>
      <text:p text:style-name="P87">В качестве альтернативы, местоимение может быть в именительном падеже, но с вместе </text:p>
      <text:p text:style-name="P87">с ним должен указываться вспомогательный или модальный глагол из первой части.</text:p>
      <text:p text:style-name="P87"/>
      <text:p text:style-name="P258"><text:soft-page-break/>I <text:span text:style-name="T364">am</text:span> more attentive than <text:span text:style-name="T341">he is</text:span> — Я внимательне, чем <text:span text:style-name="T341">он</text:span>.</text:p>
      <text:p text:style-name="P258">I <text:span text:style-name="T364">can</text:span> jump higher than <text:span text:style-name="T341">he can</text:span> — Я прыгаю выше, чем <text:span text:style-name="T341">он</text:span>.</text:p>
      <text:p text:style-name="P258"/>
      <text:p text:style-name="P699"><text:span text:style-name="T220">Превосходная степень используется, когда сравниваю три и более </text:span><text:span text:style-name="T235">прилагательных</text:span><text:span text:style-name="T220">. </text:span></text:p>
      <text:p text:style-name="P699"><text:span text:style-name="T220">Общее кол-во может только подразумеваться. Она обозначает наивысшую степень качества. </text:span></text:p>
      <text:p text:style-name="P88"/>
      <text:p text:style-name="P89"><text:span text:style-name="T571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90">а вместо <text:span text:style-name="T2">more</text:span> используется <text:span text:style-name="T2">most </text:span><text:span text:style-name="T46">(самый)</text:span>. </text:p>
      <text:p text:style-name="P90"/>
      <text:list xml:id="list2893811292" text:style-name="L42">
        <text:list-item>
          <text:p text:style-name="P583">strong (сильный) → the strongest (сильнейший);</text:p>
        </text:list-item>
        <text:list-item>
          <text:p text:style-name="P583">reasonable (разумный)→ the most reasonable (самый разумный);</text:p>
        </text:list-item>
      </text:list>
      <text:p text:style-name="P88"/>
      <text:p text:style-name="P472"><text:span text:style-name="T220">Перед прилагательным </text:span><text:span text:style-name="T221">будет</text:span><text:span text:style-name="T220"> артикль </text:span><text:span text:style-name="T47">the</text:span><text:span text:style-name="T220">, а после прилагательно</text:span><text:span text:style-name="T221">го</text:span><text:span text:style-name="T220"> — предлог </text:span><text:span text:style-name="T47">in</text:span><text:span text:style-name="T220"> или </text:span><text:span text:style-name="T47">of</text:span><text:span text:style-name="T220">.</text:span></text:p>
      <text:p text:style-name="P89"/>
      <text:p text:style-name="P259">What is the longest river in the world? — Какая самая длинная река в мире?</text:p>
      <text:p text:style-name="P259">It was the happiest day of my life — Это был самый счастливый день в моей жизни.</text:p>
      <text:p text:style-name="P259"/>
      <text:p text:style-name="P92">Слова-исключения с особой сравнительной и превосходной степенью:</text:p>
      <text:list xml:id="list1722885364" text:style-name="L43">
        <text:list-item>
          <text:p text:style-name="P584">good (хороший) → better (лучше) → the best (наилучший);</text:p>
        </text:list-item>
        <text:list-item>
          <text:p text:style-name="P584">bad (плохой) → worse (хуже) → the worst (наихудший);</text:p>
        </text:list-item>
        <text:list-item>
          <text:p text:style-name="P584">far (далекий) → farther (дальше) → the farthest (самый далекий);</text:p>
        </text:list-item>
      </text:list>
      <text:p text:style-name="P260"/>
      <text:p text:style-name="P260"/>
      <text:p text:style-name="P13">Наречие <text:span text:style-name="T2">(Adverb)</text:span></text:p>
      <text:p text:style-name="P91"/>
      <text:p text:style-name="P93"><text:span text:style-name="T557">Часть речи, которая отвечает на вопрос</text:span><text:span text:style-name="T559">ы</text:span><text:span text:style-name="T557"> «как?», «</text:span><text:span text:style-name="T559">каким образом?</text:span><text:span text:style-name="T557">» </text:span></text:p>
      <text:p text:style-name="P93"/>
      <text:p text:style-name="P476"><text:span text:style-name="T223">Наречие </text:span><text:span text:style-name="T224">дает</text:span><text:span text:style-name="T223"> характеристику глаголу или прилагательному. Если оно относится к глаголу, то стоит после него (обычно в конце </text:span><text:span text:style-name="T225">предложен</text:span><text:span text:style-name="T224">ия</text:span><text:span text:style-name="T223">), а если к прилагательному — то перед ним.</text:span></text:p>
      <text:p text:style-name="P261"/>
      <text:p text:style-name="P261">I <text:span text:style-name="T341">kwon</text:span> him <text:span text:style-name="T341">well</text:span> — Я <text:span text:style-name="T341">хорошо</text:span> его <text:span text:style-name="T341">знаю</text:span>.</text:p>
      <text:p text:style-name="P261">He is <text:span text:style-name="T341">very</text:span> <text:span text:style-name="T341">serious</text:span> — Он <text:span text:style-name="T341">очень</text:span> <text:span text:style-name="T341">серьезный</text:span>.</text:p>
      <text:p text:style-name="P261"/>
      <text:p text:style-name="P150">Наречия, образованные от прилагательных</text:p>
      <text:p text:style-name="P94"/>
      <text:p text:style-name="P95">Они образуются с помощью окончания <text:span text:style-name="T2">-ly</text:span>:</text:p>
      <text:list xml:id="list913996276" text:style-name="L44">
        <text:list-item>
          <text:p text:style-name="P585">quick (быстрый) → quickly (быстро);</text:p>
        </text:list-item>
        <text:list-item>
          <text:p text:style-name="P585">serious (серьезный) → seriously (серьезно);</text:p>
        </text:list-item>
      </text:list>
      <text:p text:style-name="P262"/>
      <text:p text:style-name="P95">Наречия, которые <text:span text:style-name="T560">пишутся</text:span> как прилагательные:</text:p>
      <text:list xml:id="list2509646752" text:style-name="L45">
        <text:list-item>
          <text:p text:style-name="P586">fast — быстрый/быстро;</text:p>
        </text:list-item>
        <text:list-item>
          <text:p text:style-name="P586">late — поздний/поздно;</text:p>
        </text:list-item>
        <text:list-item>
          <text:p text:style-name="P586">hard — тяжелый/тяжело;</text:p>
        </text:list-item>
      </text:list>
      <text:p text:style-name="P262"/>
      <text:p text:style-name="P151">Самобытные наречия</text:p>
      <text:p text:style-name="P96"/>
      <text:p text:style-name="P96">Они существуют с давних времен и имееют собственную форму.</text:p>
      <text:p text:style-name="P96"/>
      <text:p text:style-name="P97">Наречия, указывающие на степень чего-то:</text:p>
      <text:list xml:id="list25598832" text:style-name="L46">
        <text:list-item>
          <text:p text:style-name="P587">enough — достаточно;</text:p>
        </text:list-item>
        <text:list-item>
          <text:p text:style-name="P587">a lot, much, many — много;</text:p>
        </text:list-item>
        <text:list-item>
          <text:p text:style-name="P587"><text:soft-page-break/>almost — почти;</text:p>
        </text:list-item>
        <text:list-item>
          <text:p text:style-name="P587">pretty, very — довольно (очень);</text:p>
        </text:list-item>
        <text:list-item>
          <text:p text:style-name="P587">too — слишком;</text:p>
        </text:list-item>
      </text:list>
      <text:p text:style-name="P263"/>
      <text:p text:style-name="P97">Наречия, помогающие акцентироваться на чем-то:</text:p>
      <text:list xml:id="list46780479" text:style-name="L47">
        <text:list-item>
          <text:p text:style-name="P588">just — всего лишь;</text:p>
        </text:list-item>
        <text:list-item>
          <text:p text:style-name="P588">only — только;</text:p>
        </text:list-item>
        <text:list-item>
          <text:p text:style-name="P588">simply — просто;</text:p>
        </text:list-item>
        <text:list-item>
          <text:p text:style-name="P588">especially — особенно;</text:p>
        </text:list-item>
      </text:list>
      <text:p text:style-name="P263"/>
      <text:p text:style-name="P97">Другие распространенные наречия:</text:p>
      <text:list xml:id="list2344009658" text:style-name="L48">
        <text:list-item>
          <text:p text:style-name="P589">quite — совсем;</text:p>
        </text:list-item>
        <text:list-item>
          <text:p text:style-name="P589">so — такой;</text:p>
        </text:list-item>
        <text:list-item>
          <text:p text:style-name="P589">soon — скоро;</text:p>
        </text:list-item>
      </text:list>
      <text:p text:style-name="P263"/>
      <text:p text:style-name="P263">Marry is pretty smart — Мэри довольно умная;</text:p>
      <text:p text:style-name="P263">We just want to ask you a question — Мы всего лишь хотим задать вам вопрос.</text:p>
      <text:p text:style-name="P263">Why are you so sad? — Почему ты такой грусный?</text:p>
      <text:p text:style-name="P263"/>
      <text:p text:style-name="P98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98">а <text:span text:style-name="T2">many</text:span> — перед исчисляемыми: <text:span text:style-name="T2">much work, many books.</text:span></text:p>
      <text:p text:style-name="P98"/>
      <text:p text:style-name="P98">Связка <text:span text:style-name="T2">a lot of</text:span> (или <text:span text:style-name="T2">lots of</text:span>) может стоять как перед исчисляемыми, так и неисчисляемыми</text:p>
      <text:p text:style-name="P477"><text:span text:style-name="T224">существительными: </text:span><text:span text:style-name="T49">a lot of coffee, a lot of cars. </text:span><text:span text:style-name="T224">Англоговорящие не используют </text:span><text:span text:style-name="T49">much</text:span><text:span text:style-name="T224"> </text:span></text:p>
      <text:p text:style-name="P477"><text:span text:style-name="T224">в утвердительных предложениях и заменяют его на </text:span><text:span text:style-name="T49">a lof of</text:span><text:span text:style-name="T224">.</text:span></text:p>
      <text:p text:style-name="P98"/>
      <text:p text:style-name="P265">There is a lot of juice in the jug — В кувшине много сока.</text:p>
      <text:p text:style-name="P265">There isn`t much coffee in the cup — В чашке не много кофе.</text:p>
      <text:p text:style-name="P264"/>
      <text:p text:style-name="P100">Слова <text:span text:style-name="T2">little</text:span> и <text:span text:style-name="T2">few</text:span> переводятся как «мало». <text:span text:style-name="T561">Слово </text:span><text:span text:style-name="T49">l</text:span><text:span text:style-name="T2">ittle</text:span> — это антоним <text:span text:style-name="T2">much</text:span>,</text:p>
      <text:p text:style-name="P100">а слово <text:span text:style-name="T2">few</text:span> — антоним <text:span text:style-name="T2">many</text:span>: <text:span text:style-name="T2">little work, few books.</text:span></text:p>
      <text:p text:style-name="P152"/>
      <text:p text:style-name="P152">Наречия частности</text:p>
      <text:p text:style-name="P98"/>
      <text:p text:style-name="P98">Указывают на то, когда или с какой периодичностью происходит действие в предложении.</text:p>
      <text:p text:style-name="P98">Это те самые слова-маячки, которые помогают определять правильное время.</text:p>
      <text:p text:style-name="P98"/>
      <text:p text:style-name="P98">Они могут стоять почти в любой позиции в предложении, но чаще всего стоят между подлежащим и сказуемым но после вспомогательного глагола.</text:p>
      <text:p text:style-name="P98"/>
      <text:p text:style-name="P265"><text:span text:style-name="T123">I</text:span> <text:span text:style-name="T158">don`t</text:span> <text:span text:style-name="T341">usually</text:span> <text:span text:style-name="T131">drive</text:span> to work — Обычно, я не еду (на машине) на работу.</text:p>
      <text:p text:style-name="P265"><text:span text:style-name="T123">You</text:span> <text:span text:style-name="T158">can</text:span> <text:span text:style-name="T341">always</text:span> <text:span text:style-name="T131">call</text:span> me — Ты всегда можешь позвонить мне.</text:p>
      <text:p text:style-name="P265"/>
      <text:p text:style-name="P99">Если наречие частотности в связке с другим словом, то вся связка должна быть в конце.</text:p>
      <text:p text:style-name="P266">I buy coffee on my way to work <text:span text:style-name="T341">very often</text:span> — Я <text:span text:style-name="T341">очень часто</text:span> покупаю кофе по дороге на работу.</text:p>
      <text:p text:style-name="Standard"/>
      <text:p text:style-name="Standard"/>
      <text:p text:style-name="P10">Предлог <text:span text:style-name="T2">(Preposition)</text:span></text:p>
      <text:p text:style-name="P510"/>
      <text:p text:style-name="P512">В английском языке, предлоги заменяют падежи для существительных. При этом к одном<text:span text:style-name="T566">у</text:span> и тому же падежу могут вести разные предлоги или вообще никаких.</text:p>
      <text:p text:style-name="P511"/>
      <text:p text:style-name="P542"><text:soft-page-break/>Предлоги времени <text:span text:style-name="T2">at, on, in</text:span></text:p>
      <text:p text:style-name="P511"/>
      <text:p text:style-name="P511">Отвечают на вопрос «когда?». Каждый из них обозначает разный момент времени.</text:p>
      <text:p text:style-name="P511"/>
      <text:p text:style-name="P664"><text:span text:style-name="T229">Предлог </text:span><text:span text:style-name="T51">at</text:span><text:span text:style-name="T229"> указывает на точное время. Иногда </text:span><text:span text:style-name="T231">он</text:span><text:span text:style-name="T229"> </text:span><text:span text:style-name="T231">указывает на </text:span><text:span text:style-name="T229">периоды дня и праздники:</text:span></text:p>
      <text:p text:style-name="P675"><text:span text:style-name="T229">Если в названии праздника </text:span><text:span text:style-name="T231">есть</text:span><text:span text:style-name="T229"> слово </text:span><text:span text:style-name="T51">day</text:span><text:span text:style-name="T229">, то он пишется с предлогом </text:span><text:span text:style-name="T51">on</text:span><text:span text:style-name="T229">, а не </text:span><text:span text:style-name="T51">at</text:span><text:span text:style-name="T229">.</text:span></text:p>
      <text:p text:style-name="P511"/>
      <text:list xml:id="list2554062546" text:style-name="L49">
        <text:list-item>
          <text:p text:style-name="P592">at 5 o`clock — в 5 часов;</text:p>
        </text:list-item>
        <text:list-item>
          <text:p text:style-name="P592">at night — ночью;</text:p>
        </text:list-item>
        <text:list-item>
          <text:p text:style-name="P592">at sunset — на рассвете;</text:p>
        </text:list-item>
        <text:list-item>
          <text:p text:style-name="P592">at the weekend — в выходные;</text:p>
        </text:list-item>
        <text:list-item>
          <text:p text:style-name="P592">at the moment — в данный момент;</text:p>
        </text:list-item>
        <text:list-item>
          <text:p text:style-name="P592">at the end (of) — в конце;</text:p>
        </text:list-item>
        <text:list-item>
          <text:p text:style-name="P592">at Christmas — на Рождество;</text:p>
        </text:list-item>
        <text:list-item>
          <text:p text:style-name="P592">at Easter — на Пасху;</text:p>
        </text:list-item>
      </text:list>
      <text:p text:style-name="P591"/>
      <text:p text:style-name="P511">Предлог <text:span text:style-name="T2">on</text:span> указывает на конкретный день. Обычно это дни недели или даты.</text:p>
      <text:p text:style-name="P512">В английском языке дни недели, месяцы, и названия праздников пишутся с большой буквы.</text:p>
      <text:p text:style-name="P594"/>
      <text:list xml:id="list1426922132" text:style-name="L50">
        <text:list-item>
          <text:p text:style-name="P593">on Sunday — в воскресенье / по воскресеньям;</text:p>
        </text:list-item>
        <text:list-item>
          <text:p text:style-name="P593">on the 8th of March — 8го марта;</text:p>
        </text:list-item>
        <text:list-item>
          <text:p text:style-name="P593">on April, 10 — 10го апреля;</text:p>
        </text:list-item>
        <text:list-item>
          <text:p text:style-name="P593">on my birthday — на мой день рождения;</text:p>
        </text:list-item>
        <text:list-item>
          <text:p text:style-name="P593">on Christmas day — в день Рождества;</text:p>
        </text:list-item>
      </text:list>
      <text:p text:style-name="P591"/>
      <text:p text:style-name="P514">Предлог <text:span text:style-name="T2">in</text:span> указывает на большие периоды: месяцы, сезоны, годы:</text:p>
      <text:list xml:id="list3331246191" text:style-name="L51">
        <text:list-item>
          <text:p text:style-name="P513">in January — в январе;</text:p>
        </text:list-item>
        <text:list-item>
          <text:p text:style-name="P595">in winter — зимой;</text:p>
        </text:list-item>
        <text:list-item>
          <text:p text:style-name="P595">in the evening — вечером;</text:p>
        </text:list-item>
        <text:list-item>
          <text:p text:style-name="P595">in 2065 — в 2065 году;</text:p>
        </text:list-item>
        <text:list-item>
          <text:p text:style-name="P595">in the 1970s — в 1970х годах;</text:p>
        </text:list-item>
        <text:list-item>
          <text:p text:style-name="P595">in the past — в прошлом;</text:p>
        </text:list-item>
      </text:list>
      <text:p text:style-name="P514"/>
      <text:p text:style-name="P514">Предлог <text:span text:style-name="T2">in</text:span> в связке с временем означает «через»:</text:p>
      <text:list xml:id="list3055140644" text:style-name="L52">
        <text:list-item>
          <text:p text:style-name="P596">in 5 minutes — через 5 минут;</text:p>
        </text:list-item>
        <text:list-item>
          <text:p text:style-name="P596">in two weeks — через две недели;</text:p>
        </text:list-item>
        <text:list-item>
          <text:p text:style-name="P596">in no time — мигом (через мгновение);</text:p>
        </text:list-item>
      </text:list>
      <text:p text:style-name="P591"/>
      <text:p text:style-name="P511">Предлоги времени не используются перед словами:<text:span text:style-name="T2"> last, next, this, that, each, every.</text:span></text:p>
      <text:p text:style-name="P511"><text:span text:style-name="T2">See you next Friday — Увидимся в следующую пятницу.</text:span></text:p>
      <text:p text:style-name="P511"><text:span text:style-name="T2"/></text:p>
      <text:p text:style-name="P676"><text:span text:style-name="T233">П</text:span><text:span text:style-name="T232">редлоги </text:span><text:span text:style-name="T233">времени</text:span><text:span text:style-name="T232"> имееют множество нелогичных исключений. Так, например, </text:span><text:span text:style-name="T52">in</text:span><text:span text:style-name="T232"> и </text:span><text:span text:style-name="T52">at</text:span><text:span text:style-name="T232"> принятно говорить с некоторыми пер</text:span><text:span text:style-name="T233">и</text:span><text:span text:style-name="T232">одами дня. Это нужно просто заучить.</text:span></text:p>
      <text:p text:style-name="P676"><text:span text:style-name="T232"/></text:p>
      <text:p text:style-name="P677"><text:span text:style-name="T232">Предлоги времени</text:span><text:span text:style-name="T52"> since, for, from ... to, until</text:span></text:p>
      <text:p text:style-name="P677"><text:span text:style-name="T232"/></text:p>
      <text:p text:style-name="P680"><text:span text:style-name="T166">Отвечают на вопрос «в какой период?» Связаны с большими отрезками времени.</text:span></text:p>
      <text:p text:style-name="P680"><text:span text:style-name="T166"/></text:p>
      <text:p text:style-name="P681"><text:span text:style-name="T166">Предлог </text:span><text:span text:style-name="T2">since</text:span><text:span text:style-name="T166"> означает «с». Он указывает на начало периода:</text:span></text:p>
      <text:list xml:id="list2698617744" text:style-name="L53">
        <text:list-item>
          <text:p text:style-name="P642">since Wednesday — со среды;</text:p>
        </text:list-item>
        <text:list-item>
          <text:p text:style-name="P642">since 1984 — с 1984 года;</text:p>
        </text:list-item>
        <text:list-item>
          <text:p text:style-name="P642">since Monday — с понедельника;</text:p>
        </text:list-item>
      </text:list>
      <text:p text:style-name="P533"><text:soft-page-break/>Предлог <text:span text:style-name="T2">for</text:span> означает «уже», «в течение». Он указывает, как долго длится действие.</text:p>
      <text:list xml:id="list2313646565" text:style-name="L54">
        <text:list-item>
          <text:p text:style-name="P644">for 10 hours — (уже) 10 часов / в течении 10 часов;</text:p>
        </text:list-item>
        <text:list-item>
          <text:p text:style-name="P644">for two weeks — (уже) две недели / в течении 2х недель;</text:p>
        </text:list-item>
      </text:list>
      <text:p text:style-name="P643"/>
      <text:p text:style-name="P532"><text:span text:style-name="T2">Since</text:span> и <text:span text:style-name="T2">for</text:span> используются в <text:span text:style-name="T2">Present Perfect Continuous</text:span>.</text:p>
      <text:p text:style-name="P532"/>
      <text:p text:style-name="P668"><text:span text:style-name="T268">П</text:span><text:span text:style-name="T269">редлог </text:span><text:span text:style-name="T80">from ... to</text:span><text:span text:style-name="T269"> означает «с ... до». Он указыват </text:span><text:span text:style-name="T268">на</text:span><text:span text:style-name="T269"> границы периода:</text:span></text:p>
      <text:list xml:id="list3463907034" text:style-name="L55">
        <text:list-item>
          <text:p text:style-name="P599"><text:span text:style-name="T384">from 9 to 5 — с девяти до пяти (часов);</text:span></text:p>
        </text:list-item>
        <text:list-item>
          <text:p text:style-name="P599"><text:span text:style-name="T384">from January to March — с января по март;</text:span></text:p>
        </text:list-item>
      </text:list>
      <text:p text:style-name="P598"><text:span text:style-name="T384"/></text:p>
      <text:p text:style-name="P522"><text:span text:style-name="T384">Предлог </text:span><text:span text:style-name="T80">until (till)</text:span><text:span text:style-name="T384"> означает «до того, как». Он </text:span><text:span text:style-name="T385">указывает на</text:span><text:span text:style-name="T384"> конец периода:</text:span></text:p>
      <text:list xml:id="list1187166122" text:style-name="L56">
        <text:list-item>
          <text:p text:style-name="P600"><text:span text:style-name="T384">until Wednesday — до среды;</text:span></text:p>
        </text:list-item>
        <text:list-item>
          <text:p text:style-name="P600"><text:span text:style-name="T384">until I come — до того, как я вернусь;</text:span></text:p>
        </text:list-item>
      </text:list>
      <text:p text:style-name="P598"><text:span text:style-name="T384"/></text:p>
      <text:p text:style-name="P543"><text:span text:style-name="T567">Предлоги места </text:span><text:span text:style-name="T52">at, on, in</text:span></text:p>
      <text:p text:style-name="P543"><text:span text:style-name="T52"/></text:p>
      <text:p text:style-name="P682"><text:span text:style-name="T270">Отвечают на вопрос «где?». Помимо времени также указывают на местоположение.</text:span></text:p>
      <text:p text:style-name="P682"><text:span text:style-name="T270"/></text:p>
      <text:p text:style-name="P669"><text:span text:style-name="T270">Предлог </text:span><text:span text:style-name="T81">at</text:span><text:span text:style-name="T270"> обозначает конкретное место/точку, где находится предмет:</text:span></text:p>
      <text:list xml:id="list3705472737" text:style-name="L57">
        <text:list-item>
          <text:p text:style-name="P601"><text:span text:style-name="T385">at the bus stop — на автобусной остановке;</text:span></text:p>
        </text:list-item>
        <text:list-item>
          <text:p text:style-name="P601"><text:span text:style-name="T385">at the top/bottom - наверху/внизу;</text:span></text:p>
        </text:list-item>
        <text:list-item>
          <text:p text:style-name="P601"><text:span text:style-name="T385">at school — в школе.</text:span></text:p>
        </text:list-item>
      </text:list>
      <text:p text:style-name="P682"><text:span text:style-name="T270"/></text:p>
      <text:p text:style-name="P669"><text:span text:style-name="T270">Предлог </text:span><text:span text:style-name="T81">on</text:span><text:span text:style-name="T270"> обозначает поверхность, </text:span><text:span text:style-name="T326">на</text:span><text:span text:style-name="T270"> которой располагается объект:</text:span></text:p>
      <text:list xml:id="list2295721494" text:style-name="L58">
        <text:list-item>
          <text:p text:style-name="P602"><text:span text:style-name="T385">on the table — на столе;</text:span></text:p>
        </text:list-item>
        <text:list-item>
          <text:p text:style-name="P602"><text:span text:style-name="T385">on the floor — на полу;</text:span></text:p>
        </text:list-item>
        <text:list-item>
          <text:p text:style-name="P602"><text:span text:style-name="T385">on the head — на голове;</text:span></text:p>
        </text:list-item>
      </text:list>
      <text:p text:style-name="P603"><text:span text:style-name="T385"/></text:p>
      <text:p text:style-name="P670"><text:span text:style-name="T81">П</text:span><text:span text:style-name="T82">редлог in обозначает положение </text:span><text:span text:style-name="T121">в</text:span><text:span text:style-name="T82"> опред. месте, ограниченном рамками или барьером.</text:span></text:p>
      <text:list xml:id="list4053243589" text:style-name="L59">
        <text:list-item>
          <text:p text:style-name="P683"><text:span text:style-name="T82">in the house — в доме;</text:span></text:p>
        </text:list-item>
        <text:list-item>
          <text:p text:style-name="P683"><text:span text:style-name="T82">in a box — в коробке;</text:span></text:p>
        </text:list-item>
      </text:list>
      <text:p text:style-name="P524"><text:span text:style-name="T386"/></text:p>
      <text:p text:style-name="P529"><text:span text:style-name="T386">Эти предлоги также имеют исключения. </text:span><text:span text:style-name="T393">Например </text:span><text:span text:style-name="T87">i</text:span><text:span text:style-name="T82">n</text:span><text:span text:style-name="T386"> часто переводится как «на», </text:span></text:p>
      <text:p text:style-name="P529"><text:span text:style-name="T386">а </text:span><text:span text:style-name="T82">on</text:span><text:span text:style-name="T386"> — как «в». Особенно, когда они используются с транспортом:</text:span></text:p>
      <text:p text:style-name="P524"><text:span text:style-name="T386"/></text:p>
      <text:list xml:id="list1004022851" text:style-name="L60">
        <text:list-item>
          <text:p text:style-name="P604"><text:span text:style-name="T386">in a car — на машине;</text:span></text:p>
        </text:list-item>
        <text:list-item>
          <text:p text:style-name="P605"><text:span text:style-name="T386">in the street — на улице;</text:span></text:p>
        </text:list-item>
        <text:list-item>
          <text:p text:style-name="P604"><text:span text:style-name="T386">on a bus — в автобусе;</text:span></text:p>
        </text:list-item>
        <text:list-item>
          <text:p text:style-name="P605"><text:span text:style-name="T386">on the list — в списке;</text:span></text:p>
        </text:list-item>
        <text:list-item>
          <text:p text:style-name="P605"><text:span text:style-name="T386">on the way — по дороге;</text:span></text:p>
        </text:list-item>
      </text:list>
      <text:p text:style-name="P524"><text:span text:style-name="T386"/></text:p>
      <text:p text:style-name="P544"><text:span text:style-name="T568">Другие предлоги места</text:span></text:p>
      <text:p text:style-name="P524"><text:span text:style-name="T386"/></text:p>
      <text:p text:style-name="P523"><text:span text:style-name="T386">Помогают определить нахождение объекта в пространсте:</text:span></text:p>
      <text:list xml:id="list3422392709" text:style-name="L61">
        <text:list-item>
          <text:p text:style-name="P607"><text:span text:style-name="T386">above — над;</text:span></text:p>
        </text:list-item>
        <text:list-item>
          <text:p text:style-name="P607"><text:span text:style-name="T386">under — под;</text:span></text:p>
        </text:list-item>
        <text:list-item>
          <text:p text:style-name="P607"><text:span text:style-name="T386">in front of — перед;</text:span></text:p>
        </text:list-item>
        <text:list-item>
          <text:p text:style-name="P607"><text:span text:style-name="T386">behind — позади;</text:span></text:p>
        </text:list-item>
        <text:list-item>
          <text:p text:style-name="P607"><text:span text:style-name="T386">between/with — между/c;</text:span></text:p>
        </text:list-item>
        <text:list-item>
          <text:p text:style-name="P607"><text:span text:style-name="T386">next to — рядом с</text:span><text:span text:style-name="T387">;</text:span></text:p>
        </text:list-item>
      </text:list>
      <text:p text:style-name="P606"><text:span text:style-name="T387"/></text:p>
      <text:p text:style-name="P606"><text:soft-page-break/><text:span text:style-name="T387">The cat is </text:span><text:span text:style-name="T360">under</text:span><text:span text:style-name="T387"> the ball — Кот </text:span><text:span text:style-name="T360">под</text:span><text:span text:style-name="T387"> клубком.</text:span></text:p>
      <text:p text:style-name="P606"><text:span text:style-name="T387">The cat is </text:span><text:span text:style-name="T360">in front of</text:span><text:span text:style-name="T387"> the ball — Кот </text:span><text:span text:style-name="T360">перед</text:span><text:span text:style-name="T387"> клубком.</text:span></text:p>
      <text:p text:style-name="P606"><text:span text:style-name="T386"/></text:p>
      <text:p text:style-name="P544"><text:span text:style-name="T568">Предллог направления </text:span><text:span text:style-name="T53">to</text:span></text:p>
      <text:p text:style-name="P524"><text:span text:style-name="T386"/></text:p>
      <text:p text:style-name="P524"><text:span text:style-name="T386">Отвечает на вопрос «куда?». Указывает в какое место хочет попасть человек.</text:span></text:p>
      <text:p text:style-name="P524"><text:span text:style-name="T386">Используется после глаголов движения: </text:span><text:span text:style-name="T82">go, walk, drive, come, travel, return, send, get.</text:span></text:p>
      <text:p text:style-name="P524"><text:span text:style-name="T386"/></text:p>
      <text:p text:style-name="P606"><text:span text:style-name="T386">I want to </text:span><text:span text:style-name="T361">go to</text:span><text:span text:style-name="T386"> New York — Я хочу </text:span><text:span text:style-name="T361">поехать в</text:span><text:span text:style-name="T386"> Нью Йорк.</text:span></text:p>
      <text:p text:style-name="P606"><text:span text:style-name="T386">Did they </text:span><text:span text:style-name="T361">get to</text:span><text:span text:style-name="T386"> London? — Они </text:span><text:span text:style-name="T361">добрались до</text:span><text:span text:style-name="T386"> Лондона?</text:span></text:p>
      <text:p text:style-name="P606"><text:span text:style-name="T386"/></text:p>
      <text:p text:style-name="P524"><text:span text:style-name="T386">Если в качестве направления используется слово </text:span><text:span text:style-name="T82">home</text:span><text:span text:style-name="T386">, то перед ним </text:span><text:span text:style-name="T82">to</text:span><text:span text:style-name="T386"> не нужен.</text:span></text:p>
      <text:p text:style-name="P608"><text:span text:style-name="T386">Go home (правильно). Go to home (неправильно). </text:span></text:p>
      <text:p text:style-name="P606"><text:span text:style-name="T386"/></text:p>
      <text:p text:style-name="P524"><text:span text:style-name="T386">Если нужно </text:span><text:span text:style-name="T388">сказать </text:span><text:span text:style-name="T386">что </text:span><text:span text:style-name="T388">человек бывал </text:span><text:span text:style-name="T386">в каком-то месте, например в стране или городе,</text:span></text:p>
      <text:p text:style-name="P524"><text:span text:style-name="T386">то нужно использовать </text:span><text:span text:style-name="T82">Present Perfect</text:span><text:span text:style-name="T386"> с </text:span><text:span text:style-name="T388">предлогом </text:span><text:span text:style-name="T82">to</text:span><text:span text:style-name="T386">.</text:span></text:p>
      <text:p text:style-name="P524"><text:span text:style-name="T386"/></text:p>
      <text:p text:style-name="P606"><text:span text:style-name="T386">The have been to Italy — Они бывали в Италии.</text:span></text:p>
      <text:p text:style-name="P606"><text:span text:style-name="T386"/></text:p>
      <text:p text:style-name="P544"><text:span text:style-name="T568">Предлог </text:span><text:span text:style-name="T53">by</text:span></text:p>
      <text:p text:style-name="P544"><text:span text:style-name="T53"/></text:p>
      <text:p text:style-name="P684"><text:span text:style-name="T273">Может п</text:span><text:span text:style-name="T271">ереводит</text:span><text:span text:style-name="T273">ь</text:span><text:span text:style-name="T271">ся по разному. </text:span><text:span text:style-name="T272">Помогает сказать, </text:span><text:span text:style-name="T327">как</text:span><text:span text:style-name="T272"> что-то делается или случается.</text:span></text:p>
      <text:p text:style-name="P685"><text:span text:style-name="T273">Иногда в</text:span><text:span text:style-name="T272">стречается в пассивном залоге, когда </text:span><text:span text:style-name="T273">указывают</text:span><text:span text:style-name="T272"> автора действия.</text:span></text:p>
      <text:p text:style-name="P684"><text:span text:style-name="T272"/></text:p>
      <text:list xml:id="list30674412" text:style-name="L62">
        <text:list-item>
          <text:p text:style-name="P609"><text:span text:style-name="T389">happen by mistake — случиться по ошибке.</text:span></text:p>
        </text:list-item>
        <text:list-item>
          <text:p text:style-name="P610"><text:span text:style-name="T389">send by post — отправиться почтой;</text:span></text:p>
        </text:list-item>
      </text:list>
      <text:p text:style-name="P612"><text:span text:style-name="T389"/></text:p>
      <text:p text:style-name="P612"><text:span text:style-name="T389">Did you play for the meal by credit card — Ты заплатил за еду кредиткой?</text:span></text:p>
      <text:p text:style-name="P611"><text:span text:style-name="T389"/></text:p>
      <text:p text:style-name="P525"><text:span text:style-name="T364">Также этот предлог используется в значении «около», «рядом».</text:span></text:p>
      <text:p text:style-name="P613"><text:span text:style-name="T364"/></text:p>
      <text:p text:style-name="P614"><text:span text:style-name="T391">Sit by me — Посиди рядом со мной.</text:span></text:p>
      <text:p text:style-name="P613"><text:span text:style-name="T364">There is a car parked by the store — </text:span><text:span text:style-name="T391">Около магазина стоит машина.</text:span></text:p>
      <text:p text:style-name="P526"><text:span text:style-name="T362"/></text:p>
      <text:p text:style-name="P526"><text:span text:style-name="T362">Связки существительных и предлогов</text:span></text:p>
      <text:p text:style-name="P545"/>
      <text:p text:style-name="P534">Иногда, после некоторых существительных, принято использовать определенные предлоги. </text:p>
      <text:p text:style-name="P534">Такие связки нужно просто запомнить. При переводе предлог может выпадать.</text:p>
      <text:p text:style-name="P534"/>
      <text:list xml:id="list3119016585" text:style-name="L65">
        <text:list-item>
          <text:p text:style-name="P646">a need for — нужда в;</text:p>
        </text:list-item>
        <text:list-item>
          <text:p text:style-name="P646">a reason for — причина для (чего-либо);</text:p>
        </text:list-item>
        <text:list-item>
          <text:p text:style-name="P646">an advantage of — преимущество (чего-либо);</text:p>
        </text:list-item>
        <text:list-item>
          <text:p text:style-name="P646">a cause of — причина (чего-либо);</text:p>
        </text:list-item>
        <text:list-item>
          <text:p text:style-name="P646"/>
        </text:list-item>
        <text:list-item>
          <text:p text:style-name="P646">a solution to — решение какой-то проблемы;</text:p>
        </text:list-item>
        <text:list-item>
          <text:p text:style-name="P646">a key to — ключ к/от (чего-либо);</text:p>
        </text:list-item>
        <text:list-item>
          <text:p text:style-name="P646">an answer to — ответ на;</text:p>
        </text:list-item>
        <text:list-item>
          <text:p text:style-name="P646">an attitude to — отношение к;</text:p>
        </text:list-item>
        <text:list-item>
          <text:p text:style-name="P646"/>
        </text:list-item>
        <text:list-item>
          <text:p text:style-name="P646">a contact with/between — контакт с/между;</text:p>
        </text:list-item>
        <text:list-item>
          <text:p text:style-name="P646">a connection with/between — связь с/между;</text:p>
        </text:list-item>
        <text:list-item>
          <text:p text:style-name="P646">a relationship with/between — взаимосвязь с/между;</text:p>
        </text:list-item>
      </text:list>
      <text:p text:style-name="P645"><text:soft-page-break/>There must be a reason for his actions — Должна быть какая-то причина его действий.</text:p>
      <text:p text:style-name="P645">We`ll find a solution to the problem — Мы найдем решение этой проблемы.</text:p>
      <text:p text:style-name="P645">She has an emotion connection with him — У нее эмоциональная связь с ним.</text:p>
      <text:p text:style-name="P645"/>
      <text:p text:style-name="P546">Связки прилагательных и предлогов</text:p>
      <text:p text:style-name="P546"/>
      <text:p text:style-name="P534">После некоторых прилагательных могут также идти определенные предлоги.</text:p>
      <text:p text:style-name="P534"/>
      <text:p text:style-name="P535">Прилагательное + <text:span text:style-name="T2">about</text:span> означает «испытывать чувство из-за чего-либо»:</text:p>
      <text:list xml:id="list3919956265" text:style-name="L63">
        <text:list-item>
          <text:p text:style-name="P687"><text:span text:style-name="T83">happy about — </text:span><text:span text:style-name="T84">счастливый</text:span><text:span text:style-name="T83"> из-за;</text:span></text:p>
        </text:list-item>
        <text:list-item>
          <text:p text:style-name="P688"><text:span text:style-name="T83">upset about — </text:span><text:span text:style-name="T84">растроенный</text:span><text:span text:style-name="T83"> из-за;</text:span></text:p>
        </text:list-item>
        <text:list-item>
          <text:p text:style-name="P686"><text:span text:style-name="T83">angry about — злиться из-за;</text:span></text:p>
        </text:list-item>
        <text:list-item>
          <text:p text:style-name="P686"><text:span text:style-name="T84">worried</text:span><text:span text:style-name="T83"> about — </text:span><text:span text:style-name="T84">волноваться</text:span><text:span text:style-name="T83"> из-за;</text:span></text:p>
        </text:list-item>
      </text:list>
      <text:p text:style-name="P645"/>
      <text:p text:style-name="P645">Bill seems really upset about this — Билл выглядит очень расстроенным из-за этого.</text:p>
      <text:p text:style-name="P645">I was worried about you — Я волновался за тебя.</text:p>
      <text:p text:style-name="P645"/>
      <text:p text:style-name="P527"><text:span text:style-name="T390">Слово</text:span><text:span text:style-name="T84"> sorry</text:span><text:span text:style-name="T390"> в связке с </text:span><text:span text:style-name="T84">about</text:span><text:span text:style-name="T390"> и </text:span><text:span text:style-name="T84">for</text:span><text:span text:style-name="T390"> выражает сожаление, сочувствие:</text:span></text:p>
      <text:p text:style-name="P527"><text:span text:style-name="T390"/></text:p>
      <text:p text:style-name="P645">I`m sorry about my behavior — Прости мое поведение.</text:p>
      <text:p text:style-name="P645">Sorry for interrupting — Простите, что беспокою вас.</text:p>
      <text:p text:style-name="P645">I`m sorry for your loss — Сожалею о вашей утрате.</text:p>
      <text:p text:style-name="P645"/>
      <text:p text:style-name="P689">Если после прилагательного идет предлог <text:span text:style-name="T2">of</text:span>, то он будет соответствовать </text:p>
      <text:p text:style-name="P689">родительскому падежу (кого/чего). </text:p>
      <text:p text:style-name="P536"/>
      <text:p text:style-name="P647">It was very stupied of you to go there — Было очень глупо с твоей стороны идти туда.</text:p>
      <text:p text:style-name="P647"/>
      <text:p text:style-name="P536">Предлог <text:span text:style-name="T2">of</text:span> часто используется после прилагательных, выражающий отношение</text:p>
      <text:p text:style-name="P536">к чему-либо. Сама связка в этом случае <text:span text:style-name="T569">может </text:span>переводит<text:span text:style-name="T569">ь</text:span>ся глаголом:</text:p>
      <text:p text:style-name="P536"/>
      <text:list xml:id="list763894740" text:style-name="L64">
        <text:list-item>
          <text:p text:style-name="P648">afraid of — бояться;</text:p>
        </text:list-item>
        <text:list-item>
          <text:p text:style-name="P648">proud of — гордиться;</text:p>
        </text:list-item>
        <text:list-item>
          <text:p text:style-name="P648">full of — полон;</text:p>
        </text:list-item>
        <text:list-item>
          <text:p text:style-name="P648">short of — не хватает;</text:p>
        </text:list-item>
        <text:list-item>
          <text:p text:style-name="P648">sure of — быть уверенным в.</text:p>
          <text:p text:style-name="P648"/>
        </text:list-item>
      </text:list>
      <text:p text:style-name="P647">Are you afraid of dogs? — Ты боишься собак?</text:p>
      <text:p text:style-name="P647">I`m sure of him — Я уверен в нем.</text:p>
      <text:p text:style-name="P647">This bag is full of cash — В этой сумке полно денег.</text:p>
      <text:p text:style-name="P647"/>
      <text:p text:style-name="P547"><text:span text:style-name="T569">С</text:span>вязки глаголов и предлогов</text:p>
      <text:p text:style-name="P536"/>
      <text:p text:style-name="P690"><text:span text:style-name="T274">Глагол с предлогом может сильно менять свое значение. Такие связки называются фразовыми глаголами. Многие фразовые глаголы вытеснели из речи глаголы, специально предназначен. для той или иной ситуации. Например вместо </text:span><text:span text:style-name="T85">search</text:span><text:span text:style-name="T274"> чаще используется </text:span><text:span text:style-name="T85">look for</text:span><text:span text:style-name="T274">.</text:span></text:p>
      <text:p text:style-name="P657"><text:span text:style-name="T267"/></text:p>
      <text:list xml:id="list1380736913" text:style-name="L16">
        <text:list-item>
          <text:p text:style-name="P654">look at — стмотреть на;</text:p>
        </text:list-item>
        <text:list-item>
          <text:p text:style-name="P654">look for — искать;</text:p>
        </text:list-item>
        <text:list-item>
          <text:p text:style-name="P654">listen to — слушать;</text:p>
        </text:list-item>
        <text:list-item>
          <text:p text:style-name="P654">wait for — ждать;</text:p>
        </text:list-item>
        <text:list-item>
          <text:p text:style-name="P654">stay at — останавливаться (например, в отеле);</text:p>
        </text:list-item>
        <text:list-item>
          <text:p text:style-name="P654"><text:soft-page-break/>what ... like — на что похож (здесь like — это предлог);</text:p>
        </text:list-item>
        <text:list-item>
          <text:p text:style-name="P654">belong to — принадлежать к;</text:p>
        </text:list-item>
        <text:list-item>
          <text:p text:style-name="P654">happen to — случилось с;</text:p>
        </text:list-item>
        <text:list-item>
          <text:p text:style-name="P654">speak to / talk to — говорить с (кем-то);</text:p>
        </text:list-item>
        <text:list-item>
          <text:p text:style-name="P654">ask for — просить (чего-то);</text:p>
        </text:list-item>
        <text:list-item>
          <text:p text:style-name="P654">thank for — благодарить за;</text:p>
        </text:list-item>
        <text:list-item>
          <text:p text:style-name="P654">depend on — зависить от;</text:p>
        </text:list-item>
        <text:list-item>
          <text:p text:style-name="P654">think about/of — думать о;</text:p>
        </text:list-item>
      </text:list>
      <text:p text:style-name="P655"/>
      <text:p text:style-name="P655">What are you looking at? — На что ты смотришь?</text:p>
      <text:p text:style-name="P655">What does he look like? — Как он выглядит? (На что он похож?)</text:p>
      <text:p text:style-name="P655">We belong to different world — Мы принадлежим к разным мирам.</text:p>
      <text:p text:style-name="P655"/>
      <text:p text:style-name="P659">Предлоги, передающие особый контекст для глаголов движения и перемещения:</text:p>
      <text:list xml:id="list22261382" text:style-name="L66">
        <text:list-item>
          <text:p text:style-name="P656">in — переместить(ся) в закрытое пространство (go on — войти);</text:p>
        </text:list-item>
        <text:list-item>
          <text:p text:style-name="P656">out — покинуть закрытое пространство (go out — выйти);</text:p>
        </text:list-item>
        <text:list-item>
          <text:p text:style-name="P656">on — переместить(ся) на поверхность (go on — продложать (движение));</text:p>
        </text:list-item>
        <text:list-item>
          <text:p text:style-name="P656">off — убрать с поверхности (go off — уходить, сходить);</text:p>
        </text:list-item>
        <text:list-item>
          <text:p text:style-name="P656">up — переместить(ся) выше уровнем (go up — подняться);</text:p>
        </text:list-item>
        <text:list-item>
          <text:p text:style-name="P656">down — переместить(ся) ниже уровнем (go down — опускаться);</text:p>
        </text:list-item>
        <text:list-item>
          <text:p text:style-name="P656">away — убрать(ся) прочь (go away — уходить, разойтись);</text:p>
        </text:list-item>
        <text:list-item>
          <text:p text:style-name="P656">back — вернуть(ся) (go back — возвращаться);</text:p>
        </text:list-item>
      </text:list>
      <text:p text:style-name="P658"/>
      <text:p text:style-name="P528"><text:span text:style-name="T436">Если фразовый глагол имеет дополнение, то </text:span><text:span text:style-name="T437">оно </text:span><text:span text:style-name="T436">может стоять как в середине связки, </text:span></text:p>
      <text:p text:style-name="P528"><text:span text:style-name="T436">так и после </text:span><text:span text:style-name="T437">неё</text:span><text:span text:style-name="T436">. А если дополнение</text:span><text:span text:style-name="T437">м</text:span><text:span text:style-name="T436"> </text:span><text:span text:style-name="T437">является </text:span><text:span text:style-name="T436">местоимени</text:span><text:span text:style-name="T437">е</text:span><text:span text:style-name="T436">, то оно всегда будет </text:span><text:span text:style-name="T437">в середине</text:span><text:span text:style-name="T436">.</text:span></text:p>
      <text:p text:style-name="P528"><text:span text:style-name="T436"/></text:p>
      <text:p text:style-name="P615"><text:span text:style-name="T436">I </text:span><text:span text:style-name="T397">turned</text:span><text:span text:style-name="T436"> </text:span><text:span text:style-name="T150">the light</text:span><text:span text:style-name="T436"> </text:span><text:span text:style-name="T397">off</text:span><text:span text:style-name="T436"> / I </text:span><text:span text:style-name="T397">turned off </text:span><text:span text:style-name="T150">the light </text:span><text:span text:style-name="T436">— Я выключил свет.</text:span></text:p>
      <text:p text:style-name="P615"><text:span text:style-name="T436">I </text:span><text:span text:style-name="T397">turned</text:span><text:span text:style-name="T436"> </text:span><text:span text:style-name="T150">it</text:span><text:span text:style-name="T436"> </text:span><text:span text:style-name="T397">off</text:span><text:span text:style-name="T436"> — Я выключил это.</text:span></text:p>
      <text:p text:style-name="P615"><text:span text:style-name="T436"/></text:p>
      <text:p text:style-name="P615"><text:span text:style-name="T436"/></text:p>
      <text:p text:style-name="P691"><text:span text:style-name="T441">С</text:span><text:span text:style-name="T440">ложн</text:span><text:span text:style-name="T442">ое </text:span><text:span text:style-name="T440">предложени</text:span><text:span text:style-name="T442">е</text:span></text:p>
      <text:p text:style-name="P528"><text:span text:style-name="T436"/></text:p>
      <text:p text:style-name="P700"><text:span text:style-name="T417">С</text:span><text:span text:style-name="T420">одерж</text:span><text:span text:style-name="T423">и</text:span><text:span text:style-name="T420">т 2 (и более) подлежащих, и 2 (и более) сказуемых. </text:span><text:span text:style-name="T422">Всегда </text:span><text:span text:style-name="T423">имеют </text:span><text:span text:style-name="T422">главную часть </text:span></text:p>
      <text:p text:style-name="P700"><text:span text:style-name="T422">и зависимые части, которые называются предаточными предложениями (clause).</text:span></text:p>
      <text:p text:style-name="P701"><text:span text:style-name="T422"/></text:p>
      <text:p text:style-name="P618"><text:span text:style-name="T130">I</text:span><text:span text:style-name="T438"> </text:span><text:span text:style-name="T142">woke</text:span><text:span text:style-name="T438"> up at 7 o`clock — Я проснулся в 7 часов (простое предложение).</text:span></text:p>
      <text:p text:style-name="P619"><text:span text:style-name="T130">I</text:span><text:span text:style-name="T438"> </text:span><text:span text:style-name="T142">woke</text:span><text:span text:style-name="T438"> up at 7 o`clock, but </text:span><text:span text:style-name="T130">everybody</text:span><text:span text:style-name="T438"> </text:span><text:span text:style-name="T142">was</text:span><text:span text:style-name="T438"> still asleep — Я проснулся в 7, но все еще спали.</text:span></text:p>
      <text:p text:style-name="P619"><text:span text:style-name="T438"/></text:p>
      <text:p text:style-name="P530"><text:span text:style-name="T43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2-24T20:36:10.638414306</dc:date>
    <meta:editing-duration>PT10H30M31S</meta:editing-duration>
    <meta:editing-cycles>180</meta:editing-cycles>
    <meta:document-statistic meta:table-count="0" meta:image-count="0" meta:object-count="0" meta:page-count="33" meta:paragraph-count="1084" meta:word-count="10013" meta:character-count="63121" meta:non-whitespace-character-count="53809"/>
  </office:meta>
</office:document-meta>
</file>